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3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2" style:family="table-cell" style:parent-style-name="Default" style:data-style-name="N11"/>
    <style:style style:name="ce7" style:family="table-cell" style:parent-style-name="Default">
      <style:table-cell-properties fo:background-color="#ffff00"/>
    </style:style>
    <style:style style:name="gr1" style:family="graphic" style:parent-style-name="Default">
      <style:graphic-properties draw:stroke="none" svg:stroke-color="#3465a4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0117_250113_0228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time_epoch</text:p>
          </table:table-cell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sensor</text:p>
          </table:table-cell>
          <table:table-cell table:number-columns-repeated="4"/>
          <table:table-cell table:formula="of:=MIN([.B:.B])" office:value-type="float" office:value="431" calcext:value-type="float">
            <text:p>431</text:p>
          </table:table-cell>
          <table:table-cell>
            <draw:frame draw:z-index="0" draw:style-name="gr1" draw:text-style-name="P1" svg:width="15.999cm" svg:height="8.999cm" svg:x="1.242cm" svg:y="0cm">
              <draw:object draw:notify-on-update-of-ranges="r0117_250113_022807.D2:r0117_250113_022807.D500 r0117_250113_022807.E1:r0117_250113_022807.E1 r0117_250113_022807.E2:r0117_250113_022807.E5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736731690.56765" calcext:value-type="float">
            <text:p>1736731690.5676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([.A2]-[.$A$2])/3600/24" office:value-type="float" office:value="0" calcext:value-type="float">
            <text:p>0.000</text:p>
          </table:table-cell>
          <table:table-cell table:formula="of:=[.B2]" office:value-type="float" office:value="511" calcext:value-type="float">
            <text:p>511</text:p>
          </table:table-cell>
          <table:table-cell table:number-columns-repeated="2"/>
          <table:table-cell table:formula="of:=MAX([.E:.E])-MIN([.E:.E])" office:value-type="float" office:value="188" calcext:value-type="float">
            <text:p>188</text:p>
          </table:table-cell>
          <table:table-cell table:number-columns-repeated="5"/>
        </table:table-row>
        <table:table-row table:style-name="ro1">
          <table:table-cell office:value-type="float" office:value="1736735291.98234" calcext:value-type="float">
            <text:p>1736735291.98234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([.A3]-[.$A$2])/3600/24" office:value-type="float" office:value="0.0416830403937234" calcext:value-type="float">
            <text:p>0.042</text:p>
          </table:table-cell>
          <table:table-cell table:formula="of:=[.B3]" office:value-type="float" office:value="505" calcext:value-type="float">
            <text:p>505</text:p>
          </table:table-cell>
          <table:table-cell table:formula="of:=[.E3]-[.E2]" office:value-type="float" office:value="-6" calcext:value-type="float">
            <text:p>-6</text:p>
          </table:table-cell>
          <table:table-cell/>
          <table:table-cell table:formula="of:=MAX(MAX([.F:.F]);ABS(MIN([.F:.F])))" office:value-type="float" office:value="137" calcext:value-type="float">
            <text:p>137</text:p>
          </table:table-cell>
          <table:table-cell table:number-columns-repeated="5"/>
        </table:table-row>
        <table:table-row table:style-name="ro1">
          <table:table-cell office:value-type="float" office:value="1736738893.3915" calcext:value-type="float">
            <text:p>1736738893.3915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A4]-[.$A$2])/3600/24" office:value-type="float" office:value="0.0833660167814405" calcext:value-type="float">
            <text:p>0.083</text:p>
          </table:table-cell>
          <table:table-cell table:formula="of:=[.B4]" office:value-type="float" office:value="500" calcext:value-type="float">
            <text:p>500</text:p>
          </table:table-cell>
          <table:table-cell table:formula="of:=[.E4]-[.E3]" office:value-type="float" office:value="-5" calcext:value-type="float">
            <text:p>-5</text:p>
          </table:table-cell>
          <table:table-cell/>
          <table:table-cell table:formula="of:=[.H3]/[.H2]" office:value-type="float" office:value="0.728723404255319" calcext:value-type="float">
            <text:p>0.728723404255319</text:p>
          </table:table-cell>
          <table:table-cell table:number-columns-repeated="5"/>
        </table:table-row>
        <table:table-row table:style-name="ro1">
          <table:table-cell office:value-type="float" office:value="1736742493.7557" calcext:value-type="float">
            <text:p>1736742493.7557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([.A5]-[.$A$2])/3600/24" office:value-type="float" office:value="0.125036898727218" calcext:value-type="float">
            <text:p>0.125</text:p>
          </table:table-cell>
          <table:table-cell table:formula="of:=[.B5]" office:value-type="float" office:value="497" calcext:value-type="float">
            <text:p>497</text:p>
          </table:table-cell>
          <table:table-cell table:formula="of:=[.E5]-[.E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46094.18556" calcext:value-type="float">
            <text:p>1736746094.18556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([.A6]-[.$A$2])/3600/24" office:value-type="float" office:value="0.166708540623939" calcext:value-type="float">
            <text:p>0.167</text:p>
          </table:table-cell>
          <table:table-cell table:formula="of:=[.B6]" office:value-type="float" office:value="494" calcext:value-type="float">
            <text:p>494</text:p>
          </table:table-cell>
          <table:table-cell table:formula="of:=[.E6]-[.E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49695.5356" calcext:value-type="float">
            <text:p>1736749695.5356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A7]-[.$A$2])/3600/24" office:value-type="float" office:value="0.208390832753093" calcext:value-type="float">
            <text:p>0.208</text:p>
          </table:table-cell>
          <table:table-cell table:formula="of:=[.B7]" office:value-type="float" office:value="490" calcext:value-type="float">
            <text:p>490</text:p>
          </table:table-cell>
          <table:table-cell table:formula="of:=[.E7]-[.E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753295.91852" calcext:value-type="float">
            <text:p>1736753295.91852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([.A8]-[.$A$2])/3600/24" office:value-type="float" office:value="0.250061931364514" calcext:value-type="float">
            <text:p>0.250</text:p>
          </table:table-cell>
          <table:table-cell table:formula="of:=[.B8]" office:value-type="float" office:value="487" calcext:value-type="float">
            <text:p>487</text:p>
          </table:table-cell>
          <table:table-cell table:formula="of:=[.E8]-[.E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56897.36337" calcext:value-type="float">
            <text:p>1736756897.36337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A9]-[.$A$2])/3600/24" office:value-type="float" office:value="0.291745320831736" calcext:value-type="float">
            <text:p>0.292</text:p>
          </table:table-cell>
          <table:table-cell table:formula="of:=[.B9]" office:value-type="float" office:value="490" calcext:value-type="float">
            <text:p>490</text:p>
          </table:table-cell>
          <table:table-cell table:formula="of:=[.E9]-[.E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6760497.74232" calcext:value-type="float">
            <text:p>1736760497.74232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([.A10]-[.$A$2])/3600/24" office:value-type="float" office:value="0.333416373495151" calcext:value-type="float">
            <text:p>0.333</text:p>
          </table:table-cell>
          <table:table-cell table:formula="of:=[.B10]" office:value-type="float" office:value="486" calcext:value-type="float">
            <text:p>486</text:p>
          </table:table-cell>
          <table:table-cell table:formula="of:=[.E10]-[.E9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764098.15738" calcext:value-type="float">
            <text:p>1736764098.15738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([.A11]-[.$A$2])/3600/24" office:value-type="float" office:value="0.375087844097504" calcext:value-type="float">
            <text:p>0.375</text:p>
          </table:table-cell>
          <table:table-cell table:formula="of:=[.B11]" office:value-type="float" office:value="483" calcext:value-type="float">
            <text:p>483</text:p>
          </table:table-cell>
          <table:table-cell table:formula="of:=[.E11]-[.E1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767699.55451" calcext:value-type="float">
            <text:p>1736767699.55451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([.A12]-[.$A$2])/3600/24" office:value-type="float" office:value="0.416770681250427" calcext:value-type="float">
            <text:p>0.417</text:p>
          </table:table-cell>
          <table:table-cell table:formula="of:=[.B12]" office:value-type="float" office:value="473" calcext:value-type="float">
            <text:p>473</text:p>
          </table:table-cell>
          <table:table-cell table:formula="of:=[.E12]-[.E11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1736771299.92246" calcext:value-type="float">
            <text:p>1736771299.92246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([.A13]-[.$A$2])/3600/24" office:value-type="float" office:value="0.458441606597216" calcext:value-type="float">
            <text:p>0.458</text:p>
          </table:table-cell>
          <table:table-cell table:formula="of:=[.B13]" office:value-type="float" office:value="476" calcext:value-type="float">
            <text:p>476</text:p>
          </table:table-cell>
          <table:table-cell table:formula="of:=[.E13]-[.E1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6774900.37862" calcext:value-type="float">
            <text:p>1736774900.37862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([.A14]-[.$A$2])/3600/24" office:value-type="float" office:value="0.500113552891546" calcext:value-type="float">
            <text:p>0.500</text:p>
          </table:table-cell>
          <table:table-cell table:formula="of:=[.B14]" office:value-type="float" office:value="474" calcext:value-type="float">
            <text:p>474</text:p>
          </table:table-cell>
          <table:table-cell table:formula="of:=[.E14]-[.E1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778501.74763" calcext:value-type="float">
            <text:p>1736778501.747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5]-[.$A$2])/3600/24" office:value-type="float" office:value="0.541796064581032" calcext:value-type="float">
            <text:p>0.542</text:p>
          </table:table-cell>
          <table:table-cell table:formula="of:=[.B15]" office:value-type="float" office:value="470" calcext:value-type="float">
            <text:p>470</text:p>
          </table:table-cell>
          <table:table-cell table:formula="of:=[.E15]-[.E14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782102.15935" calcext:value-type="float">
            <text:p>1736782102.15935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6]-[.$A$2])/3600/24" office:value-type="float" office:value="0.58346749652591" calcext:value-type="float">
            <text:p>0.583</text:p>
          </table:table-cell>
          <table:table-cell table:formula="of:=[.B16]" office:value-type="float" office:value="468" calcext:value-type="float">
            <text:p>468</text:p>
          </table:table-cell>
          <table:table-cell table:formula="of:=[.E16]-[.E15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785703.58599" calcext:value-type="float">
            <text:p>1736785703.58599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A17]-[.$A$2])/3600/24" office:value-type="float" office:value="0.625150675230004" calcext:value-type="float">
            <text:p>0.625</text:p>
          </table:table-cell>
          <table:table-cell table:formula="of:=[.B17]" office:value-type="float" office:value="467" calcext:value-type="float">
            <text:p>467</text:p>
          </table:table-cell>
          <table:table-cell table:formula="of:=[.E17]-[.E1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789303.94622" calcext:value-type="float">
            <text:p>1736789303.94622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8]-[.$A$2])/3600/24" office:value-type="float" office:value="0.666821511225016" calcext:value-type="float">
            <text:p>0.667</text:p>
          </table:table-cell>
          <table:table-cell table:formula="of:=[.B18]" office:value-type="float" office:value="470" calcext:value-type="float">
            <text:p>470</text:p>
          </table:table-cell>
          <table:table-cell table:formula="of:=[.E18]-[.E17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6792904.37484" calcext:value-type="float">
            <text:p>1736792904.3748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9]-[.$A$2])/3600/24" office:value-type="float" office:value="0.70849313877247" calcext:value-type="float">
            <text:p>0.708</text:p>
          </table:table-cell>
          <table:table-cell table:formula="of:=[.B19]" office:value-type="float" office:value="469" calcext:value-type="float">
            <text:p>469</text:p>
          </table:table-cell>
          <table:table-cell table:formula="of:=[.E19]-[.E1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796505.74844" calcext:value-type="float">
            <text:p>1736796505.74844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A20]-[.$A$2])/3600/24" office:value-type="float" office:value="0.750175703587355" calcext:value-type="float">
            <text:p>0.750</text:p>
          </table:table-cell>
          <table:table-cell table:formula="of:=[.B20]" office:value-type="float" office:value="467" calcext:value-type="float">
            <text:p>467</text:p>
          </table:table-cell>
          <table:table-cell table:formula="of:=[.E20]-[.E19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800106.13018" calcext:value-type="float">
            <text:p>1736800106.13018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([.A21]-[.$A$2])/3600/24" office:value-type="float" office:value="0.791846788539379" calcext:value-type="float">
            <text:p>0.792</text:p>
          </table:table-cell>
          <table:table-cell table:formula="of:=[.B21]" office:value-type="float" office:value="461" calcext:value-type="float">
            <text:p>461</text:p>
          </table:table-cell>
          <table:table-cell table:formula="of:=[.E21]-[.E20]" office:value-type="float" office:value="-6" calcext:value-type="float">
            <text:p>-6</text:p>
          </table:table-cell>
          <table:table-cell table:number-columns-repeated="2"/>
          <table:table-cell office:value-type="string" calcext:value-type="string">
            <text:p>what do I want to know? </text:p>
          </table:table-cell>
          <table:table-cell table:number-columns-repeated="4"/>
        </table:table-row>
        <table:table-row table:style-name="ro1">
          <table:table-cell office:value-type="float" office:value="1736803707.59312" calcext:value-type="float">
            <text:p>1736803707.59312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([.A22]-[.$A$2])/3600/24" office:value-type="float" office:value="0.833530387384472" calcext:value-type="float">
            <text:p>0.834</text:p>
          </table:table-cell>
          <table:table-cell table:formula="of:=[.B22]" office:value-type="float" office:value="456" calcext:value-type="float">
            <text:p>456</text:p>
          </table:table-cell>
          <table:table-cell table:formula="of:=[.E22]-[.E21]" office:value-type="float" office:value="-5" calcext:value-type="float">
            <text:p>-5</text:p>
          </table:table-cell>
          <table:table-cell table:number-columns-repeated="2"/>
          <table:table-cell office:value-type="string" calcext:value-type="string">
            <text:p>how much to water my plant every N days</text:p>
          </table:table-cell>
          <table:table-cell table:number-columns-repeated="4"/>
        </table:table-row>
        <table:table-row table:style-name="ro1">
          <table:table-cell office:value-type="float" office:value="1736807307.94646" calcext:value-type="float">
            <text:p>1736807307.94646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A23]-[.$A$2])/3600/24" office:value-type="float" office:value="0.875201143633436" calcext:value-type="float">
            <text:p>0.875</text:p>
          </table:table-cell>
          <table:table-cell table:formula="of:=[.B23]" office:value-type="float" office:value="457" calcext:value-type="float">
            <text:p>457</text:p>
          </table:table-cell>
          <table:table-cell table:formula="of:=[.E23]-[.E2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810908.3598" calcext:value-type="float">
            <text:p>1736810908.3598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([.A24]-[.$A$2])/3600/24" office:value-type="float" office:value="0.916872594328942" calcext:value-type="float">
            <text:p>0.917</text:p>
          </table:table-cell>
          <table:table-cell table:formula="of:=[.B24]" office:value-type="float" office:value="457" calcext:value-type="float">
            <text:p>457</text:p>
          </table:table-cell>
          <table:table-cell table:formula="of:=[.E24]-[.E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f the soil is at 10% and the target is at 5%, how much should you add? </text:p>
          </table:table-cell>
          <table:table-cell table:number-columns-repeated="4"/>
        </table:table-row>
        <table:table-row table:style-name="ro1">
          <table:table-cell office:value-type="float" office:value="1736814509.74522" calcext:value-type="float">
            <text:p>1736814509.74522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([.A25]-[.$A$2])/3600/24" office:value-type="float" office:value="0.958555295947525" calcext:value-type="float">
            <text:p>0.959</text:p>
          </table:table-cell>
          <table:table-cell table:formula="of:=[.B25]" office:value-type="float" office:value="453" calcext:value-type="float">
            <text:p>453</text:p>
          </table:table-cell>
          <table:table-cell table:formula="of:=[.E25]-[.E24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you need to know how much dry soil there is</text:p>
          </table:table-cell>
          <table:table-cell table:number-columns-repeated="4"/>
        </table:table-row>
        <table:table-row table:style-name="ro1">
          <table:table-cell office:value-type="float" office:value="1736818110.10558" calcext:value-type="float">
            <text:p>1736818110.10558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([.A26]-[.$A$2])/3600/24" office:value-type="float" office:value="1.00022613344921" calcext:value-type="float">
            <text:p>1.000</text:p>
          </table:table-cell>
          <table:table-cell table:formula="of:=[.B26]" office:value-type="float" office:value="449" calcext:value-type="float">
            <text:p>449</text:p>
          </table:table-cell>
          <table:table-cell table:formula="of:=[.E26]-[.E25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is there a way to estimate plant mass? </text:p>
          </table:table-cell>
          <table:table-cell table:number-columns-repeated="4"/>
        </table:table-row>
        <table:table-row table:style-name="ro1">
          <table:table-cell office:value-type="float" office:value="1736821710.53955" calcext:value-type="float">
            <text:p>1736821710.53955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27]-[.$A$2])/3600/24" office:value-type="float" office:value="1.04189782291651" calcext:value-type="float">
            <text:p>1.042</text:p>
          </table:table-cell>
          <table:table-cell table:formula="of:=[.B27]" office:value-type="float" office:value="446" calcext:value-type="float">
            <text:p>446</text:p>
          </table:table-cell>
          <table:table-cell table:formula="of:=[.E27]-[.E26]" office:value-type="float" office:value="-3" calcext:value-type="float">
            <text:p>-3</text:p>
          </table:table-cell>
          <table:table-cell table:number-columns-repeated="2"/>
          <table:table-cell office:value-type="string" calcext:value-type="string">
            <text:p>not necessary, perhaps consider negligible? </text:p>
          </table:table-cell>
          <table:table-cell table:number-columns-repeated="4"/>
        </table:table-row>
        <table:table-row table:style-name="ro1">
          <table:table-cell office:value-type="float" office:value="1736825311.92224" calcext:value-type="float">
            <text:p>1736825311.9222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A28]-[.$A$2])/3600/24" office:value-type="float" office:value="1.08358049293911" calcext:value-type="float">
            <text:p>1.084</text:p>
          </table:table-cell>
          <table:table-cell table:formula="of:=[.B28]" office:value-type="float" office:value="444" calcext:value-type="float">
            <text:p>444</text:p>
          </table:table-cell>
          <table:table-cell table:formula="of:=[.E28]-[.E27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also need to assume the holder is negligible? </text:p>
          </table:table-cell>
          <table:table-cell table:number-columns-repeated="4"/>
        </table:table-row>
        <table:table-row table:style-name="ro1">
          <table:table-cell office:value-type="float" office:value="1736828912.33186" calcext:value-type="float">
            <text:p>1736828912.33186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29]-[.$A$2])/3600/24" office:value-type="float" office:value="1.12525190057854" calcext:value-type="float">
            <text:p>1.125</text:p>
          </table:table-cell>
          <table:table-cell table:formula="of:=[.B29]" office:value-type="float" office:value="445" calcext:value-type="float">
            <text:p>445</text:p>
          </table:table-cell>
          <table:table-cell table:formula="of:=[.E29]-[.E28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gh everything, then get a measurement, and then calculate approximate amount of water</text:p>
          </table:table-cell>
          <table:table-cell table:number-columns-repeated="4"/>
        </table:table-row>
        <table:table-row table:style-name="ro1">
          <table:table-cell office:value-type="float" office:value="1736832513.76894" calcext:value-type="float">
            <text:p>1736832513.76894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30]-[.$A$2])/3600/24" office:value-type="float" office:value="1.16693520011449" calcext:value-type="float">
            <text:p>1.167</text:p>
          </table:table-cell>
          <table:table-cell table:formula="of:=[.B30]" office:value-type="float" office:value="442" calcext:value-type="float">
            <text:p>442</text:p>
          </table:table-cell>
          <table:table-cell table:formula="of:=[.E30]-[.E29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836114.12078" calcext:value-type="float">
            <text:p>1736836114.12078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31]-[.$A$2])/3600/24" office:value-type="float" office:value="1.2086059390036" calcext:value-type="float">
            <text:p>1.209</text:p>
          </table:table-cell>
          <table:table-cell table:formula="of:=[.B31]" office:value-type="float" office:value="440" calcext:value-type="float">
            <text:p>440</text:p>
          </table:table-cell>
          <table:table-cell table:formula="of:=[.E31]-[.E30]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potted basil: </text:p>
          </table:table-cell>
          <table:table-cell/>
          <table:table-cell office:value-type="string" calcext:value-type="string">
            <text:p>m_total = m_other + msoil + m_water</text:p>
          </table:table-cell>
          <table:table-cell table:number-columns-repeated="2"/>
        </table:table-row>
        <table:table-row table:style-name="ro1">
          <table:table-cell office:value-type="float" office:value="1736839714.52445" calcext:value-type="float">
            <text:p>1736839714.5244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32]-[.$A$2])/3600/24" office:value-type="float" office:value="1.25027727777759" calcext:value-type="float">
            <text:p>1.250</text:p>
          </table:table-cell>
          <table:table-cell table:formula="of:=[.B32]" office:value-type="float" office:value="439" calcext:value-type="float">
            <text:p>439</text:p>
          </table:table-cell>
          <table:table-cell table:formula="of:=[.E32]-[.E31]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m_total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_mix = m_total-m_other = m_</text:p>
          </table:table-cell>
          <table:table-cell table:number-columns-repeated="2"/>
        </table:table-row>
        <table:table-row table:style-name="ro1">
          <table:table-cell office:value-type="float" office:value="1736843315.92204" calcext:value-type="float">
            <text:p>1736843315.92204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33]-[.$A$2])/3600/24" office:value-type="float" office:value="1.29196012025354" calcext:value-type="float">
            <text:p>1.292</text:p>
          </table:table-cell>
          <table:table-cell table:formula="of:=[.B33]" office:value-type="float" office:value="442" calcext:value-type="float">
            <text:p>442</text:p>
          </table:table-cell>
          <table:table-cell table:formula="of:=[.E33]-[.E32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_extra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736846916.30355" calcext:value-type="float">
            <text:p>1736846916.30355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4]-[.$A$2])/3600/24" office:value-type="float" office:value="1.33363120254543" calcext:value-type="float">
            <text:p>1.334</text:p>
          </table:table-cell>
          <table:table-cell table:formula="of:=[.B34]" office:value-type="float" office:value="438" calcext:value-type="float">
            <text:p>438</text:p>
          </table:table-cell>
          <table:table-cell table:formula="of:=[.E34]-[.E33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reading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reading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736850516.76001" calcext:value-type="float">
            <text:p>1736850516.76001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5]-[.$A$2])/3600/24" office:value-type="float" office:value="1.37530315231394" calcext:value-type="float">
            <text:p>1.375</text:p>
          </table:table-cell>
          <table:table-cell table:formula="of:=[.B35]" office:value-type="float" office:value="438" calcext:value-type="float">
            <text:p>438</text:p>
          </table:table-cell>
          <table:table-cell table:formula="of:=[.E35]-[.E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_water</text:p>
          </table:table-cell>
          <table:table-cell table:formula="of:=2.36-0.0033*[.J34]" office:value-type="float" office:value="0.3206" calcext:value-type="float">
            <text:p>0.3206</text:p>
          </table:table-cell>
          <table:table-cell/>
          <table:table-cell office:value-type="string" calcext:value-type="string">
            <text:p>r_water</text:p>
          </table:table-cell>
          <table:table-cell table:formula="of:=2.36-0.0033*[.M34]" office:value-type="float" office:value="0.9377" calcext:value-type="float">
            <text:p>0.9377</text:p>
          </table:table-cell>
        </table:table-row>
        <table:table-row table:style-name="ro1">
          <table:table-cell office:value-type="float" office:value="1736854118.10626" calcext:value-type="float">
            <text:p>1736854118.10626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6]-[.$A$2])/3600/24" office:value-type="float" office:value="1.41698540057849" calcext:value-type="float">
            <text:p>1.417</text:p>
          </table:table-cell>
          <table:table-cell table:formula="of:=[.B36]" office:value-type="float" office:value="438" calcext:value-type="float">
            <text:p>438</text:p>
          </table:table-cell>
          <table:table-cell table:formula="of:=[.E36]-[.E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_soil</text:p>
          </table:table-cell>
          <table:table-cell table:style-name="ce5" table:formula="of:=([.J32]-[.J33])/(1+[.J35])" office:value-type="float" office:value="560.351355444495" calcext:value-type="float">
            <text:p>560</text:p>
          </table:table-cell>
          <table:table-cell/>
          <table:table-cell office:value-type="string" calcext:value-type="string">
            <text:p>water:</text:p>
          </table:table-cell>
          <table:table-cell table:formula="of:=[.J36]*[.M35]" office:value-type="float" office:value="525.441466000303" calcext:value-type="float">
            <text:p>525.441466000303</text:p>
          </table:table-cell>
        </table:table-row>
        <table:table-row table:style-name="ro1">
          <table:table-cell office:value-type="float" office:value="1736857718.50107" calcext:value-type="float">
            <text:p>1736857718.5010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37]-[.$A$2])/3600/24" office:value-type="float" office:value="1.45865663680489" calcext:value-type="float">
            <text:p>1.459</text:p>
          </table:table-cell>
          <table:table-cell table:formula="of:=[.B37]" office:value-type="float" office:value="434" calcext:value-type="float">
            <text:p>434</text:p>
          </table:table-cell>
          <table:table-cell table:formula="of:=[.E37]-[.E3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6861319.94625" calcext:value-type="float">
            <text:p>1736861319.9462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([.A38]-[.$A$2])/3600/24" office:value-type="float" office:value="1.50034003009123" calcext:value-type="float">
            <text:p>1.500</text:p>
          </table:table-cell>
          <table:table-cell table:formula="of:=[.B38]" office:value-type="float" office:value="450" calcext:value-type="float">
            <text:p>450</text:p>
          </table:table-cell>
          <table:table-cell table:formula="of:=[.E38]-[.E3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36864920.29832" calcext:value-type="float">
            <text:p>1736864920.2983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39]-[.$A$2])/3600/24" office:value-type="float" office:value="1.54201077164323" calcext:value-type="float">
            <text:p>1.542</text:p>
          </table:table-cell>
          <table:table-cell table:formula="of:=[.B39]" office:value-type="float" office:value="442" calcext:value-type="float">
            <text:p>442</text:p>
          </table:table-cell>
          <table:table-cell table:formula="of:=[.E39]-[.E38]" office:value-type="float" office:value="-8" calcext:value-type="float">
            <text:p>-8</text:p>
          </table:table-cell>
          <table:table-cell table:number-columns-repeated="2"/>
          <table:table-cell office:value-type="string" calcext:value-type="string">
            <text:p>“typical” pre-watering state of plant each week is 603-618reading (32% - 0.38%)</text:p>
          </table:table-cell>
          <table:table-cell table:number-columns-repeated="4"/>
        </table:table-row>
        <table:table-row table:style-name="ro1">
          <table:table-cell office:value-type="float" office:value="1736868520.72484" calcext:value-type="float">
            <text:p>1736868520.7248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40]-[.$A$2])/3600/24" office:value-type="float" office:value="1.58368237488248" calcext:value-type="float">
            <text:p>1.584</text:p>
          </table:table-cell>
          <table:table-cell table:formula="of:=[.B40]" office:value-type="float" office:value="438" calcext:value-type="float">
            <text:p>438</text:p>
          </table:table-cell>
          <table:table-cell table:formula="of:=[.E40]-[.E39]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most saturation can be 431 (94%)</text:p>
          </table:table-cell>
          <table:table-cell table:number-columns-repeated="4"/>
        </table:table-row>
        <table:table-row table:style-name="ro1">
          <table:table-cell office:value-type="float" office:value="1736872122.14127" calcext:value-type="float">
            <text:p>1736872122.14127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41]-[.$A$2])/3600/24" office:value-type="float" office:value="1.62536543541484" calcext:value-type="float">
            <text:p>1.625</text:p>
          </table:table-cell>
          <table:table-cell table:formula="of:=[.B41]" office:value-type="float" office:value="438" calcext:value-type="float">
            <text:p>438</text:p>
          </table:table-cell>
          <table:table-cell table:formula="of:=[.E41]-[.E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875722.55931" calcext:value-type="float">
            <text:p>1736875722.55931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42]-[.$A$2])/3600/24" office:value-type="float" office:value="1.66703694050787" calcext:value-type="float">
            <text:p>1.667</text:p>
          </table:table-cell>
          <table:table-cell table:formula="of:=[.B42]" office:value-type="float" office:value="441" calcext:value-type="float">
            <text:p>441</text:p>
          </table:table-cell>
          <table:table-cell table:formula="of:=[.E42]-[.E41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us, approx watering amount is </text:p>
          </table:table-cell>
          <table:table-cell table:number-columns-repeated="4"/>
        </table:table-row>
        <table:table-row table:style-name="ro1">
          <table:table-cell office:value-type="float" office:value="1736879324.00204" calcext:value-type="float">
            <text:p>1736879324.0020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43]-[.$A$2])/3600/24" office:value-type="float" office:value="1.70872030543784" calcext:value-type="float">
            <text:p>1.709</text:p>
          </table:table-cell>
          <table:table-cell table:formula="of:=[.B43]" office:value-type="float" office:value="441" calcext:value-type="float">
            <text:p>441</text:p>
          </table:table-cell>
          <table:table-cell table:formula="of:=[.E43]-[.E42]" office:value-type="float" office:value="0" calcext:value-type="float">
            <text:p>0</text:p>
          </table:table-cell>
          <table:table-cell table:number-columns-repeated="2"/>
          <table:table-cell table:style-name="ce4" table:formula="of:=560*(0.94-0.35)" office:value-type="float" office:value="330.4" calcext:value-type="float">
            <text:p>330.4</text:p>
          </table:table-cell>
          <table:table-cell table:style-name="ce4" office:value-type="string" calcext:value-type="string">
            <text:p>g water / week</text:p>
          </table:table-cell>
          <table:table-cell table:number-columns-repeated="3"/>
        </table:table-row>
        <table:table-row table:style-name="ro1">
          <table:table-cell office:value-type="float" office:value="1736882924.38282" calcext:value-type="float">
            <text:p>1736882924.38282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44]-[.$A$2])/3600/24" office:value-type="float" office:value="1.75039137928022" calcext:value-type="float">
            <text:p>1.750</text:p>
          </table:table-cell>
          <table:table-cell table:formula="of:=[.B44]" office:value-type="float" office:value="441" calcext:value-type="float">
            <text:p>441</text:p>
          </table:table-cell>
          <table:table-cell table:formula="of:=[.E44]-[.E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886524.83998" calcext:value-type="float">
            <text:p>1736886524.83998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45]-[.$A$2])/3600/24" office:value-type="float" office:value="1.79206333715055" calcext:value-type="float">
            <text:p>1.792</text:p>
          </table:table-cell>
          <table:table-cell table:formula="of:=[.B45]" office:value-type="float" office:value="439" calcext:value-type="float">
            <text:p>439</text:p>
          </table:table-cell>
          <table:table-cell table:formula="of:=[.E45]-[.E44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890126.23079" calcext:value-type="float">
            <text:p>1736890126.23079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46]-[.$A$2])/3600/24" office:value-type="float" office:value="1.83374610115533" calcext:value-type="float">
            <text:p>1.834</text:p>
          </table:table-cell>
          <table:table-cell table:formula="of:=[.B46]" office:value-type="float" office:value="440" calcext:value-type="float">
            <text:p>440</text:p>
          </table:table-cell>
          <table:table-cell table:formula="of:=[.E46]-[.E4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893726.60212" calcext:value-type="float">
            <text:p>1736893726.60212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47]-[.$A$2])/3600/24" office:value-type="float" office:value="1.87541706562318" calcext:value-type="float">
            <text:p>1.875</text:p>
          </table:table-cell>
          <table:table-cell table:formula="of:=[.B47]" office:value-type="float" office:value="438" calcext:value-type="float">
            <text:p>438</text:p>
          </table:table-cell>
          <table:table-cell table:formula="of:=[.E47]-[.E4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897328.07172" calcext:value-type="float">
            <text:p>1736897328.0717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48]-[.$A$2])/3600/24" office:value-type="float" office:value="1.91710074154867" calcext:value-type="float">
            <text:p>1.917</text:p>
          </table:table-cell>
          <table:table-cell table:formula="of:=[.B48]" office:value-type="float" office:value="435" calcext:value-type="float">
            <text:p>435</text:p>
          </table:table-cell>
          <table:table-cell table:formula="of:=[.E48]-[.E4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900928.42668" calcext:value-type="float">
            <text:p>1736900928.4266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49]-[.$A$2])/3600/24" office:value-type="float" office:value="1.95877151655102" calcext:value-type="float">
            <text:p>1.959</text:p>
          </table:table-cell>
          <table:table-cell table:formula="of:=[.B49]" office:value-type="float" office:value="434" calcext:value-type="float">
            <text:p>434</text:p>
          </table:table-cell>
          <table:table-cell table:formula="of:=[.E49]-[.E4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04528.80918" calcext:value-type="float">
            <text:p>1736904528.8091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50]-[.$A$2])/3600/24" office:value-type="float" office:value="2.00044261030025" calcext:value-type="float">
            <text:p>2.000</text:p>
          </table:table-cell>
          <table:table-cell table:formula="of:=[.B50]" office:value-type="float" office:value="434" calcext:value-type="float">
            <text:p>434</text:p>
          </table:table-cell>
          <table:table-cell table:formula="of:=[.E50]-[.E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08130.21298" calcext:value-type="float">
            <text:p>1736908130.2129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51]-[.$A$2])/3600/24" office:value-type="float" office:value="2.04212552465222" calcext:value-type="float">
            <text:p>2.042</text:p>
          </table:table-cell>
          <table:table-cell table:formula="of:=[.B51]" office:value-type="float" office:value="434" calcext:value-type="float">
            <text:p>434</text:p>
          </table:table-cell>
          <table:table-cell table:formula="of:=[.E51]-[.E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11730.52917" calcext:value-type="float">
            <text:p>1736911730.5291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2]-[.$A$2])/3600/24" office:value-type="float" office:value="2.08379585092542" calcext:value-type="float">
            <text:p>2.084</text:p>
          </table:table-cell>
          <table:table-cell table:formula="of:=[.B52]" office:value-type="float" office:value="433" calcext:value-type="float">
            <text:p>433</text:p>
          </table:table-cell>
          <table:table-cell table:formula="of:=[.E52]-[.E5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15330.92407" calcext:value-type="float">
            <text:p>1736915330.9240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3]-[.$A$2])/3600/24" office:value-type="float" office:value="2.12546708819215" calcext:value-type="float">
            <text:p>2.125</text:p>
          </table:table-cell>
          <table:table-cell table:formula="of:=[.B53]" office:value-type="float" office:value="433" calcext:value-type="float">
            <text:p>433</text:p>
          </table:table-cell>
          <table:table-cell table:formula="of:=[.E53]-[.E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18932.33588" calcext:value-type="float">
            <text:p>1736918932.33588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4]-[.$A$2])/3600/24" office:value-type="float" office:value="2.16715009525418" calcext:value-type="float">
            <text:p>2.167</text:p>
          </table:table-cell>
          <table:table-cell table:formula="of:=[.B54]" office:value-type="float" office:value="433" calcext:value-type="float">
            <text:p>433</text:p>
          </table:table-cell>
          <table:table-cell table:formula="of:=[.E54]-[.E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22532.69774" calcext:value-type="float">
            <text:p>1736922532.69774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55]-[.$A$2])/3600/24" office:value-type="float" office:value="2.20882095011572" calcext:value-type="float">
            <text:p>2.209</text:p>
          </table:table-cell>
          <table:table-cell table:formula="of:=[.B55]" office:value-type="float" office:value="432" calcext:value-type="float">
            <text:p>432</text:p>
          </table:table-cell>
          <table:table-cell table:formula="of:=[.E55]-[.E5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26133.15796" calcext:value-type="float">
            <text:p>1736926133.15796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([.A56]-[.$A$2])/3600/24" office:value-type="float" office:value="2.25049294340114" calcext:value-type="float">
            <text:p>2.250</text:p>
          </table:table-cell>
          <table:table-cell table:formula="of:=[.B56]" office:value-type="float" office:value="431" calcext:value-type="float">
            <text:p>431</text:p>
          </table:table-cell>
          <table:table-cell table:formula="of:=[.E56]-[.E5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29734.51684" calcext:value-type="float">
            <text:p>1736929734.51684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57]-[.$A$2])/3600/24" office:value-type="float" office:value="2.29217533784608" calcext:value-type="float">
            <text:p>2.292</text:p>
          </table:table-cell>
          <table:table-cell table:formula="of:=[.B57]" office:value-type="float" office:value="436" calcext:value-type="float">
            <text:p>436</text:p>
          </table:table-cell>
          <table:table-cell table:formula="of:=[.E57]-[.E56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6933334.92804" calcext:value-type="float">
            <text:p>1736933334.92804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58]-[.$A$2])/3600/24" office:value-type="float" office:value="2.33384676377255" calcext:value-type="float">
            <text:p>2.334</text:p>
          </table:table-cell>
          <table:table-cell table:formula="of:=[.B58]" office:value-type="float" office:value="433" calcext:value-type="float">
            <text:p>433</text:p>
          </table:table-cell>
          <table:table-cell table:formula="of:=[.E58]-[.E5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6936936.3853" calcext:value-type="float">
            <text:p>1736936936.385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59]-[.$A$2])/3600/24" office:value-type="float" office:value="2.37553029687316" calcext:value-type="float">
            <text:p>2.376</text:p>
          </table:table-cell>
          <table:table-cell table:formula="of:=[.B59]" office:value-type="float" office:value="432" calcext:value-type="float">
            <text:p>432</text:p>
          </table:table-cell>
          <table:table-cell table:formula="of:=[.E59]-[.E5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40536.73265" calcext:value-type="float">
            <text:p>1736940536.73265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60]-[.$A$2])/3600/24" office:value-type="float" office:value="2.41720098379586" calcext:value-type="float">
            <text:p>2.417</text:p>
          </table:table-cell>
          <table:table-cell table:formula="of:=[.B60]" office:value-type="float" office:value="433" calcext:value-type="float">
            <text:p>433</text:p>
          </table:table-cell>
          <table:table-cell table:formula="of:=[.E60]-[.E5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44137.14771" calcext:value-type="float">
            <text:p>1736944137.14771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1]-[.$A$2])/3600/24" office:value-type="float" office:value="2.45887245439821" calcext:value-type="float">
            <text:p>2.459</text:p>
          </table:table-cell>
          <table:table-cell table:formula="of:=[.B61]" office:value-type="float" office:value="432" calcext:value-type="float">
            <text:p>432</text:p>
          </table:table-cell>
          <table:table-cell table:formula="of:=[.E61]-[.E6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47738.52636" calcext:value-type="float">
            <text:p>1736947738.52636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2]-[.$A$2])/3600/24" office:value-type="float" office:value="2.50055507766152" calcext:value-type="float">
            <text:p>2.501</text:p>
          </table:table-cell>
          <table:table-cell table:formula="of:=[.B62]" office:value-type="float" office:value="432" calcext:value-type="float">
            <text:p>432</text:p>
          </table:table-cell>
          <table:table-cell table:formula="of:=[.E62]-[.E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51338.90376" calcext:value-type="float">
            <text:p>1736951338.90376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3]-[.$A$2])/3600/24" office:value-type="float" office:value="2.54222611238283" calcext:value-type="float">
            <text:p>2.542</text:p>
          </table:table-cell>
          <table:table-cell table:formula="of:=[.B63]" office:value-type="float" office:value="432" calcext:value-type="float">
            <text:p>432</text:p>
          </table:table-cell>
          <table:table-cell table:formula="of:=[.E63]-[.E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54939.33319" calcext:value-type="float">
            <text:p>1736954939.33319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4]-[.$A$2])/3600/24" office:value-type="float" office:value="2.58389774930422" calcext:value-type="float">
            <text:p>2.584</text:p>
          </table:table-cell>
          <table:table-cell table:formula="of:=[.B64]" office:value-type="float" office:value="432" calcext:value-type="float">
            <text:p>432</text:p>
          </table:table-cell>
          <table:table-cell table:formula="of:=[.E64]-[.E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58540.68504" calcext:value-type="float">
            <text:p>1736958540.68504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65]-[.$A$2])/3600/24" office:value-type="float" office:value="2.6255800623833" calcext:value-type="float">
            <text:p>2.626</text:p>
          </table:table-cell>
          <table:table-cell table:formula="of:=[.B65]" office:value-type="float" office:value="433" calcext:value-type="float">
            <text:p>433</text:p>
          </table:table-cell>
          <table:table-cell table:formula="of:=[.E65]-[.E6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62141.08702" calcext:value-type="float">
            <text:p>1736962141.08702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66]-[.$A$2])/3600/24" office:value-type="float" office:value="2.66725138159538" calcext:value-type="float">
            <text:p>2.667</text:p>
          </table:table-cell>
          <table:table-cell table:formula="of:=[.B66]" office:value-type="float" office:value="434" calcext:value-type="float">
            <text:p>434</text:p>
          </table:table-cell>
          <table:table-cell table:formula="of:=[.E66]-[.E6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65742.53675" calcext:value-type="float">
            <text:p>1736965742.5367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([.A67]-[.$A$2])/3600/24" office:value-type="float" office:value="2.70893482754628" calcext:value-type="float">
            <text:p>2.709</text:p>
          </table:table-cell>
          <table:table-cell table:formula="of:=[.B67]" office:value-type="float" office:value="432" calcext:value-type="float">
            <text:p>432</text:p>
          </table:table-cell>
          <table:table-cell table:formula="of:=[.E67]-[.E6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6969342.8991" calcext:value-type="float">
            <text:p>1736969342.8991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68]-[.$A$2])/3600/24" office:value-type="float" office:value="2.75060568807854" calcext:value-type="float">
            <text:p>2.751</text:p>
          </table:table-cell>
          <table:table-cell table:formula="of:=[.B68]" office:value-type="float" office:value="434" calcext:value-type="float">
            <text:p>434</text:p>
          </table:table-cell>
          <table:table-cell table:formula="of:=[.E68]-[.E6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6972943.34767" calcext:value-type="float">
            <text:p>1736972943.34767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69]-[.$A$2])/3600/24" office:value-type="float" office:value="2.79227754652776" calcext:value-type="float">
            <text:p>2.792</text:p>
          </table:table-cell>
          <table:table-cell table:formula="of:=[.B69]" office:value-type="float" office:value="434" calcext:value-type="float">
            <text:p>434</text:p>
          </table:table-cell>
          <table:table-cell table:formula="of:=[.E69]-[.E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76544.7302" calcext:value-type="float">
            <text:p>1736976544.7302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0]-[.$A$2])/3600/24" office:value-type="float" office:value="2.83396021469876" calcext:value-type="float">
            <text:p>2.834</text:p>
          </table:table-cell>
          <table:table-cell table:formula="of:=[.B70]" office:value-type="float" office:value="434" calcext:value-type="float">
            <text:p>434</text:p>
          </table:table-cell>
          <table:table-cell table:formula="of:=[.E70]-[.E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80145.09277" calcext:value-type="float">
            <text:p>1736980145.0927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71]-[.$A$2])/3600/24" office:value-type="float" office:value="2.87563107777801" calcext:value-type="float">
            <text:p>2.876</text:p>
          </table:table-cell>
          <table:table-cell table:formula="of:=[.B71]" office:value-type="float" office:value="433" calcext:value-type="float">
            <text:p>433</text:p>
          </table:table-cell>
          <table:table-cell table:formula="of:=[.E71]-[.E7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83746.53321" calcext:value-type="float">
            <text:p>1736983746.53321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2]-[.$A$2])/3600/24" office:value-type="float" office:value="2.91731441620323" calcext:value-type="float">
            <text:p>2.917</text:p>
          </table:table-cell>
          <table:table-cell table:formula="of:=[.B72]" office:value-type="float" office:value="434" calcext:value-type="float">
            <text:p>434</text:p>
          </table:table-cell>
          <table:table-cell table:formula="of:=[.E72]-[.E7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87346.89444" calcext:value-type="float">
            <text:p>1736987346.89444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73]-[.$A$2])/3600/24" office:value-type="float" office:value="2.95898526377148" calcext:value-type="float">
            <text:p>2.959</text:p>
          </table:table-cell>
          <table:table-cell table:formula="of:=[.B73]" office:value-type="float" office:value="433" calcext:value-type="float">
            <text:p>433</text:p>
          </table:table-cell>
          <table:table-cell table:formula="of:=[.E73]-[.E7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6990947.32297" calcext:value-type="float">
            <text:p>1736990947.32297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([.A74]-[.$A$2])/3600/24" office:value-type="float" office:value="3.00065689027585" calcext:value-type="float">
            <text:p>3.001</text:p>
          </table:table-cell>
          <table:table-cell table:formula="of:=[.B74]" office:value-type="float" office:value="433" calcext:value-type="float">
            <text:p>433</text:p>
          </table:table-cell>
          <table:table-cell table:formula="of:=[.E74]-[.E7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6994548.73908" calcext:value-type="float">
            <text:p>1736994548.73908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5]-[.$A$2])/3600/24" office:value-type="float" office:value="3.04233994710501" calcext:value-type="float">
            <text:p>3.042</text:p>
          </table:table-cell>
          <table:table-cell table:formula="of:=[.B75]" office:value-type="float" office:value="434" calcext:value-type="float">
            <text:p>434</text:p>
          </table:table-cell>
          <table:table-cell table:formula="of:=[.E75]-[.E7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6998149.11314" calcext:value-type="float">
            <text:p>1736998149.11314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76]-[.$A$2])/3600/24" office:value-type="float" office:value="3.0840109431716" calcext:value-type="float">
            <text:p>3.084</text:p>
          </table:table-cell>
          <table:table-cell table:formula="of:=[.B76]" office:value-type="float" office:value="435" calcext:value-type="float">
            <text:p>435</text:p>
          </table:table-cell>
          <table:table-cell table:formula="of:=[.E76]-[.E7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01749.5473" calcext:value-type="float">
            <text:p>1737001749.547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7]-[.$A$2])/3600/24" office:value-type="float" office:value="3.1256826348382" calcext:value-type="float">
            <text:p>3.126</text:p>
          </table:table-cell>
          <table:table-cell table:formula="of:=[.B77]" office:value-type="float" office:value="434" calcext:value-type="float">
            <text:p>434</text:p>
          </table:table-cell>
          <table:table-cell table:formula="of:=[.E77]-[.E7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05350.90476" calcext:value-type="float">
            <text:p>1737005350.90476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([.A78]-[.$A$2])/3600/24" office:value-type="float" office:value="3.16736501284496" calcext:value-type="float">
            <text:p>3.167</text:p>
          </table:table-cell>
          <table:table-cell table:formula="of:=[.B78]" office:value-type="float" office:value="434" calcext:value-type="float">
            <text:p>434</text:p>
          </table:table-cell>
          <table:table-cell table:formula="of:=[.E78]-[.E7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08951.28257" calcext:value-type="float">
            <text:p>1737008951.28257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79]-[.$A$2])/3600/24" office:value-type="float" office:value="3.20903605231256" calcext:value-type="float">
            <text:p>3.209</text:p>
          </table:table-cell>
          <table:table-cell table:formula="of:=[.B79]" office:value-type="float" office:value="435" calcext:value-type="float">
            <text:p>435</text:p>
          </table:table-cell>
          <table:table-cell table:formula="of:=[.E79]-[.E7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12552.75326" calcext:value-type="float">
            <text:p>1737012552.75326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([.A80]-[.$A$2])/3600/24" office:value-type="float" office:value="3.25071974085437" calcext:value-type="float">
            <text:p>3.251</text:p>
          </table:table-cell>
          <table:table-cell table:formula="of:=[.B80]" office:value-type="float" office:value="435" calcext:value-type="float">
            <text:p>435</text:p>
          </table:table-cell>
          <table:table-cell table:formula="of:=[.E80]-[.E7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16153.09367" calcext:value-type="float">
            <text:p>1737016153.0936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81]-[.$A$2])/3600/24" office:value-type="float" office:value="3.29239034745152" calcext:value-type="float">
            <text:p>3.292</text:p>
          </table:table-cell>
          <table:table-cell table:formula="of:=[.B81]" office:value-type="float" office:value="436" calcext:value-type="float">
            <text:p>436</text:p>
          </table:table-cell>
          <table:table-cell table:formula="of:=[.E81]-[.E8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19753.5294" calcext:value-type="float">
            <text:p>1737019753.5294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([.A82]-[.$A$2])/3600/24" office:value-type="float" office:value="3.33406205729202" calcext:value-type="float">
            <text:p>3.334</text:p>
          </table:table-cell>
          <table:table-cell table:formula="of:=[.B82]" office:value-type="float" office:value="437" calcext:value-type="float">
            <text:p>437</text:p>
          </table:table-cell>
          <table:table-cell table:formula="of:=[.E82]-[.E8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23354.93735" calcext:value-type="float">
            <text:p>1737023354.93735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([.A83]-[.$A$2])/3600/24" office:value-type="float" office:value="3.37574501967541" calcext:value-type="float">
            <text:p>3.376</text:p>
          </table:table-cell>
          <table:table-cell table:formula="of:=[.B83]" office:value-type="float" office:value="436" calcext:value-type="float">
            <text:p>436</text:p>
          </table:table-cell>
          <table:table-cell table:formula="of:=[.E83]-[.E8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26955.31163" calcext:value-type="float">
            <text:p>1737026955.31163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4]-[.$A$2])/3600/24" office:value-type="float" office:value="3.41741601828624" calcext:value-type="float">
            <text:p>3.417</text:p>
          </table:table-cell>
          <table:table-cell table:formula="of:=[.B84]" office:value-type="float" office:value="439" calcext:value-type="float">
            <text:p>439</text:p>
          </table:table-cell>
          <table:table-cell table:formula="of:=[.E84]-[.E8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030555.76079" calcext:value-type="float">
            <text:p>1737030555.76079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85]-[.$A$2])/3600/24" office:value-type="float" office:value="3.45908788356516" calcext:value-type="float">
            <text:p>3.459</text:p>
          </table:table-cell>
          <table:table-cell table:formula="of:=[.B85]" office:value-type="float" office:value="438" calcext:value-type="float">
            <text:p>438</text:p>
          </table:table-cell>
          <table:table-cell table:formula="of:=[.E85]-[.E8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34157.12014" calcext:value-type="float">
            <text:p>1737034157.12014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86]-[.$A$2])/3600/24" office:value-type="float" office:value="3.50077028344903" calcext:value-type="float">
            <text:p>3.501</text:p>
          </table:table-cell>
          <table:table-cell table:formula="of:=[.B86]" office:value-type="float" office:value="438" calcext:value-type="float">
            <text:p>438</text:p>
          </table:table-cell>
          <table:table-cell table:formula="of:=[.E86]-[.E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37757.50827" calcext:value-type="float">
            <text:p>1737037757.50827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7]-[.$A$2])/3600/24" office:value-type="float" office:value="3.54244144236048" calcext:value-type="float">
            <text:p>3.542</text:p>
          </table:table-cell>
          <table:table-cell table:formula="of:=[.B87]" office:value-type="float" office:value="439" calcext:value-type="float">
            <text:p>439</text:p>
          </table:table-cell>
          <table:table-cell table:formula="of:=[.E87]-[.E8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41358.9496" calcext:value-type="float">
            <text:p>1737041358.949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8]-[.$A$2])/3600/24" office:value-type="float" office:value="3.58412479108682" calcext:value-type="float">
            <text:p>3.584</text:p>
          </table:table-cell>
          <table:table-cell table:formula="of:=[.B88]" office:value-type="float" office:value="439" calcext:value-type="float">
            <text:p>439</text:p>
          </table:table-cell>
          <table:table-cell table:formula="of:=[.E88]-[.E8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44959.31623" calcext:value-type="float">
            <text:p>1737044959.31623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([.A89]-[.$A$2])/3600/24" office:value-type="float" office:value="3.62579570115716" calcext:value-type="float">
            <text:p>3.626</text:p>
          </table:table-cell>
          <table:table-cell table:formula="of:=[.B89]" office:value-type="float" office:value="439" calcext:value-type="float">
            <text:p>439</text:p>
          </table:table-cell>
          <table:table-cell table:formula="of:=[.E89]-[.E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48559.73166" calcext:value-type="float">
            <text:p>1737048559.73166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90]-[.$A$2])/3600/24" office:value-type="float" office:value="3.66746717603946" calcext:value-type="float">
            <text:p>3.667</text:p>
          </table:table-cell>
          <table:table-cell table:formula="of:=[.B90]" office:value-type="float" office:value="440" calcext:value-type="float">
            <text:p>440</text:p>
          </table:table-cell>
          <table:table-cell table:formula="of:=[.E90]-[.E8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52161.10785" calcext:value-type="float">
            <text:p>1737052161.10785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([.A91]-[.$A$2])/3600/24" office:value-type="float" office:value="3.70914977083328" calcext:value-type="float">
            <text:p>3.709</text:p>
          </table:table-cell>
          <table:table-cell table:formula="of:=[.B91]" office:value-type="float" office:value="440" calcext:value-type="float">
            <text:p>440</text:p>
          </table:table-cell>
          <table:table-cell table:formula="of:=[.E91]-[.E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55761.45084" calcext:value-type="float">
            <text:p>1737055761.45084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92]-[.$A$2])/3600/24" office:value-type="float" office:value="3.7508204072907" calcext:value-type="float">
            <text:p>3.751</text:p>
          </table:table-cell>
          <table:table-cell table:formula="of:=[.B92]" office:value-type="float" office:value="441" calcext:value-type="float">
            <text:p>441</text:p>
          </table:table-cell>
          <table:table-cell table:formula="of:=[.E92]-[.E9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59361.87147" calcext:value-type="float">
            <text:p>1737059361.87147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([.A93]-[.$A$2])/3600/24" office:value-type="float" office:value="3.79249194235989" calcext:value-type="float">
            <text:p>3.792</text:p>
          </table:table-cell>
          <table:table-cell table:formula="of:=[.B93]" office:value-type="float" office:value="441" calcext:value-type="float">
            <text:p>441</text:p>
          </table:table-cell>
          <table:table-cell table:formula="of:=[.E93]-[.E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62963.23463" calcext:value-type="float">
            <text:p>1737062963.23463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A94]-[.$A$2])/3600/24" office:value-type="float" office:value="3.83417438634292" calcext:value-type="float">
            <text:p>3.834</text:p>
          </table:table-cell>
          <table:table-cell table:formula="of:=[.B94]" office:value-type="float" office:value="443" calcext:value-type="float">
            <text:p>443</text:p>
          </table:table-cell>
          <table:table-cell table:formula="of:=[.E94]-[.E9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066563.60049" calcext:value-type="float">
            <text:p>1737066563.6004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95]-[.$A$2])/3600/24" office:value-type="float" office:value="3.87584528750016" calcext:value-type="float">
            <text:p>3.876</text:p>
          </table:table-cell>
          <table:table-cell table:formula="of:=[.B95]" office:value-type="float" office:value="442" calcext:value-type="float">
            <text:p>442</text:p>
          </table:table-cell>
          <table:table-cell table:formula="of:=[.E95]-[.E9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070164.03079" calcext:value-type="float">
            <text:p>1737070164.03079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A96]-[.$A$2])/3600/24" office:value-type="float" office:value="3.91751693449087" calcext:value-type="float">
            <text:p>3.918</text:p>
          </table:table-cell>
          <table:table-cell table:formula="of:=[.B96]" office:value-type="float" office:value="444" calcext:value-type="float">
            <text:p>444</text:p>
          </table:table-cell>
          <table:table-cell table:formula="of:=[.E96]-[.E9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073765.37192" calcext:value-type="float">
            <text:p>1737073765.37192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97]-[.$A$2])/3600/24" office:value-type="float" office:value="3.95919912349571" calcext:value-type="float">
            <text:p>3.959</text:p>
          </table:table-cell>
          <table:table-cell table:formula="of:=[.B97]" office:value-type="float" office:value="446" calcext:value-type="float">
            <text:p>446</text:p>
          </table:table-cell>
          <table:table-cell table:formula="of:=[.E97]-[.E9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077365.75773" calcext:value-type="float">
            <text:p>1737077365.75773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98]-[.$A$2])/3600/24" office:value-type="float" office:value="4.00087025555472" calcext:value-type="float">
            <text:p>4.001</text:p>
          </table:table-cell>
          <table:table-cell table:formula="of:=[.B98]" office:value-type="float" office:value="442" calcext:value-type="float">
            <text:p>442</text:p>
          </table:table-cell>
          <table:table-cell table:formula="of:=[.E98]-[.E97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080967.19792" calcext:value-type="float">
            <text:p>1737080967.1979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99]-[.$A$2])/3600/24" office:value-type="float" office:value="4.04255359108801" calcext:value-type="float">
            <text:p>4.043</text:p>
          </table:table-cell>
          <table:table-cell table:formula="of:=[.B99]" office:value-type="float" office:value="442" calcext:value-type="float">
            <text:p>442</text:p>
          </table:table-cell>
          <table:table-cell table:formula="of:=[.E99]-[.E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84567.53142" calcext:value-type="float">
            <text:p>1737084567.53142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100]-[.$A$2])/3600/24" office:value-type="float" office:value="4.08422411770732" calcext:value-type="float">
            <text:p>4.084</text:p>
          </table:table-cell>
          <table:table-cell table:formula="of:=[.B100]" office:value-type="float" office:value="442" calcext:value-type="float">
            <text:p>442</text:p>
          </table:table-cell>
          <table:table-cell table:formula="of:=[.E100]-[.E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88167.92561" calcext:value-type="float">
            <text:p>1737088167.92561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101]-[.$A$2])/3600/24" office:value-type="float" office:value="4.12589534675909" calcext:value-type="float">
            <text:p>4.126</text:p>
          </table:table-cell>
          <table:table-cell table:formula="of:=[.B101]" office:value-type="float" office:value="442" calcext:value-type="float">
            <text:p>442</text:p>
          </table:table-cell>
          <table:table-cell table:formula="of:=[.E101]-[.E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91769.31908" calcext:value-type="float">
            <text:p>1737091769.31908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([.A102]-[.$A$2])/3600/24" office:value-type="float" office:value="4.16757814155133" calcext:value-type="float">
            <text:p>4.168</text:p>
          </table:table-cell>
          <table:table-cell table:formula="of:=[.B102]" office:value-type="float" office:value="442" calcext:value-type="float">
            <text:p>442</text:p>
          </table:table-cell>
          <table:table-cell table:formula="of:=[.E102]-[.E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095369.66323" calcext:value-type="float">
            <text:p>1737095369.66323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A103]-[.$A$2])/3600/24" office:value-type="float" office:value="4.2092487914336" calcext:value-type="float">
            <text:p>4.209</text:p>
          </table:table-cell>
          <table:table-cell table:formula="of:=[.B103]" office:value-type="float" office:value="443" calcext:value-type="float">
            <text:p>443</text:p>
          </table:table-cell>
          <table:table-cell table:formula="of:=[.E103]-[.E10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098970.08125" calcext:value-type="float">
            <text:p>1737098970.08125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([.A104]-[.$A$2])/3600/24" office:value-type="float" office:value="4.25092029629482" calcext:value-type="float">
            <text:p>4.251</text:p>
          </table:table-cell>
          <table:table-cell table:formula="of:=[.B104]" office:value-type="float" office:value="443" calcext:value-type="float">
            <text:p>443</text:p>
          </table:table-cell>
          <table:table-cell table:formula="of:=[.E104]-[.E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02571.47486" calcext:value-type="float">
            <text:p>1737102571.4748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105]-[.$A$2])/3600/24" office:value-type="float" office:value="4.29260309270687" calcext:value-type="float">
            <text:p>4.293</text:p>
          </table:table-cell>
          <table:table-cell table:formula="of:=[.B105]" office:value-type="float" office:value="446" calcext:value-type="float">
            <text:p>446</text:p>
          </table:table-cell>
          <table:table-cell table:formula="of:=[.E105]-[.E10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106171.86925" calcext:value-type="float">
            <text:p>1737106171.86925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06]-[.$A$2])/3600/24" office:value-type="float" office:value="4.33427432407384" calcext:value-type="float">
            <text:p>4.334</text:p>
          </table:table-cell>
          <table:table-cell table:formula="of:=[.B106]" office:value-type="float" office:value="445" calcext:value-type="float">
            <text:p>445</text:p>
          </table:table-cell>
          <table:table-cell table:formula="of:=[.E106]-[.E10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09772.32465" calcext:value-type="float">
            <text:p>1737109772.32465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07]-[.$A$2])/3600/24" office:value-type="float" office:value="4.37594626157372" calcext:value-type="float">
            <text:p>4.376</text:p>
          </table:table-cell>
          <table:table-cell table:formula="of:=[.B107]" office:value-type="float" office:value="445" calcext:value-type="float">
            <text:p>445</text:p>
          </table:table-cell>
          <table:table-cell table:formula="of:=[.E107]-[.E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13373.65678" calcext:value-type="float">
            <text:p>1737113373.65678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08]-[.$A$2])/3600/24" office:value-type="float" office:value="4.41762834641117" calcext:value-type="float">
            <text:p>4.418</text:p>
          </table:table-cell>
          <table:table-cell table:formula="of:=[.B108]" office:value-type="float" office:value="445" calcext:value-type="float">
            <text:p>445</text:p>
          </table:table-cell>
          <table:table-cell table:formula="of:=[.E108]-[.E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16974.08721" calcext:value-type="float">
            <text:p>1737116974.08721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09]-[.$A$2])/3600/24" office:value-type="float" office:value="4.45929999490579" calcext:value-type="float">
            <text:p>4.459</text:p>
          </table:table-cell>
          <table:table-cell table:formula="of:=[.B109]" office:value-type="float" office:value="447" calcext:value-type="float">
            <text:p>447</text:p>
          </table:table-cell>
          <table:table-cell table:formula="of:=[.E109]-[.E10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120575.49796" calcext:value-type="float">
            <text:p>1737120575.4979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110]-[.$A$2])/3600/24" office:value-type="float" office:value="4.5009829896992" calcext:value-type="float">
            <text:p>4.501</text:p>
          </table:table-cell>
          <table:table-cell table:formula="of:=[.B110]" office:value-type="float" office:value="446" calcext:value-type="float">
            <text:p>446</text:p>
          </table:table-cell>
          <table:table-cell table:formula="of:=[.E110]-[.E10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24175.82931" calcext:value-type="float">
            <text:p>1737124175.82931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11]-[.$A$2])/3600/24" office:value-type="float" office:value="4.54265349143357" calcext:value-type="float">
            <text:p>4.543</text:p>
          </table:table-cell>
          <table:table-cell table:formula="of:=[.B111]" office:value-type="float" office:value="447" calcext:value-type="float">
            <text:p>447</text:p>
          </table:table-cell>
          <table:table-cell table:formula="of:=[.E111]-[.E1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27776.24536" calcext:value-type="float">
            <text:p>1737127776.2453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([.A112]-[.$A$2])/3600/24" office:value-type="float" office:value="4.58432497349326" calcext:value-type="float">
            <text:p>4.584</text:p>
          </table:table-cell>
          <table:table-cell table:formula="of:=[.B112]" office:value-type="float" office:value="446" calcext:value-type="float">
            <text:p>446</text:p>
          </table:table-cell>
          <table:table-cell table:formula="of:=[.E112]-[.E11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31377.61659" calcext:value-type="float">
            <text:p>1737131377.61659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13]-[.$A$2])/3600/24" office:value-type="float" office:value="4.62600751087897" calcext:value-type="float">
            <text:p>4.626</text:p>
          </table:table-cell>
          <table:table-cell table:formula="of:=[.B113]" office:value-type="float" office:value="445" calcext:value-type="float">
            <text:p>445</text:p>
          </table:table-cell>
          <table:table-cell table:formula="of:=[.E113]-[.E11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34978.02366" calcext:value-type="float">
            <text:p>1737134978.02366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14]-[.$A$2])/3600/24" office:value-type="float" office:value="4.66767888900306" calcext:value-type="float">
            <text:p>4.668</text:p>
          </table:table-cell>
          <table:table-cell table:formula="of:=[.B114]" office:value-type="float" office:value="447" calcext:value-type="float">
            <text:p>447</text:p>
          </table:table-cell>
          <table:table-cell table:formula="of:=[.E114]-[.E11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138578.44627" calcext:value-type="float">
            <text:p>1737138578.44627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([.A115]-[.$A$2])/3600/24" office:value-type="float" office:value="4.70935044698969" calcext:value-type="float">
            <text:p>4.709</text:p>
          </table:table-cell>
          <table:table-cell table:formula="of:=[.B115]" office:value-type="float" office:value="444" calcext:value-type="float">
            <text:p>444</text:p>
          </table:table-cell>
          <table:table-cell table:formula="of:=[.E115]-[.E11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142179.85051" calcext:value-type="float">
            <text:p>1737142179.85051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([.A116]-[.$A$2])/3600/24" office:value-type="float" office:value="4.7510333664329" calcext:value-type="float">
            <text:p>4.751</text:p>
          </table:table-cell>
          <table:table-cell table:formula="of:=[.B116]" office:value-type="float" office:value="445" calcext:value-type="float">
            <text:p>445</text:p>
          </table:table-cell>
          <table:table-cell table:formula="of:=[.E116]-[.E11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45780.25113" calcext:value-type="float">
            <text:p>1737145780.25113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([.A117]-[.$A$2])/3600/24" office:value-type="float" office:value="4.79270466990769" calcext:value-type="float">
            <text:p>4.793</text:p>
          </table:table-cell>
          <table:table-cell table:formula="of:=[.B117]" office:value-type="float" office:value="447" calcext:value-type="float">
            <text:p>447</text:p>
          </table:table-cell>
          <table:table-cell table:formula="of:=[.E117]-[.E11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149381.67974" calcext:value-type="float">
            <text:p>1737149381.67974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18]-[.$A$2])/3600/24" office:value-type="float" office:value="4.83438787141056" calcext:value-type="float">
            <text:p>4.834</text:p>
          </table:table-cell>
          <table:table-cell table:formula="of:=[.B118]" office:value-type="float" office:value="464" calcext:value-type="float">
            <text:p>464</text:p>
          </table:table-cell>
          <table:table-cell table:formula="of:=[.E118]-[.E117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737152982.00919" calcext:value-type="float">
            <text:p>1737152982.00919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([.A119]-[.$A$2])/3600/24" office:value-type="float" office:value="4.87605835115744" calcext:value-type="float">
            <text:p>4.876</text:p>
          </table:table-cell>
          <table:table-cell table:formula="of:=[.B119]" office:value-type="float" office:value="467" calcext:value-type="float">
            <text:p>467</text:p>
          </table:table-cell>
          <table:table-cell table:formula="of:=[.E119]-[.E11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156582.44744" calcext:value-type="float">
            <text:p>1737156582.4474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120]-[.$A$2])/3600/24" office:value-type="float" office:value="4.91773009016006" calcext:value-type="float">
            <text:p>4.918</text:p>
          </table:table-cell>
          <table:table-cell table:formula="of:=[.B120]" office:value-type="float" office:value="466" calcext:value-type="float">
            <text:p>466</text:p>
          </table:table-cell>
          <table:table-cell table:formula="of:=[.E120]-[.E11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60183.84424" calcext:value-type="float">
            <text:p>1737160183.84424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21]-[.$A$2])/3600/24" office:value-type="float" office:value="4.95941292349387" calcext:value-type="float">
            <text:p>4.959</text:p>
          </table:table-cell>
          <table:table-cell table:formula="of:=[.B121]" office:value-type="float" office:value="465" calcext:value-type="float">
            <text:p>465</text:p>
          </table:table-cell>
          <table:table-cell table:formula="of:=[.E121]-[.E12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63784.21221" calcext:value-type="float">
            <text:p>1737163784.21221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2]-[.$A$2])/3600/24" office:value-type="float" office:value="5.00108384907246" calcext:value-type="float">
            <text:p>5.001</text:p>
          </table:table-cell>
          <table:table-cell table:formula="of:=[.B122]" office:value-type="float" office:value="464" calcext:value-type="float">
            <text:p>464</text:p>
          </table:table-cell>
          <table:table-cell table:formula="of:=[.E122]-[.E12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67384.65868" calcext:value-type="float">
            <text:p>1737167384.65868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([.A123]-[.$A$2])/3600/24" office:value-type="float" office:value="5.04275568321623" calcext:value-type="float">
            <text:p>5.043</text:p>
          </table:table-cell>
          <table:table-cell table:formula="of:=[.B123]" office:value-type="float" office:value="463" calcext:value-type="float">
            <text:p>463</text:p>
          </table:table-cell>
          <table:table-cell table:formula="of:=[.E123]-[.E12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70985.99388" calcext:value-type="float">
            <text:p>1737170985.99388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4]-[.$A$2])/3600/24" office:value-type="float" office:value="5.08443780358743" calcext:value-type="float">
            <text:p>5.084</text:p>
          </table:table-cell>
          <table:table-cell table:formula="of:=[.B124]" office:value-type="float" office:value="464" calcext:value-type="float">
            <text:p>464</text:p>
          </table:table-cell>
          <table:table-cell table:formula="of:=[.E124]-[.E12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74586.37938" calcext:value-type="float">
            <text:p>1737174586.37938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5]-[.$A$2])/3600/24" office:value-type="float" office:value="5.12610893205912" calcext:value-type="float">
            <text:p>5.126</text:p>
          </table:table-cell>
          <table:table-cell table:formula="of:=[.B125]" office:value-type="float" office:value="464" calcext:value-type="float">
            <text:p>464</text:p>
          </table:table-cell>
          <table:table-cell table:formula="of:=[.E125]-[.E1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78187.81782" calcext:value-type="float">
            <text:p>1737178187.81782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26]-[.$A$2])/3600/24" office:value-type="float" office:value="5.16779224733788" calcext:value-type="float">
            <text:p>5.168</text:p>
          </table:table-cell>
          <table:table-cell table:formula="of:=[.B126]" office:value-type="float" office:value="464" calcext:value-type="float">
            <text:p>464</text:p>
          </table:table-cell>
          <table:table-cell table:formula="of:=[.E126]-[.E1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181788.1352" calcext:value-type="float">
            <text:p>1737181788.135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27]-[.$A$2])/3600/24" office:value-type="float" office:value="5.20946258738361" calcext:value-type="float">
            <text:p>5.209</text:p>
          </table:table-cell>
          <table:table-cell table:formula="of:=[.B127]" office:value-type="float" office:value="465" calcext:value-type="float">
            <text:p>465</text:p>
          </table:table-cell>
          <table:table-cell table:formula="of:=[.E127]-[.E1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185388.5743" calcext:value-type="float">
            <text:p>1737185388.5743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28]-[.$A$2])/3600/24" office:value-type="float" office:value="5.25113433622652" calcext:value-type="float">
            <text:p>5.251</text:p>
          </table:table-cell>
          <table:table-cell table:formula="of:=[.B128]" office:value-type="float" office:value="469" calcext:value-type="float">
            <text:p>469</text:p>
          </table:table-cell>
          <table:table-cell table:formula="of:=[.E128]-[.E12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188989.98878" calcext:value-type="float">
            <text:p>1737188989.98878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29]-[.$A$2])/3600/24" office:value-type="float" office:value="5.29281737418914" calcext:value-type="float">
            <text:p>5.293</text:p>
          </table:table-cell>
          <table:table-cell table:formula="of:=[.B129]" office:value-type="float" office:value="465" calcext:value-type="float">
            <text:p>465</text:p>
          </table:table-cell>
          <table:table-cell table:formula="of:=[.E129]-[.E128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192590.33101" calcext:value-type="float">
            <text:p>1737192590.33101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([.A130]-[.$A$2])/3600/24" office:value-type="float" office:value="5.33448800185212" calcext:value-type="float">
            <text:p>5.334</text:p>
          </table:table-cell>
          <table:table-cell table:formula="of:=[.B130]" office:value-type="float" office:value="464" calcext:value-type="float">
            <text:p>464</text:p>
          </table:table-cell>
          <table:table-cell table:formula="of:=[.E130]-[.E12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196190.73338" calcext:value-type="float">
            <text:p>1737196190.73338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([.A131]-[.$A$2])/3600/24" office:value-type="float" office:value="5.3761593255787" calcext:value-type="float">
            <text:p>5.376</text:p>
          </table:table-cell>
          <table:table-cell table:formula="of:=[.B131]" office:value-type="float" office:value="459" calcext:value-type="float">
            <text:p>459</text:p>
          </table:table-cell>
          <table:table-cell table:formula="of:=[.E131]-[.E130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7199792.13287" calcext:value-type="float">
            <text:p>1737199792.13287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([.A132]-[.$A$2])/3600/24" office:value-type="float" office:value="5.4178421900449" calcext:value-type="float">
            <text:p>5.418</text:p>
          </table:table-cell>
          <table:table-cell table:formula="of:=[.B132]" office:value-type="float" office:value="465" calcext:value-type="float">
            <text:p>465</text:p>
          </table:table-cell>
          <table:table-cell table:formula="of:=[.E132]-[.E13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7203392.5344" calcext:value-type="float">
            <text:p>1737203392.534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133]-[.$A$2])/3600/24" office:value-type="float" office:value="5.45951350404984" calcext:value-type="float">
            <text:p>5.460</text:p>
          </table:table-cell>
          <table:table-cell table:formula="of:=[.B133]" office:value-type="float" office:value="466" calcext:value-type="float">
            <text:p>466</text:p>
          </table:table-cell>
          <table:table-cell table:formula="of:=[.E133]-[.E13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06994.00859" calcext:value-type="float">
            <text:p>1737206994.0085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34]-[.$A$2])/3600/24" office:value-type="float" office:value="5.50119723310073" calcext:value-type="float">
            <text:p>5.501</text:p>
          </table:table-cell>
          <table:table-cell table:formula="of:=[.B134]" office:value-type="float" office:value="468" calcext:value-type="float">
            <text:p>468</text:p>
          </table:table-cell>
          <table:table-cell table:formula="of:=[.E134]-[.E13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210594.37531" calcext:value-type="float">
            <text:p>1737210594.37531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35]-[.$A$2])/3600/24" office:value-type="float" office:value="5.54286814421139" calcext:value-type="float">
            <text:p>5.543</text:p>
          </table:table-cell>
          <table:table-cell table:formula="of:=[.B135]" office:value-type="float" office:value="469" calcext:value-type="float">
            <text:p>469</text:p>
          </table:table-cell>
          <table:table-cell table:formula="of:=[.E135]-[.E1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14194.76038" calcext:value-type="float">
            <text:p>1737214194.76038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36]-[.$A$2])/3600/24" office:value-type="float" office:value="5.58453926770775" calcext:value-type="float">
            <text:p>5.585</text:p>
          </table:table-cell>
          <table:table-cell table:formula="of:=[.B136]" office:value-type="float" office:value="470" calcext:value-type="float">
            <text:p>470</text:p>
          </table:table-cell>
          <table:table-cell table:formula="of:=[.E136]-[.E13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17796.1714" calcext:value-type="float">
            <text:p>1737217796.1714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37]-[.$A$2])/3600/24" office:value-type="float" office:value="5.62622226562489" calcext:value-type="float">
            <text:p>5.626</text:p>
          </table:table-cell>
          <table:table-cell table:formula="of:=[.B137]" office:value-type="float" office:value="469" calcext:value-type="float">
            <text:p>469</text:p>
          </table:table-cell>
          <table:table-cell table:formula="of:=[.E137]-[.E136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221396.58169" calcext:value-type="float">
            <text:p>1737221396.58169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38]-[.$A$2])/3600/24" office:value-type="float" office:value="5.66789368101844" calcext:value-type="float">
            <text:p>5.668</text:p>
          </table:table-cell>
          <table:table-cell table:formula="of:=[.B138]" office:value-type="float" office:value="469" calcext:value-type="float">
            <text:p>469</text:p>
          </table:table-cell>
          <table:table-cell table:formula="of:=[.E138]-[.E1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24997.05706" calcext:value-type="float">
            <text:p>1737224997.05706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39]-[.$A$2])/3600/24" office:value-type="float" office:value="5.70956584965189" calcext:value-type="float">
            <text:p>5.710</text:p>
          </table:table-cell>
          <table:table-cell table:formula="of:=[.B139]" office:value-type="float" office:value="470" calcext:value-type="float">
            <text:p>470</text:p>
          </table:table-cell>
          <table:table-cell table:formula="of:=[.E139]-[.E13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28598.40525" calcext:value-type="float">
            <text:p>1737228598.40525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0]-[.$A$2])/3600/24" office:value-type="float" office:value="5.75124812037029" calcext:value-type="float">
            <text:p>5.751</text:p>
          </table:table-cell>
          <table:table-cell table:formula="of:=[.B140]" office:value-type="float" office:value="471" calcext:value-type="float">
            <text:p>471</text:p>
          </table:table-cell>
          <table:table-cell table:formula="of:=[.E140]-[.E13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32198.7786" calcext:value-type="float">
            <text:p>1737232198.778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1]-[.$A$2])/3600/24" office:value-type="float" office:value="5.79291910821641" calcext:value-type="float">
            <text:p>5.793</text:p>
          </table:table-cell>
          <table:table-cell table:formula="of:=[.B141]" office:value-type="float" office:value="471" calcext:value-type="float">
            <text:p>471</text:p>
          </table:table-cell>
          <table:table-cell table:formula="of:=[.E141]-[.E1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35800.2117" calcext:value-type="float">
            <text:p>1737235800.2117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2]-[.$A$2])/3600/24" office:value-type="float" office:value="5.83460236168846" calcext:value-type="float">
            <text:p>5.835</text:p>
          </table:table-cell>
          <table:table-cell table:formula="of:=[.B142]" office:value-type="float" office:value="471" calcext:value-type="float">
            <text:p>471</text:p>
          </table:table-cell>
          <table:table-cell table:formula="of:=[.E142]-[.E1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39400.55318" calcext:value-type="float">
            <text:p>1737239400.55318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3]-[.$A$2])/3600/24" office:value-type="float" office:value="5.87627298067013" calcext:value-type="float">
            <text:p>5.876</text:p>
          </table:table-cell>
          <table:table-cell table:formula="of:=[.B143]" office:value-type="float" office:value="471" calcext:value-type="float">
            <text:p>471</text:p>
          </table:table-cell>
          <table:table-cell table:formula="of:=[.E143]-[.E1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43000.98341" calcext:value-type="float">
            <text:p>1737243000.98341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44]-[.$A$2])/3600/24" office:value-type="float" office:value="5.91794462684956" calcext:value-type="float">
            <text:p>5.918</text:p>
          </table:table-cell>
          <table:table-cell table:formula="of:=[.B144]" office:value-type="float" office:value="471" calcext:value-type="float">
            <text:p>471</text:p>
          </table:table-cell>
          <table:table-cell table:formula="of:=[.E144]-[.E1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46602.35592" calcext:value-type="float">
            <text:p>1737246602.35592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45]-[.$A$2])/3600/24" office:value-type="float" office:value="5.95962717905089" calcext:value-type="float">
            <text:p>5.960</text:p>
          </table:table-cell>
          <table:table-cell table:formula="of:=[.B145]" office:value-type="float" office:value="470" calcext:value-type="float">
            <text:p>470</text:p>
          </table:table-cell>
          <table:table-cell table:formula="of:=[.E145]-[.E14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250202.70638" calcext:value-type="float">
            <text:p>1737250202.70638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46]-[.$A$2])/3600/24" office:value-type="float" office:value="6.0012979019654" calcext:value-type="float">
            <text:p>6.001</text:p>
          </table:table-cell>
          <table:table-cell table:formula="of:=[.B146]" office:value-type="float" office:value="469" calcext:value-type="float">
            <text:p>469</text:p>
          </table:table-cell>
          <table:table-cell table:formula="of:=[.E146]-[.E14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253803.11684" calcext:value-type="float">
            <text:p>1737253803.11684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([.A147]-[.$A$2])/3600/24" office:value-type="float" office:value="6.04296931932646" calcext:value-type="float">
            <text:p>6.043</text:p>
          </table:table-cell>
          <table:table-cell table:formula="of:=[.B147]" office:value-type="float" office:value="466" calcext:value-type="float">
            <text:p>466</text:p>
          </table:table-cell>
          <table:table-cell table:formula="of:=[.E147]-[.E14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257404.49539" calcext:value-type="float">
            <text:p>1737257404.4953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([.A148]-[.$A$2])/3600/24" office:value-type="float" office:value="6.08465194143355" calcext:value-type="float">
            <text:p>6.085</text:p>
          </table:table-cell>
          <table:table-cell table:formula="of:=[.B148]" office:value-type="float" office:value="468" calcext:value-type="float">
            <text:p>468</text:p>
          </table:table-cell>
          <table:table-cell table:formula="of:=[.E148]-[.E14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261004.86362" calcext:value-type="float">
            <text:p>1737261004.86362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([.A149]-[.$A$2])/3600/24" office:value-type="float" office:value="6.12632287002272" calcext:value-type="float">
            <text:p>6.126</text:p>
          </table:table-cell>
          <table:table-cell table:formula="of:=[.B149]" office:value-type="float" office:value="469" calcext:value-type="float">
            <text:p>469</text:p>
          </table:table-cell>
          <table:table-cell table:formula="of:=[.E149]-[.E14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64606.30552" calcext:value-type="float">
            <text:p>1737264606.30552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([.A150]-[.$A$2])/3600/24" office:value-type="float" office:value="6.16800622534697" calcext:value-type="float">
            <text:p>6.168</text:p>
          </table:table-cell>
          <table:table-cell table:formula="of:=[.B150]" office:value-type="float" office:value="470" calcext:value-type="float">
            <text:p>470</text:p>
          </table:table-cell>
          <table:table-cell table:formula="of:=[.E150]-[.E14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68206.6578" calcext:value-type="float">
            <text:p>1737268206.6578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51]-[.$A$2])/3600/24" office:value-type="float" office:value="6.20967696932731" calcext:value-type="float">
            <text:p>6.210</text:p>
          </table:table-cell>
          <table:table-cell table:formula="of:=[.B151]" office:value-type="float" office:value="471" calcext:value-type="float">
            <text:p>471</text:p>
          </table:table-cell>
          <table:table-cell table:formula="of:=[.E151]-[.E15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71807.04334" calcext:value-type="float">
            <text:p>1737271807.04334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([.A152]-[.$A$2])/3600/24" office:value-type="float" office:value="6.25134809826259" calcext:value-type="float">
            <text:p>6.251</text:p>
          </table:table-cell>
          <table:table-cell table:formula="of:=[.B152]" office:value-type="float" office:value="471" calcext:value-type="float">
            <text:p>471</text:p>
          </table:table-cell>
          <table:table-cell table:formula="of:=[.E152]-[.E1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75408.46784" calcext:value-type="float">
            <text:p>1737275408.46784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A153]-[.$A$2])/3600/24" office:value-type="float" office:value="6.29303125219765" calcext:value-type="float">
            <text:p>6.293</text:p>
          </table:table-cell>
          <table:table-cell table:formula="of:=[.B153]" office:value-type="float" office:value="472" calcext:value-type="float">
            <text:p>472</text:p>
          </table:table-cell>
          <table:table-cell table:formula="of:=[.E153]-[.E15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79008.7988" calcext:value-type="float">
            <text:p>1737279008.7988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A154]-[.$A$2])/3600/24" office:value-type="float" office:value="6.33470174942028" calcext:value-type="float">
            <text:p>6.335</text:p>
          </table:table-cell>
          <table:table-cell table:formula="of:=[.B154]" office:value-type="float" office:value="472" calcext:value-type="float">
            <text:p>472</text:p>
          </table:table-cell>
          <table:table-cell table:formula="of:=[.E154]-[.E1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282609.22109" calcext:value-type="float">
            <text:p>1737282609.22109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([.A155]-[.$A$2])/3600/24" office:value-type="float" office:value="6.37637330370369" calcext:value-type="float">
            <text:p>6.376</text:p>
          </table:table-cell>
          <table:table-cell table:formula="of:=[.B155]" office:value-type="float" office:value="474" calcext:value-type="float">
            <text:p>474</text:p>
          </table:table-cell>
          <table:table-cell table:formula="of:=[.E155]-[.E15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286210.59898" calcext:value-type="float">
            <text:p>1737286210.59898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([.A156]-[.$A$2])/3600/24" office:value-type="float" office:value="6.41805591816979" calcext:value-type="float">
            <text:p>6.418</text:p>
          </table:table-cell>
          <table:table-cell table:formula="of:=[.B156]" office:value-type="float" office:value="475" calcext:value-type="float">
            <text:p>475</text:p>
          </table:table-cell>
          <table:table-cell table:formula="of:=[.E156]-[.E15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289810.96322" calcext:value-type="float">
            <text:p>1737289810.96322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([.A157]-[.$A$2])/3600/24" office:value-type="float" office:value="6.4597268005764" calcext:value-type="float">
            <text:p>6.460</text:p>
          </table:table-cell>
          <table:table-cell table:formula="of:=[.B157]" office:value-type="float" office:value="476" calcext:value-type="float">
            <text:p>476</text:p>
          </table:table-cell>
          <table:table-cell table:formula="of:=[.E157]-[.E15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322666.9307" calcext:value-type="float">
            <text:p>1737322666.9307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([.A158]-[.$A$2])/3600/24" office:value-type="float" office:value="6.84000420196741" calcext:value-type="float">
            <text:p>6.840</text:p>
          </table:table-cell>
          <table:table-cell table:formula="of:=[.B158]" office:value-type="float" office:value="613" calcext:value-type="float">
            <text:p>613</text:p>
          </table:table-cell>
          <table:table-cell table:formula="of:=[.E158]-[.E157]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1737323006.99651" calcext:value-type="float">
            <text:p>1737323006.99651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([.A159]-[.$A$2])/3600/24" office:value-type="float" office:value="6.843940148842" calcext:value-type="float">
            <text:p>6.844</text:p>
          </table:table-cell>
          <table:table-cell table:formula="of:=[.B159]" office:value-type="float" office:value="619" calcext:value-type="float">
            <text:p>619</text:p>
          </table:table-cell>
          <table:table-cell table:formula="of:=[.E159]-[.E15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7326607.35308" calcext:value-type="float">
            <text:p>1737326607.35308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[.A160]-[.$A$2])/3600/24" office:value-type="float" office:value="6.88561094247633" calcext:value-type="float">
            <text:p>6.886</text:p>
          </table:table-cell>
          <table:table-cell table:formula="of:=[.B160]" office:value-type="float" office:value="618" calcext:value-type="float">
            <text:p>618</text:p>
          </table:table-cell>
          <table:table-cell table:formula="of:=[.E160]-[.E15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330207.77697" calcext:value-type="float">
            <text:p>1737330207.77697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([.A161]-[.$A$2])/3600/24" office:value-type="float" office:value="6.92728251527581" calcext:value-type="float">
            <text:p>6.927</text:p>
          </table:table-cell>
          <table:table-cell table:formula="of:=[.B161]" office:value-type="float" office:value="619" calcext:value-type="float">
            <text:p>619</text:p>
          </table:table-cell>
          <table:table-cell table:formula="of:=[.E161]-[.E16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333809.21947" calcext:value-type="float">
            <text:p>1737333809.21947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([.A162]-[.$A$2])/3600/24" office:value-type="float" office:value="6.96896587754565" calcext:value-type="float">
            <text:p>6.969</text:p>
          </table:table-cell>
          <table:table-cell table:formula="of:=[.B162]" office:value-type="float" office:value="618" calcext:value-type="float">
            <text:p>618</text:p>
          </table:table-cell>
          <table:table-cell table:formula="of:=[.E162]-[.E16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337409.51985" calcext:value-type="float">
            <text:p>1737337409.51985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([.A163]-[.$A$2])/3600/24" office:value-type="float" office:value="7.01063602083259" calcext:value-type="float">
            <text:p>7.011</text:p>
          </table:table-cell>
          <table:table-cell table:formula="of:=[.B163]" office:value-type="float" office:value="616" calcext:value-type="float">
            <text:p>616</text:p>
          </table:table-cell>
          <table:table-cell table:formula="of:=[.E163]-[.E162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341009.90994" calcext:value-type="float">
            <text:p>1737341009.90994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([.A164]-[.$A$2])/3600/24" office:value-type="float" office:value="7.05230720242968" calcext:value-type="float">
            <text:p>7.052</text:p>
          </table:table-cell>
          <table:table-cell table:formula="of:=[.B164]" office:value-type="float" office:value="607" calcext:value-type="float">
            <text:p>607</text:p>
          </table:table-cell>
          <table:table-cell table:formula="of:=[.E164]-[.E163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1737344611.30827" calcext:value-type="float">
            <text:p>1737344611.30827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([.A165]-[.$A$2])/3600/24" office:value-type="float" office:value="7.09399005347104" calcext:value-type="float">
            <text:p>7.094</text:p>
          </table:table-cell>
          <table:table-cell table:formula="of:=[.B165]" office:value-type="float" office:value="601" calcext:value-type="float">
            <text:p>601</text:p>
          </table:table-cell>
          <table:table-cell table:formula="of:=[.E165]-[.E164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348211.66815" calcext:value-type="float">
            <text:p>1737348211.66815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([.A166]-[.$A$2])/3600/24" office:value-type="float" office:value="7.13566088541514" calcext:value-type="float">
            <text:p>7.136</text:p>
          </table:table-cell>
          <table:table-cell table:formula="of:=[.B166]" office:value-type="float" office:value="597" calcext:value-type="float">
            <text:p>597</text:p>
          </table:table-cell>
          <table:table-cell table:formula="of:=[.E166]-[.E165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351812.0903" calcext:value-type="float">
            <text:p>1737351812.0903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([.A167]-[.$A$2])/3600/24" office:value-type="float" office:value="7.17733243807874" calcext:value-type="float">
            <text:p>7.177</text:p>
          </table:table-cell>
          <table:table-cell table:formula="of:=[.B167]" office:value-type="float" office:value="597" calcext:value-type="float">
            <text:p>597</text:p>
          </table:table-cell>
          <table:table-cell table:formula="of:=[.E167]-[.E16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355413.47472" calcext:value-type="float">
            <text:p>1737355413.47472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([.A168]-[.$A$2])/3600/24" office:value-type="float" office:value="7.21901512812409" calcext:value-type="float">
            <text:p>7.219</text:p>
          </table:table-cell>
          <table:table-cell table:formula="of:=[.B168]" office:value-type="float" office:value="596" calcext:value-type="float">
            <text:p>596</text:p>
          </table:table-cell>
          <table:table-cell table:formula="of:=[.E168]-[.E16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359013.85582" calcext:value-type="float">
            <text:p>1737359013.85582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([.A169]-[.$A$2])/3600/24" office:value-type="float" office:value="7.26068620566969" calcext:value-type="float">
            <text:p>7.261</text:p>
          </table:table-cell>
          <table:table-cell table:formula="of:=[.B169]" office:value-type="float" office:value="595" calcext:value-type="float">
            <text:p>595</text:p>
          </table:table-cell>
          <table:table-cell table:formula="of:=[.E169]-[.E16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362615.31698" calcext:value-type="float">
            <text:p>1737362615.31698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([.A170]-[.$A$2])/3600/24" office:value-type="float" office:value="7.30236978390979" calcext:value-type="float">
            <text:p>7.302</text:p>
          </table:table-cell>
          <table:table-cell table:formula="of:=[.B170]" office:value-type="float" office:value="596" calcext:value-type="float">
            <text:p>596</text:p>
          </table:table-cell>
          <table:table-cell table:formula="of:=[.E170]-[.E16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366215.6639" calcext:value-type="float">
            <text:p>1737366215.6639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([.A171]-[.$A$2])/3600/24" office:value-type="float" office:value="7.34404046585438" calcext:value-type="float">
            <text:p>7.344</text:p>
          </table:table-cell>
          <table:table-cell table:formula="of:=[.B171]" office:value-type="float" office:value="592" calcext:value-type="float">
            <text:p>592</text:p>
          </table:table-cell>
          <table:table-cell table:formula="of:=[.E171]-[.E170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369816.09881" calcext:value-type="float">
            <text:p>1737369816.09881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A172]-[.$A$2])/3600/24" office:value-type="float" office:value="7.38571216620229" calcext:value-type="float">
            <text:p>7.386</text:p>
          </table:table-cell>
          <table:table-cell table:formula="of:=[.B172]" office:value-type="float" office:value="584" calcext:value-type="float">
            <text:p>584</text:p>
          </table:table-cell>
          <table:table-cell table:formula="of:=[.E172]-[.E171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7373417.51222" calcext:value-type="float">
            <text:p>1737373417.51222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173]-[.$A$2])/3600/24" office:value-type="float" office:value="7.4273951917804" calcext:value-type="float">
            <text:p>7.427</text:p>
          </table:table-cell>
          <table:table-cell table:formula="of:=[.B173]" office:value-type="float" office:value="581" calcext:value-type="float">
            <text:p>581</text:p>
          </table:table-cell>
          <table:table-cell table:formula="of:=[.E173]-[.E172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377017.8655" calcext:value-type="float">
            <text:p>1737377017.8655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A174]-[.$A$2])/3600/24" office:value-type="float" office:value="7.46906594733673" calcext:value-type="float">
            <text:p>7.469</text:p>
          </table:table-cell>
          <table:table-cell table:formula="of:=[.B174]" office:value-type="float" office:value="570" calcext:value-type="float">
            <text:p>570</text:p>
          </table:table-cell>
          <table:table-cell table:formula="of:=[.E174]-[.E173]"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 office:value-type="float" office:value="1737380618.3262" calcext:value-type="float">
            <text:p>1737380618.3262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A175]-[.$A$2])/3600/24" office:value-type="float" office:value="7.51073794617973" calcext:value-type="float">
            <text:p>7.511</text:p>
          </table:table-cell>
          <table:table-cell table:formula="of:=[.B175]" office:value-type="float" office:value="574" calcext:value-type="float">
            <text:p>574</text:p>
          </table:table-cell>
          <table:table-cell table:formula="of:=[.E175]-[.E174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384219.6731" calcext:value-type="float">
            <text:p>1737384219.673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76]-[.$A$2])/3600/24" office:value-type="float" office:value="7.55242020196661" calcext:value-type="float">
            <text:p>7.552</text:p>
          </table:table-cell>
          <table:table-cell table:formula="of:=[.B176]" office:value-type="float" office:value="571" calcext:value-type="float">
            <text:p>571</text:p>
          </table:table-cell>
          <table:table-cell table:formula="of:=[.E176]-[.E17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387820.06023" calcext:value-type="float">
            <text:p>1737387820.06023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A177]-[.$A$2])/3600/24" office:value-type="float" office:value="7.59409134930483" calcext:value-type="float">
            <text:p>7.594</text:p>
          </table:table-cell>
          <table:table-cell table:formula="of:=[.B177]" office:value-type="float" office:value="574" calcext:value-type="float">
            <text:p>574</text:p>
          </table:table-cell>
          <table:table-cell table:formula="of:=[.E177]-[.E176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391421.49539" calcext:value-type="float">
            <text:p>1737391421.49539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178]-[.$A$2])/3600/24" office:value-type="float" office:value="7.63577462661873" calcext:value-type="float">
            <text:p>7.636</text:p>
          </table:table-cell>
          <table:table-cell table:formula="of:=[.B178]" office:value-type="float" office:value="573" calcext:value-type="float">
            <text:p>573</text:p>
          </table:table-cell>
          <table:table-cell table:formula="of:=[.E178]-[.E17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395021.82347" calcext:value-type="float">
            <text:p>1737395021.82347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([.A179]-[.$A$2])/3600/24" office:value-type="float" office:value="7.67744509050968" calcext:value-type="float">
            <text:p>7.677</text:p>
          </table:table-cell>
          <table:table-cell table:formula="of:=[.B179]" office:value-type="float" office:value="572" calcext:value-type="float">
            <text:p>572</text:p>
          </table:table-cell>
          <table:table-cell table:formula="of:=[.E179]-[.E17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398622.24153" calcext:value-type="float">
            <text:p>1737398622.24153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A180]-[.$A$2])/3600/24" office:value-type="float" office:value="7.71911659583174" calcext:value-type="float">
            <text:p>7.719</text:p>
          </table:table-cell>
          <table:table-cell table:formula="of:=[.B180]" office:value-type="float" office:value="568" calcext:value-type="float">
            <text:p>568</text:p>
          </table:table-cell>
          <table:table-cell table:formula="of:=[.E180]-[.E179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402223.6447" calcext:value-type="float">
            <text:p>1737402223.6447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181]-[.$A$2])/3600/24" office:value-type="float" office:value="7.76079950289318" calcext:value-type="float">
            <text:p>7.761</text:p>
          </table:table-cell>
          <table:table-cell table:formula="of:=[.B181]" office:value-type="float" office:value="573" calcext:value-type="float">
            <text:p>573</text:p>
          </table:table-cell>
          <table:table-cell table:formula="of:=[.E181]-[.E180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7405824.00855" calcext:value-type="float">
            <text:p>1737405824.00855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182]-[.$A$2])/3600/24" office:value-type="float" office:value="7.80247038078529" calcext:value-type="float">
            <text:p>7.802</text:p>
          </table:table-cell>
          <table:table-cell table:formula="of:=[.B182]" office:value-type="float" office:value="575" calcext:value-type="float">
            <text:p>575</text:p>
          </table:table-cell>
          <table:table-cell table:formula="of:=[.E182]-[.E181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409424.45509" calcext:value-type="float">
            <text:p>1737409424.45509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A183]-[.$A$2])/3600/24" office:value-type="float" office:value="7.84414221574035" calcext:value-type="float">
            <text:p>7.844</text:p>
          </table:table-cell>
          <table:table-cell table:formula="of:=[.B183]" office:value-type="float" office:value="574" calcext:value-type="float">
            <text:p>574</text:p>
          </table:table-cell>
          <table:table-cell table:formula="of:=[.E183]-[.E18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413025.82075" calcext:value-type="float">
            <text:p>1737413025.82075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84]-[.$A$2])/3600/24" office:value-type="float" office:value="7.88582468865646" calcext:value-type="float">
            <text:p>7.886</text:p>
          </table:table-cell>
          <table:table-cell table:formula="of:=[.B184]" office:value-type="float" office:value="571" calcext:value-type="float">
            <text:p>571</text:p>
          </table:table-cell>
          <table:table-cell table:formula="of:=[.E184]-[.E183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416626.20587" calcext:value-type="float">
            <text:p>1737416626.20587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A185]-[.$A$2])/3600/24" office:value-type="float" office:value="7.92749581272955" calcext:value-type="float">
            <text:p>7.927</text:p>
          </table:table-cell>
          <table:table-cell table:formula="of:=[.B185]" office:value-type="float" office:value="570" calcext:value-type="float">
            <text:p>570</text:p>
          </table:table-cell>
          <table:table-cell table:formula="of:=[.E185]-[.E18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420227.68036" calcext:value-type="float">
            <text:p>1737420227.68036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86]-[.$A$2])/3600/24" office:value-type="float" office:value="7.96917954525462" calcext:value-type="float">
            <text:p>7.969</text:p>
          </table:table-cell>
          <table:table-cell table:formula="of:=[.B186]" office:value-type="float" office:value="571" calcext:value-type="float">
            <text:p>571</text:p>
          </table:table-cell>
          <table:table-cell table:formula="of:=[.E186]-[.E18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423828.00361" calcext:value-type="float">
            <text:p>1737423828.00361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87]-[.$A$2])/3600/24" office:value-type="float" office:value="8.01084995323861" calcext:value-type="float">
            <text:p>8.011</text:p>
          </table:table-cell>
          <table:table-cell table:formula="of:=[.B187]" office:value-type="float" office:value="571" calcext:value-type="float">
            <text:p>571</text:p>
          </table:table-cell>
          <table:table-cell table:formula="of:=[.E187]-[.E18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427428.42543" calcext:value-type="float">
            <text:p>1737427428.42543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A188]-[.$A$2])/3600/24" office:value-type="float" office:value="8.0525215020831" calcext:value-type="float">
            <text:p>8.053</text:p>
          </table:table-cell>
          <table:table-cell table:formula="of:=[.B188]" office:value-type="float" office:value="570" calcext:value-type="float">
            <text:p>570</text:p>
          </table:table-cell>
          <table:table-cell table:formula="of:=[.E188]-[.E18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431029.83549" calcext:value-type="float">
            <text:p>1737431029.83549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89]-[.$A$2])/3600/24" office:value-type="float" office:value="8.09420448888783" calcext:value-type="float">
            <text:p>8.094</text:p>
          </table:table-cell>
          <table:table-cell table:formula="of:=[.B189]" office:value-type="float" office:value="571" calcext:value-type="float">
            <text:p>571</text:p>
          </table:table-cell>
          <table:table-cell table:formula="of:=[.E189]-[.E18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434630.16272" calcext:value-type="float">
            <text:p>1737434630.16272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A190]-[.$A$2])/3600/24" office:value-type="float" office:value="8.13587494293849" calcext:value-type="float">
            <text:p>8.136</text:p>
          </table:table-cell>
          <table:table-cell table:formula="of:=[.B190]" office:value-type="float" office:value="570" calcext:value-type="float">
            <text:p>570</text:p>
          </table:table-cell>
          <table:table-cell table:formula="of:=[.E190]-[.E18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438230.59877" calcext:value-type="float">
            <text:p>1737438230.59877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91]-[.$A$2])/3600/24" office:value-type="float" office:value="8.17754665647944" calcext:value-type="float">
            <text:p>8.178</text:p>
          </table:table-cell>
          <table:table-cell table:formula="of:=[.B191]" office:value-type="float" office:value="571" calcext:value-type="float">
            <text:p>571</text:p>
          </table:table-cell>
          <table:table-cell table:formula="of:=[.E191]-[.E19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441831.96953" calcext:value-type="float">
            <text:p>1737441831.96953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192]-[.$A$2])/3600/24" office:value-type="float" office:value="8.21922918842622" calcext:value-type="float">
            <text:p>8.219</text:p>
          </table:table-cell>
          <table:table-cell table:formula="of:=[.B192]" office:value-type="float" office:value="571" calcext:value-type="float">
            <text:p>571</text:p>
          </table:table-cell>
          <table:table-cell table:formula="of:=[.E192]-[.E1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445432.36428" calcext:value-type="float">
            <text:p>1737445432.36428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193]-[.$A$2])/3600/24" office:value-type="float" office:value="8.26090042395724" calcext:value-type="float">
            <text:p>8.261</text:p>
          </table:table-cell>
          <table:table-cell table:formula="of:=[.B193]" office:value-type="float" office:value="576" calcext:value-type="float">
            <text:p>576</text:p>
          </table:table-cell>
          <table:table-cell table:formula="of:=[.E193]-[.E192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7449033.83411" calcext:value-type="float">
            <text:p>1737449033.83411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A194]-[.$A$2])/3600/24" office:value-type="float" office:value="8.30258410254562" calcext:value-type="float">
            <text:p>8.303</text:p>
          </table:table-cell>
          <table:table-cell table:formula="of:=[.B194]" office:value-type="float" office:value="570" calcext:value-type="float">
            <text:p>570</text:p>
          </table:table-cell>
          <table:table-cell table:formula="of:=[.E194]-[.E193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452634.18455" calcext:value-type="float">
            <text:p>1737452634.18455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195]-[.$A$2])/3600/24" office:value-type="float" office:value="8.3442548252311" calcext:value-type="float">
            <text:p>8.344</text:p>
          </table:table-cell>
          <table:table-cell table:formula="of:=[.B195]" office:value-type="float" office:value="567" calcext:value-type="float">
            <text:p>567</text:p>
          </table:table-cell>
          <table:table-cell table:formula="of:=[.E195]-[.E194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456234.57804" calcext:value-type="float">
            <text:p>1737456234.57804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196]-[.$A$2])/3600/24" office:value-type="float" office:value="8.3859260461783" calcext:value-type="float">
            <text:p>8.386</text:p>
          </table:table-cell>
          <table:table-cell table:formula="of:=[.B196]" office:value-type="float" office:value="569" calcext:value-type="float">
            <text:p>569</text:p>
          </table:table-cell>
          <table:table-cell table:formula="of:=[.E196]-[.E19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459835.9633" calcext:value-type="float">
            <text:p>1737459835.9633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[.A197]-[.$A$2])/3600/24" office:value-type="float" office:value="8.42760874594803" calcext:value-type="float">
            <text:p>8.428</text:p>
          </table:table-cell>
          <table:table-cell table:formula="of:=[.B197]" office:value-type="float" office:value="561" calcext:value-type="float">
            <text:p>561</text:p>
          </table:table-cell>
          <table:table-cell table:formula="of:=[.E197]-[.E196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7463436.28893" calcext:value-type="float">
            <text:p>1737463436.28893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[.A198]-[.$A$2])/3600/24" office:value-type="float" office:value="8.46927918147986" calcext:value-type="float">
            <text:p>8.469</text:p>
          </table:table-cell>
          <table:table-cell table:formula="of:=[.B198]" office:value-type="float" office:value="557" calcext:value-type="float">
            <text:p>557</text:p>
          </table:table-cell>
          <table:table-cell table:formula="of:=[.E198]-[.E197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467036.7169" calcext:value-type="float">
            <text:p>1737467036.716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199]-[.$A$2])/3600/24" office:value-type="float" office:value="8.51095080150498" calcext:value-type="float">
            <text:p>8.511</text:p>
          </table:table-cell>
          <table:table-cell table:formula="of:=[.B199]" office:value-type="float" office:value="560" calcext:value-type="float">
            <text:p>560</text:p>
          </table:table-cell>
          <table:table-cell table:formula="of:=[.E199]-[.E19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470638.14326" calcext:value-type="float">
            <text:p>1737470638.14326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[.A200]-[.$A$2])/3600/24" office:value-type="float" office:value="8.55263397696669" calcext:value-type="float">
            <text:p>8.553</text:p>
          </table:table-cell>
          <table:table-cell table:formula="of:=[.B200]" office:value-type="float" office:value="561" calcext:value-type="float">
            <text:p>561</text:p>
          </table:table-cell>
          <table:table-cell table:formula="of:=[.E200]-[.E19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474238.50287" calcext:value-type="float">
            <text:p>1737474238.50287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[.A201]-[.$A$2])/3600/24" office:value-type="float" office:value="8.59430480578707" calcext:value-type="float">
            <text:p>8.594</text:p>
          </table:table-cell>
          <table:table-cell table:formula="of:=[.B201]" office:value-type="float" office:value="559" calcext:value-type="float">
            <text:p>559</text:p>
          </table:table-cell>
          <table:table-cell table:formula="of:=[.E201]-[.E20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477838.94182" calcext:value-type="float">
            <text:p>1737477838.9418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202]-[.$A$2])/3600/24" office:value-type="float" office:value="8.63597655289151" calcext:value-type="float">
            <text:p>8.636</text:p>
          </table:table-cell>
          <table:table-cell table:formula="of:=[.B202]" office:value-type="float" office:value="560" calcext:value-type="float">
            <text:p>560</text:p>
          </table:table-cell>
          <table:table-cell table:formula="of:=[.E202]-[.E20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481440.31349" calcext:value-type="float">
            <text:p>1737481440.31349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[.A203]-[.$A$2])/3600/24" office:value-type="float" office:value="8.67765909536845" calcext:value-type="float">
            <text:p>8.678</text:p>
          </table:table-cell>
          <table:table-cell table:formula="of:=[.B203]" office:value-type="float" office:value="562" calcext:value-type="float">
            <text:p>562</text:p>
          </table:table-cell>
          <table:table-cell table:formula="of:=[.E203]-[.E202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485040.70387" calcext:value-type="float">
            <text:p>1737485040.70387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204]-[.$A$2])/3600/24" office:value-type="float" office:value="8.71933028032382" calcext:value-type="float">
            <text:p>8.719</text:p>
          </table:table-cell>
          <table:table-cell table:formula="of:=[.B204]" office:value-type="float" office:value="566" calcext:value-type="float">
            <text:p>566</text:p>
          </table:table-cell>
          <table:table-cell table:formula="of:=[.E204]-[.E203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488642.13938" calcext:value-type="float">
            <text:p>1737488642.13938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205]-[.$A$2])/3600/24" office:value-type="float" office:value="8.76101356168864" calcext:value-type="float">
            <text:p>8.761</text:p>
          </table:table-cell>
          <table:table-cell table:formula="of:=[.B205]" office:value-type="float" office:value="566" calcext:value-type="float">
            <text:p>566</text:p>
          </table:table-cell>
          <table:table-cell table:formula="of:=[.E205]-[.E2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492242.5" calcext:value-type="float">
            <text:p>1737492242.5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206]-[.$A$2])/3600/24" office:value-type="float" office:value="8.80268440219815" calcext:value-type="float">
            <text:p>8.803</text:p>
          </table:table-cell>
          <table:table-cell table:formula="of:=[.B206]" office:value-type="float" office:value="566" calcext:value-type="float">
            <text:p>566</text:p>
          </table:table-cell>
          <table:table-cell table:formula="of:=[.E206]-[.E2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495842.92395" calcext:value-type="float">
            <text:p>1737495842.92395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207]-[.$A$2])/3600/24" office:value-type="float" office:value="8.84435597569302" calcext:value-type="float">
            <text:p>8.844</text:p>
          </table:table-cell>
          <table:table-cell table:formula="of:=[.B207]" office:value-type="float" office:value="567" calcext:value-type="float">
            <text:p>567</text:p>
          </table:table-cell>
          <table:table-cell table:formula="of:=[.E207]-[.E20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499444.29406" calcext:value-type="float">
            <text:p>1737499444.29406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208]-[.$A$2])/3600/24" office:value-type="float" office:value="8.88603850011472" calcext:value-type="float">
            <text:p>8.886</text:p>
          </table:table-cell>
          <table:table-cell table:formula="of:=[.B208]" office:value-type="float" office:value="567" calcext:value-type="float">
            <text:p>567</text:p>
          </table:table-cell>
          <table:table-cell table:formula="of:=[.E208]-[.E2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03044.65996" calcext:value-type="float">
            <text:p>1737503044.65996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A209]-[.$A$2])/3600/24" office:value-type="float" office:value="8.92770940173555" calcext:value-type="float">
            <text:p>8.928</text:p>
          </table:table-cell>
          <table:table-cell table:formula="of:=[.B209]" office:value-type="float" office:value="570" calcext:value-type="float">
            <text:p>570</text:p>
          </table:table-cell>
          <table:table-cell table:formula="of:=[.E209]-[.E20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506645.06069" calcext:value-type="float">
            <text:p>1737506645.0606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10]-[.$A$2])/3600/24" office:value-type="float" office:value="8.9693807064797" calcext:value-type="float">
            <text:p>8.969</text:p>
          </table:table-cell>
          <table:table-cell table:formula="of:=[.B210]" office:value-type="float" office:value="569" calcext:value-type="float">
            <text:p>569</text:p>
          </table:table-cell>
          <table:table-cell table:formula="of:=[.E210]-[.E20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510246.40452" calcext:value-type="float">
            <text:p>1737510246.40452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11]-[.$A$2])/3600/24" office:value-type="float" office:value="9.01106292673559" calcext:value-type="float">
            <text:p>9.011</text:p>
          </table:table-cell>
          <table:table-cell table:formula="of:=[.B211]" office:value-type="float" office:value="569" calcext:value-type="float">
            <text:p>569</text:p>
          </table:table-cell>
          <table:table-cell table:formula="of:=[.E211]-[.E2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13846.79222" calcext:value-type="float">
            <text:p>1737513846.79222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212]-[.$A$2])/3600/24" office:value-type="float" office:value="9.05273408067171" calcext:value-type="float">
            <text:p>9.053</text:p>
          </table:table-cell>
          <table:table-cell table:formula="of:=[.B212]" office:value-type="float" office:value="567" calcext:value-type="float">
            <text:p>567</text:p>
          </table:table-cell>
          <table:table-cell table:formula="of:=[.E212]-[.E21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17448.23951" calcext:value-type="float">
            <text:p>1737517448.23951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213]-[.$A$2])/3600/24" office:value-type="float" office:value="9.0944174983794" calcext:value-type="float">
            <text:p>9.094</text:p>
          </table:table-cell>
          <table:table-cell table:formula="of:=[.B213]" office:value-type="float" office:value="567" calcext:value-type="float">
            <text:p>567</text:p>
          </table:table-cell>
          <table:table-cell table:formula="of:=[.E213]-[.E21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21048.56682" calcext:value-type="float">
            <text:p>1737521048.56682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14]-[.$A$2])/3600/24" office:value-type="float" office:value="9.13608795335447" calcext:value-type="float">
            <text:p>9.136</text:p>
          </table:table-cell>
          <table:table-cell table:formula="of:=[.B214]" office:value-type="float" office:value="569" calcext:value-type="float">
            <text:p>569</text:p>
          </table:table-cell>
          <table:table-cell table:formula="of:=[.E214]-[.E21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524648.97767" calcext:value-type="float">
            <text:p>1737524648.97767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15]-[.$A$2])/3600/24" office:value-type="float" office:value="9.17775937523003" calcext:value-type="float">
            <text:p>9.178</text:p>
          </table:table-cell>
          <table:table-cell table:formula="of:=[.B215]" office:value-type="float" office:value="569" calcext:value-type="float">
            <text:p>569</text:p>
          </table:table-cell>
          <table:table-cell table:formula="of:=[.E215]-[.E2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28250.37512" calcext:value-type="float">
            <text:p>1737528250.3751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A216]-[.$A$2])/3600/24" office:value-type="float" office:value="9.21944221608617" calcext:value-type="float">
            <text:p>9.219</text:p>
          </table:table-cell>
          <table:table-cell table:formula="of:=[.B216]" office:value-type="float" office:value="568" calcext:value-type="float">
            <text:p>568</text:p>
          </table:table-cell>
          <table:table-cell table:formula="of:=[.E216]-[.E21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531850.69063" calcext:value-type="float">
            <text:p>1737531850.69063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([.A217]-[.$A$2])/3600/24" office:value-type="float" office:value="9.26111253448934" calcext:value-type="float">
            <text:p>9.261</text:p>
          </table:table-cell>
          <table:table-cell table:formula="of:=[.B217]" office:value-type="float" office:value="587" calcext:value-type="float">
            <text:p>587</text:p>
          </table:table-cell>
          <table:table-cell table:formula="of:=[.E217]-[.E216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1737535451.1019" calcext:value-type="float">
            <text:p>1737535451.1019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218]-[.$A$2])/3600/24" office:value-type="float" office:value="9.30278396122709" calcext:value-type="float">
            <text:p>9.303</text:p>
          </table:table-cell>
          <table:table-cell table:formula="of:=[.B218]" office:value-type="float" office:value="585" calcext:value-type="float">
            <text:p>585</text:p>
          </table:table-cell>
          <table:table-cell table:formula="of:=[.E218]-[.E217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39052.48081" calcext:value-type="float">
            <text:p>1737539052.48081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219]-[.$A$2])/3600/24" office:value-type="float" office:value="9.34446658749823" calcext:value-type="float">
            <text:p>9.344</text:p>
          </table:table-cell>
          <table:table-cell table:formula="of:=[.B219]" office:value-type="float" office:value="583" calcext:value-type="float">
            <text:p>583</text:p>
          </table:table-cell>
          <table:table-cell table:formula="of:=[.E219]-[.E21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42652.83655" calcext:value-type="float">
            <text:p>1737542652.8365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220]-[.$A$2])/3600/24" office:value-type="float" office:value="9.38613737152682" calcext:value-type="float">
            <text:p>9.386</text:p>
          </table:table-cell>
          <table:table-cell table:formula="of:=[.B220]" office:value-type="float" office:value="583" calcext:value-type="float">
            <text:p>583</text:p>
          </table:table-cell>
          <table:table-cell table:formula="of:=[.E220]-[.E21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46253.30384" calcext:value-type="float">
            <text:p>1737546253.30384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221]-[.$A$2])/3600/24" office:value-type="float" office:value="9.42780944664169" calcext:value-type="float">
            <text:p>9.428</text:p>
          </table:table-cell>
          <table:table-cell table:formula="of:=[.B221]" office:value-type="float" office:value="581" calcext:value-type="float">
            <text:p>581</text:p>
          </table:table-cell>
          <table:table-cell table:formula="of:=[.E221]-[.E220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49854.64165" calcext:value-type="float">
            <text:p>1737549854.64165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222]-[.$A$2])/3600/24" office:value-type="float" office:value="9.46949159722085" calcext:value-type="float">
            <text:p>9.469</text:p>
          </table:table-cell>
          <table:table-cell table:formula="of:=[.B222]" office:value-type="float" office:value="579" calcext:value-type="float">
            <text:p>579</text:p>
          </table:table-cell>
          <table:table-cell table:formula="of:=[.E222]-[.E22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53455.04813" calcext:value-type="float">
            <text:p>1737553455.04813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23]-[.$A$2])/3600/24" office:value-type="float" office:value="9.51116296851801" calcext:value-type="float">
            <text:p>9.511</text:p>
          </table:table-cell>
          <table:table-cell table:formula="of:=[.B223]" office:value-type="float" office:value="578" calcext:value-type="float">
            <text:p>578</text:p>
          </table:table-cell>
          <table:table-cell table:formula="of:=[.E223]-[.E22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557056.48569" calcext:value-type="float">
            <text:p>1737557056.48569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224]-[.$A$2])/3600/24" office:value-type="float" office:value="9.55284627361154" calcext:value-type="float">
            <text:p>9.553</text:p>
          </table:table-cell>
          <table:table-cell table:formula="of:=[.B224]" office:value-type="float" office:value="575" calcext:value-type="float">
            <text:p>575</text:p>
          </table:table-cell>
          <table:table-cell table:formula="of:=[.E224]-[.E223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560656.81945" calcext:value-type="float">
            <text:p>1737560656.81945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225]-[.$A$2])/3600/24" office:value-type="float" office:value="9.59451680323868" calcext:value-type="float">
            <text:p>9.595</text:p>
          </table:table-cell>
          <table:table-cell table:formula="of:=[.B225]" office:value-type="float" office:value="576" calcext:value-type="float">
            <text:p>576</text:p>
          </table:table-cell>
          <table:table-cell table:formula="of:=[.E225]-[.E22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564257.22048" calcext:value-type="float">
            <text:p>1737564257.22048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226]-[.$A$2])/3600/24" office:value-type="float" office:value="9.63618811145701" calcext:value-type="float">
            <text:p>9.636</text:p>
          </table:table-cell>
          <table:table-cell table:formula="of:=[.B226]" office:value-type="float" office:value="576" calcext:value-type="float">
            <text:p>576</text:p>
          </table:table-cell>
          <table:table-cell table:formula="of:=[.E226]-[.E2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67858.61408" calcext:value-type="float">
            <text:p>1737567858.61408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227]-[.$A$2])/3600/24" office:value-type="float" office:value="9.67787090775316" calcext:value-type="float">
            <text:p>9.678</text:p>
          </table:table-cell>
          <table:table-cell table:formula="of:=[.B227]" office:value-type="float" office:value="577" calcext:value-type="float">
            <text:p>577</text:p>
          </table:table-cell>
          <table:table-cell table:formula="of:=[.E227]-[.E22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571458.95558" calcext:value-type="float">
            <text:p>1737571458.95558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228]-[.$A$2])/3600/24" office:value-type="float" office:value="9.71954152696663" calcext:value-type="float">
            <text:p>9.720</text:p>
          </table:table-cell>
          <table:table-cell table:formula="of:=[.B228]" office:value-type="float" office:value="575" calcext:value-type="float">
            <text:p>575</text:p>
          </table:table-cell>
          <table:table-cell table:formula="of:=[.E228]-[.E227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75059.38325" calcext:value-type="float">
            <text:p>1737575059.38325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229]-[.$A$2])/3600/24" office:value-type="float" office:value="9.76121314351757" calcext:value-type="float">
            <text:p>9.761</text:p>
          </table:table-cell>
          <table:table-cell table:formula="of:=[.B229]" office:value-type="float" office:value="573" calcext:value-type="float">
            <text:p>573</text:p>
          </table:table-cell>
          <table:table-cell table:formula="of:=[.E229]-[.E22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578660.75351" calcext:value-type="float">
            <text:p>1737578660.7535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230]-[.$A$2])/3600/24" office:value-type="float" office:value="9.80289566967498" calcext:value-type="float">
            <text:p>9.803</text:p>
          </table:table-cell>
          <table:table-cell table:formula="of:=[.B230]" office:value-type="float" office:value="577" calcext:value-type="float">
            <text:p>577</text:p>
          </table:table-cell>
          <table:table-cell table:formula="of:=[.E230]-[.E229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582261.13937" calcext:value-type="float">
            <text:p>1737582261.13937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231]-[.$A$2])/3600/24" office:value-type="float" office:value="9.84456680231348" calcext:value-type="float">
            <text:p>9.845</text:p>
          </table:table-cell>
          <table:table-cell table:formula="of:=[.B231]" office:value-type="float" office:value="579" calcext:value-type="float">
            <text:p>579</text:p>
          </table:table-cell>
          <table:table-cell table:formula="of:=[.E231]-[.E23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585862.58866" calcext:value-type="float">
            <text:p>1737585862.58866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32]-[.$A$2])/3600/24" office:value-type="float" office:value="9.88625024317039" calcext:value-type="float">
            <text:p>9.886</text:p>
          </table:table-cell>
          <table:table-cell table:formula="of:=[.B232]" office:value-type="float" office:value="578" calcext:value-type="float">
            <text:p>578</text:p>
          </table:table-cell>
          <table:table-cell table:formula="of:=[.E232]-[.E23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589462.94019" calcext:value-type="float">
            <text:p>1737589462.94019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33]-[.$A$2])/3600/24" office:value-type="float" office:value="9.92792097847219" calcext:value-type="float">
            <text:p>9.928</text:p>
          </table:table-cell>
          <table:table-cell table:formula="of:=[.B233]" office:value-type="float" office:value="578" calcext:value-type="float">
            <text:p>578</text:p>
          </table:table-cell>
          <table:table-cell table:formula="of:=[.E233]-[.E2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593063.37077" calcext:value-type="float">
            <text:p>1737593063.37077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234]-[.$A$2])/3600/24" office:value-type="float" office:value="9.96959262870252" calcext:value-type="float">
            <text:p>9.970</text:p>
          </table:table-cell>
          <table:table-cell table:formula="of:=[.B234]" office:value-type="float" office:value="579" calcext:value-type="float">
            <text:p>579</text:p>
          </table:table-cell>
          <table:table-cell table:formula="of:=[.E234]-[.E23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596664.77646" calcext:value-type="float">
            <text:p>1737596664.77646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35]-[.$A$2])/3600/24" office:value-type="float" office:value="10.0112755649289" calcext:value-type="float">
            <text:p>10.011</text:p>
          </table:table-cell>
          <table:table-cell table:formula="of:=[.B235]" office:value-type="float" office:value="578" calcext:value-type="float">
            <text:p>578</text:p>
          </table:table-cell>
          <table:table-cell table:formula="of:=[.E235]-[.E23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600265.12049" calcext:value-type="float">
            <text:p>1737600265.12049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36]-[.$A$2])/3600/24" office:value-type="float" office:value="10.0529462134259" calcext:value-type="float">
            <text:p>10.053</text:p>
          </table:table-cell>
          <table:table-cell table:formula="of:=[.B236]" office:value-type="float" office:value="578" calcext:value-type="float">
            <text:p>578</text:p>
          </table:table-cell>
          <table:table-cell table:formula="of:=[.E236]-[.E2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603865.51951" calcext:value-type="float">
            <text:p>1737603865.51951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37]-[.$A$2])/3600/24" office:value-type="float" office:value="10.0946174983791" calcext:value-type="float">
            <text:p>10.095</text:p>
          </table:table-cell>
          <table:table-cell table:formula="of:=[.B237]" office:value-type="float" office:value="578" calcext:value-type="float">
            <text:p>578</text:p>
          </table:table-cell>
          <table:table-cell table:formula="of:=[.E237]-[.E2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607466.88913" calcext:value-type="float">
            <text:p>1737607466.88913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238]-[.$A$2])/3600/24" office:value-type="float" office:value="10.13630001713" calcext:value-type="float">
            <text:p>10.136</text:p>
          </table:table-cell>
          <table:table-cell table:formula="of:=[.B238]" office:value-type="float" office:value="579" calcext:value-type="float">
            <text:p>579</text:p>
          </table:table-cell>
          <table:table-cell table:formula="of:=[.E238]-[.E2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11067.25121" calcext:value-type="float">
            <text:p>1737611067.2512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239]-[.$A$2])/3600/24" office:value-type="float" office:value="10.1779708745358" calcext:value-type="float">
            <text:p>10.178</text:p>
          </table:table-cell>
          <table:table-cell table:formula="of:=[.B239]" office:value-type="float" office:value="577" calcext:value-type="float">
            <text:p>577</text:p>
          </table:table-cell>
          <table:table-cell table:formula="of:=[.E239]-[.E23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614667.68589" calcext:value-type="float">
            <text:p>1737614667.68589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240]-[.$A$2])/3600/24" office:value-type="float" office:value="10.2196425722208" calcext:value-type="float">
            <text:p>10.220</text:p>
          </table:table-cell>
          <table:table-cell table:formula="of:=[.B240]" office:value-type="float" office:value="578" calcext:value-type="float">
            <text:p>578</text:p>
          </table:table-cell>
          <table:table-cell table:formula="of:=[.E240]-[.E23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18269.01085" calcext:value-type="float">
            <text:p>1737618269.01085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([.A241]-[.$A$2])/3600/24" office:value-type="float" office:value="10.2613245740726" calcext:value-type="float">
            <text:p>10.261</text:p>
          </table:table-cell>
          <table:table-cell table:formula="of:=[.B241]" office:value-type="float" office:value="582" calcext:value-type="float">
            <text:p>582</text:p>
          </table:table-cell>
          <table:table-cell table:formula="of:=[.E241]-[.E240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621869.39832" calcext:value-type="float">
            <text:p>1737621869.39832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A242]-[.$A$2])/3600/24" office:value-type="float" office:value="10.3029957253458" calcext:value-type="float">
            <text:p>10.303</text:p>
          </table:table-cell>
          <table:table-cell table:formula="of:=[.B242]" office:value-type="float" office:value="584" calcext:value-type="float">
            <text:p>584</text:p>
          </table:table-cell>
          <table:table-cell table:formula="of:=[.E242]-[.E241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625470.83589" calcext:value-type="float">
            <text:p>1737625470.83589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243]-[.$A$2])/3600/24" office:value-type="float" office:value="10.3446790305553" calcext:value-type="float">
            <text:p>10.345</text:p>
          </table:table-cell>
          <table:table-cell table:formula="of:=[.B243]" office:value-type="float" office:value="585" calcext:value-type="float">
            <text:p>585</text:p>
          </table:table-cell>
          <table:table-cell table:formula="of:=[.E243]-[.E24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29071.19227" calcext:value-type="float">
            <text:p>1737629071.1922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244]-[.$A$2])/3600/24" office:value-type="float" office:value="10.3863498219903" calcext:value-type="float">
            <text:p>10.386</text:p>
          </table:table-cell>
          <table:table-cell table:formula="of:=[.B244]" office:value-type="float" office:value="585" calcext:value-type="float">
            <text:p>585</text:p>
          </table:table-cell>
          <table:table-cell table:formula="of:=[.E244]-[.E2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632671.60968" calcext:value-type="float">
            <text:p>1737632671.60968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245]-[.$A$2])/3600/24" office:value-type="float" office:value="10.42802131979" calcext:value-type="float">
            <text:p>10.428</text:p>
          </table:table-cell>
          <table:table-cell table:formula="of:=[.B245]" office:value-type="float" office:value="579" calcext:value-type="float">
            <text:p>579</text:p>
          </table:table-cell>
          <table:table-cell table:formula="of:=[.E245]-[.E244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636273.00594" calcext:value-type="float">
            <text:p>1737636273.00594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246]-[.$A$2])/3600/24" office:value-type="float" office:value="10.4697041468736" calcext:value-type="float">
            <text:p>10.470</text:p>
          </table:table-cell>
          <table:table-cell table:formula="of:=[.B246]" office:value-type="float" office:value="577" calcext:value-type="float">
            <text:p>577</text:p>
          </table:table-cell>
          <table:table-cell table:formula="of:=[.E246]-[.E245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639873.36079" calcext:value-type="float">
            <text:p>1737639873.36079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A247]-[.$A$2])/3600/24" office:value-type="float" office:value="10.5113749206011" calcext:value-type="float">
            <text:p>10.511</text:p>
          </table:table-cell>
          <table:table-cell table:formula="of:=[.B247]" office:value-type="float" office:value="574" calcext:value-type="float">
            <text:p>574</text:p>
          </table:table-cell>
          <table:table-cell table:formula="of:=[.E247]-[.E24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643473.77057" calcext:value-type="float">
            <text:p>1737643473.77057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248]-[.$A$2])/3600/24" office:value-type="float" office:value="10.5530463300921" calcext:value-type="float">
            <text:p>10.553</text:p>
          </table:table-cell>
          <table:table-cell table:formula="of:=[.B248]" office:value-type="float" office:value="576" calcext:value-type="float">
            <text:p>576</text:p>
          </table:table-cell>
          <table:table-cell table:formula="of:=[.E248]-[.E24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647075.14474" calcext:value-type="float">
            <text:p>1737647075.14474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A249]-[.$A$2])/3600/24" office:value-type="float" office:value="10.5947289015049" calcext:value-type="float">
            <text:p>10.595</text:p>
          </table:table-cell>
          <table:table-cell table:formula="of:=[.B249]" office:value-type="float" office:value="568" calcext:value-type="float">
            <text:p>568</text:p>
          </table:table-cell>
          <table:table-cell table:formula="of:=[.E249]-[.E248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7650675.51602" calcext:value-type="float">
            <text:p>1737650675.51602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[.A250]-[.$A$2])/3600/24" office:value-type="float" office:value="10.6363998653933" calcext:value-type="float">
            <text:p>10.636</text:p>
          </table:table-cell>
          <table:table-cell table:formula="of:=[.B250]" office:value-type="float" office:value="562" calcext:value-type="float">
            <text:p>562</text:p>
          </table:table-cell>
          <table:table-cell table:formula="of:=[.E250]-[.E249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654276.98398" calcext:value-type="float">
            <text:p>1737654276.98398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([.A251]-[.$A$2])/3600/24" office:value-type="float" office:value="10.6780835223364" calcext:value-type="float">
            <text:p>10.678</text:p>
          </table:table-cell>
          <table:table-cell table:formula="of:=[.B251]" office:value-type="float" office:value="561" calcext:value-type="float">
            <text:p>561</text:p>
          </table:table-cell>
          <table:table-cell table:formula="of:=[.E251]-[.E25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657877.3502" calcext:value-type="float">
            <text:p>1737657877.3502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[.A252]-[.$A$2])/3600/24" office:value-type="float" office:value="10.7197544276604" calcext:value-type="float">
            <text:p>10.720</text:p>
          </table:table-cell>
          <table:table-cell table:formula="of:=[.B252]" office:value-type="float" office:value="564" calcext:value-type="float">
            <text:p>564</text:p>
          </table:table-cell>
          <table:table-cell table:formula="of:=[.E252]-[.E25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661477.75662" calcext:value-type="float">
            <text:p>1737661477.75662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A253]-[.$A$2])/3600/24" office:value-type="float" office:value="10.7614257982622" calcext:value-type="float">
            <text:p>10.761</text:p>
          </table:table-cell>
          <table:table-cell table:formula="of:=[.B253]" office:value-type="float" office:value="568" calcext:value-type="float">
            <text:p>568</text:p>
          </table:table-cell>
          <table:table-cell table:formula="of:=[.E253]-[.E25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665079.17159" calcext:value-type="float">
            <text:p>1737665079.17159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254]-[.$A$2])/3600/24" office:value-type="float" office:value="10.8031088418983" calcext:value-type="float">
            <text:p>10.803</text:p>
          </table:table-cell>
          <table:table-cell table:formula="of:=[.B254]" office:value-type="float" office:value="571" calcext:value-type="float">
            <text:p>571</text:p>
          </table:table-cell>
          <table:table-cell table:formula="of:=[.E254]-[.E25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668679.51896" calcext:value-type="float">
            <text:p>1737668679.51896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([.A255]-[.$A$2])/3600/24" office:value-type="float" office:value="10.84477952905" calcext:value-type="float">
            <text:p>10.845</text:p>
          </table:table-cell>
          <table:table-cell table:formula="of:=[.B255]" office:value-type="float" office:value="572" calcext:value-type="float">
            <text:p>572</text:p>
          </table:table-cell>
          <table:table-cell table:formula="of:=[.E255]-[.E25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72279.94353" calcext:value-type="float">
            <text:p>1737672279.94353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256]-[.$A$2])/3600/24" office:value-type="float" office:value="10.8864511097223" calcext:value-type="float">
            <text:p>10.886</text:p>
          </table:table-cell>
          <table:table-cell table:formula="of:=[.B256]" office:value-type="float" office:value="573" calcext:value-type="float">
            <text:p>573</text:p>
          </table:table-cell>
          <table:table-cell table:formula="of:=[.E256]-[.E25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75881.31148" calcext:value-type="float">
            <text:p>1737675881.31148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257]-[.$A$2])/3600/24" office:value-type="float" office:value="10.9281336091431" calcext:value-type="float">
            <text:p>10.928</text:p>
          </table:table-cell>
          <table:table-cell table:formula="of:=[.B257]" office:value-type="float" office:value="573" calcext:value-type="float">
            <text:p>573</text:p>
          </table:table-cell>
          <table:table-cell table:formula="of:=[.E257]-[.E2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679481.68928" calcext:value-type="float">
            <text:p>1737679481.68928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A258]-[.$A$2])/3600/24" office:value-type="float" office:value="10.9698046484948" calcext:value-type="float">
            <text:p>10.970</text:p>
          </table:table-cell>
          <table:table-cell table:formula="of:=[.B258]" office:value-type="float" office:value="574" calcext:value-type="float">
            <text:p>574</text:p>
          </table:table-cell>
          <table:table-cell table:formula="of:=[.E258]-[.E25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83082.14884" calcext:value-type="float">
            <text:p>1737683082.14884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259]-[.$A$2])/3600/24" office:value-type="float" office:value="11.011476634142" calcext:value-type="float">
            <text:p>11.011</text:p>
          </table:table-cell>
          <table:table-cell table:formula="of:=[.B259]" office:value-type="float" office:value="575" calcext:value-type="float">
            <text:p>575</text:p>
          </table:table-cell>
          <table:table-cell table:formula="of:=[.E259]-[.E25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86683.46075" calcext:value-type="float">
            <text:p>1737686683.46075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([.A260]-[.$A$2])/3600/24" office:value-type="float" office:value="11.053158484954" calcext:value-type="float">
            <text:p>11.053</text:p>
          </table:table-cell>
          <table:table-cell table:formula="of:=[.B260]" office:value-type="float" office:value="574" calcext:value-type="float">
            <text:p>574</text:p>
          </table:table-cell>
          <table:table-cell table:formula="of:=[.E260]-[.E25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690283.84997" calcext:value-type="float">
            <text:p>1737690283.84997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261]-[.$A$2])/3600/24" office:value-type="float" office:value="11.0948296564817" calcext:value-type="float">
            <text:p>11.095</text:p>
          </table:table-cell>
          <table:table-cell table:formula="of:=[.B261]" office:value-type="float" office:value="575" calcext:value-type="float">
            <text:p>575</text:p>
          </table:table-cell>
          <table:table-cell table:formula="of:=[.E261]-[.E26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93885.27344" calcext:value-type="float">
            <text:p>1737693885.2734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262]-[.$A$2])/3600/24" office:value-type="float" office:value="11.1365127984931" calcext:value-type="float">
            <text:p>11.137</text:p>
          </table:table-cell>
          <table:table-cell table:formula="of:=[.B262]" office:value-type="float" office:value="576" calcext:value-type="float">
            <text:p>576</text:p>
          </table:table-cell>
          <table:table-cell table:formula="of:=[.E262]-[.E26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697485.61491" calcext:value-type="float">
            <text:p>1737697485.61491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263]-[.$A$2])/3600/24" office:value-type="float" office:value="11.1781834173589" calcext:value-type="float">
            <text:p>11.178</text:p>
          </table:table-cell>
          <table:table-cell table:formula="of:=[.B263]" office:value-type="float" office:value="576" calcext:value-type="float">
            <text:p>576</text:p>
          </table:table-cell>
          <table:table-cell table:formula="of:=[.E263]-[.E2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701086.04561" calcext:value-type="float">
            <text:p>1737701086.04561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264]-[.$A$2])/3600/24" office:value-type="float" office:value="11.21985506898" calcext:value-type="float">
            <text:p>11.220</text:p>
          </table:table-cell>
          <table:table-cell table:formula="of:=[.B264]" office:value-type="float" office:value="575" calcext:value-type="float">
            <text:p>575</text:p>
          </table:table-cell>
          <table:table-cell table:formula="of:=[.E264]-[.E26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704687.4509" calcext:value-type="float">
            <text:p>1737704687.4509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265]-[.$A$2])/3600/24" office:value-type="float" office:value="11.2615380005787" calcext:value-type="float">
            <text:p>11.262</text:p>
          </table:table-cell>
          <table:table-cell table:formula="of:=[.B265]" office:value-type="float" office:value="576" calcext:value-type="float">
            <text:p>576</text:p>
          </table:table-cell>
          <table:table-cell table:formula="of:=[.E265]-[.E26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708287.81343" calcext:value-type="float">
            <text:p>1737708287.81343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266]-[.$A$2])/3600/24" office:value-type="float" office:value="11.3032088631943" calcext:value-type="float">
            <text:p>11.303</text:p>
          </table:table-cell>
          <table:table-cell table:formula="of:=[.B266]" office:value-type="float" office:value="581" calcext:value-type="float">
            <text:p>581</text:p>
          </table:table-cell>
          <table:table-cell table:formula="of:=[.E266]-[.E26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7711888.24063" calcext:value-type="float">
            <text:p>1737711888.24063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267]-[.$A$2])/3600/24" office:value-type="float" office:value="11.3448804743036" calcext:value-type="float">
            <text:p>11.345</text:p>
          </table:table-cell>
          <table:table-cell table:formula="of:=[.B267]" office:value-type="float" office:value="573" calcext:value-type="float">
            <text:p>573</text:p>
          </table:table-cell>
          <table:table-cell table:formula="of:=[.E267]-[.E266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7715489.59183" calcext:value-type="float">
            <text:p>1737715489.59183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268]-[.$A$2])/3600/24" office:value-type="float" office:value="11.3865627798604" calcext:value-type="float">
            <text:p>11.387</text:p>
          </table:table-cell>
          <table:table-cell table:formula="of:=[.B268]" office:value-type="float" office:value="566" calcext:value-type="float">
            <text:p>566</text:p>
          </table:table-cell>
          <table:table-cell table:formula="of:=[.E268]-[.E267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737719089.96276" calcext:value-type="float">
            <text:p>1737719089.96276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[.A269]-[.$A$2])/3600/24" office:value-type="float" office:value="11.4282337396978" calcext:value-type="float">
            <text:p>11.428</text:p>
          </table:table-cell>
          <table:table-cell table:formula="of:=[.B269]" office:value-type="float" office:value="557" calcext:value-type="float">
            <text:p>557</text:p>
          </table:table-cell>
          <table:table-cell table:formula="of:=[.E269]-[.E268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1737722691.40049" calcext:value-type="float">
            <text:p>1737722691.4004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A270]-[.$A$2])/3600/24" office:value-type="float" office:value="11.4699170467589" calcext:value-type="float">
            <text:p>11.470</text:p>
          </table:table-cell>
          <table:table-cell table:formula="of:=[.B270]" office:value-type="float" office:value="551" calcext:value-type="float">
            <text:p>551</text:p>
          </table:table-cell>
          <table:table-cell table:formula="of:=[.E270]-[.E269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726291.70963" calcext:value-type="float">
            <text:p>1737726291.70963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[.A271]-[.$A$2])/3600/24" office:value-type="float" office:value="11.5115872914344" calcext:value-type="float">
            <text:p>11.512</text:p>
          </table:table-cell>
          <table:table-cell table:formula="of:=[.B271]" office:value-type="float" office:value="545" calcext:value-type="float">
            <text:p>545</text:p>
          </table:table-cell>
          <table:table-cell table:formula="of:=[.E271]-[.E270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729892.08566" calcext:value-type="float">
            <text:p>1737729892.08566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([.A272]-[.$A$2])/3600/24" office:value-type="float" office:value="11.5532583102998" calcext:value-type="float">
            <text:p>11.553</text:p>
          </table:table-cell>
          <table:table-cell table:formula="of:=[.B272]" office:value-type="float" office:value="542" calcext:value-type="float">
            <text:p>542</text:p>
          </table:table-cell>
          <table:table-cell table:formula="of:=[.E272]-[.E271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733493.52186" calcext:value-type="float">
            <text:p>1737733493.52186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[.A273]-[.$A$2])/3600/24" office:value-type="float" office:value="11.5949415996505" calcext:value-type="float">
            <text:p>11.595</text:p>
          </table:table-cell>
          <table:table-cell table:formula="of:=[.B273]" office:value-type="float" office:value="538" calcext:value-type="float">
            <text:p>538</text:p>
          </table:table-cell>
          <table:table-cell table:formula="of:=[.E273]-[.E272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737093.83253" calcext:value-type="float">
            <text:p>1737737093.83253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[.A274]-[.$A$2])/3600/24" office:value-type="float" office:value="11.6366118620364" calcext:value-type="float">
            <text:p>11.637</text:p>
          </table:table-cell>
          <table:table-cell table:formula="of:=[.B274]" office:value-type="float" office:value="545" calcext:value-type="float">
            <text:p>545</text:p>
          </table:table-cell>
          <table:table-cell table:formula="of:=[.E274]-[.E27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37740694.22088" calcext:value-type="float">
            <text:p>1737740694.22088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A275]-[.$A$2])/3600/24" office:value-type="float" office:value="11.6782830234948" calcext:value-type="float">
            <text:p>11.678</text:p>
          </table:table-cell>
          <table:table-cell table:formula="of:=[.B275]" office:value-type="float" office:value="551" calcext:value-type="float">
            <text:p>551</text:p>
          </table:table-cell>
          <table:table-cell table:formula="of:=[.E275]-[.E27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7744295.63012" calcext:value-type="float">
            <text:p>1737744295.63012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[.A276]-[.$A$2])/3600/24" office:value-type="float" office:value="11.7199660008097" calcext:value-type="float">
            <text:p>11.720</text:p>
          </table:table-cell>
          <table:table-cell table:formula="of:=[.B276]" office:value-type="float" office:value="554" calcext:value-type="float">
            <text:p>554</text:p>
          </table:table-cell>
          <table:table-cell table:formula="of:=[.E276]-[.E275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747895.96208" calcext:value-type="float">
            <text:p>1737747895.96208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A277]-[.$A$2])/3600/24" office:value-type="float" office:value="11.7616365096056" calcext:value-type="float">
            <text:p>11.762</text:p>
          </table:table-cell>
          <table:table-cell table:formula="of:=[.B277]" office:value-type="float" office:value="558" calcext:value-type="float">
            <text:p>558</text:p>
          </table:table-cell>
          <table:table-cell table:formula="of:=[.E277]-[.E27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751496.36462" calcext:value-type="float">
            <text:p>1737751496.36462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278]-[.$A$2])/3600/24" office:value-type="float" office:value="11.8033078352997" calcext:value-type="float">
            <text:p>11.803</text:p>
          </table:table-cell>
          <table:table-cell table:formula="of:=[.B278]" office:value-type="float" office:value="560" calcext:value-type="float">
            <text:p>560</text:p>
          </table:table-cell>
          <table:table-cell table:formula="of:=[.E278]-[.E27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755097.76136" calcext:value-type="float">
            <text:p>1737755097.7613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279]-[.$A$2])/3600/24" office:value-type="float" office:value="11.8449906679381" calcext:value-type="float">
            <text:p>11.845</text:p>
          </table:table-cell>
          <table:table-cell table:formula="of:=[.B279]" office:value-type="float" office:value="560" calcext:value-type="float">
            <text:p>560</text:p>
          </table:table-cell>
          <table:table-cell table:formula="of:=[.E279]-[.E27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758698.13875" calcext:value-type="float">
            <text:p>1737758698.13875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[.A280]-[.$A$2])/3600/24" office:value-type="float" office:value="11.8866617025463" calcext:value-type="float">
            <text:p>11.887</text:p>
          </table:table-cell>
          <table:table-cell table:formula="of:=[.B280]" office:value-type="float" office:value="564" calcext:value-type="float">
            <text:p>564</text:p>
          </table:table-cell>
          <table:table-cell table:formula="of:=[.E280]-[.E279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762298.60387" calcext:value-type="float">
            <text:p>1737762298.60387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281]-[.$A$2])/3600/24" office:value-type="float" office:value="11.9283337525444" calcext:value-type="float">
            <text:p>11.928</text:p>
          </table:table-cell>
          <table:table-cell table:formula="of:=[.B281]" office:value-type="float" office:value="566" calcext:value-type="float">
            <text:p>566</text:p>
          </table:table-cell>
          <table:table-cell table:formula="of:=[.E281]-[.E28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765899.95208" calcext:value-type="float">
            <text:p>1737765899.95208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A282]-[.$A$2])/3600/24" office:value-type="float" office:value="11.9700160234946" calcext:value-type="float">
            <text:p>11.970</text:p>
          </table:table-cell>
          <table:table-cell table:formula="of:=[.B282]" office:value-type="float" office:value="568" calcext:value-type="float">
            <text:p>568</text:p>
          </table:table-cell>
          <table:table-cell table:formula="of:=[.E282]-[.E281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769500.35443" calcext:value-type="float">
            <text:p>1737769500.35443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283]-[.$A$2])/3600/24" office:value-type="float" office:value="12.0116873469894" calcext:value-type="float">
            <text:p>12.012</text:p>
          </table:table-cell>
          <table:table-cell table:formula="of:=[.B283]" office:value-type="float" office:value="567" calcext:value-type="float">
            <text:p>567</text:p>
          </table:table-cell>
          <table:table-cell table:formula="of:=[.E283]-[.E28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773101.76648" calcext:value-type="float">
            <text:p>1737773101.76648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84]-[.$A$2])/3600/24" office:value-type="float" office:value="12.0533703568274" calcext:value-type="float">
            <text:p>12.053</text:p>
          </table:table-cell>
          <table:table-cell table:formula="of:=[.B284]" office:value-type="float" office:value="569" calcext:value-type="float">
            <text:p>569</text:p>
          </table:table-cell>
          <table:table-cell table:formula="of:=[.E284]-[.E28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776702.10509" calcext:value-type="float">
            <text:p>1737776702.10509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([.A285]-[.$A$2])/3600/24" office:value-type="float" office:value="12.0950409425905" calcext:value-type="float">
            <text:p>12.095</text:p>
          </table:table-cell>
          <table:table-cell table:formula="of:=[.B285]" office:value-type="float" office:value="568" calcext:value-type="float">
            <text:p>568</text:p>
          </table:table-cell>
          <table:table-cell table:formula="of:=[.E285]-[.E28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780302.51374" calcext:value-type="float">
            <text:p>1737780302.51374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86]-[.$A$2])/3600/24" office:value-type="float" office:value="12.1367123390044" calcext:value-type="float">
            <text:p>12.137</text:p>
          </table:table-cell>
          <table:table-cell table:formula="of:=[.B286]" office:value-type="float" office:value="569" calcext:value-type="float">
            <text:p>569</text:p>
          </table:table-cell>
          <table:table-cell table:formula="of:=[.E286]-[.E28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783903.9145" calcext:value-type="float">
            <text:p>1737783903.9145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287]-[.$A$2])/3600/24" office:value-type="float" office:value="12.1783952181704" calcext:value-type="float">
            <text:p>12.178</text:p>
          </table:table-cell>
          <table:table-cell table:formula="of:=[.B287]" office:value-type="float" office:value="569" calcext:value-type="float">
            <text:p>569</text:p>
          </table:table-cell>
          <table:table-cell table:formula="of:=[.E287]-[.E28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787504.29565" calcext:value-type="float">
            <text:p>1737787504.29565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([.A288]-[.$A$2])/3600/24" office:value-type="float" office:value="12.2200662962954" calcext:value-type="float">
            <text:p>12.220</text:p>
          </table:table-cell>
          <table:table-cell table:formula="of:=[.B288]" office:value-type="float" office:value="575" calcext:value-type="float">
            <text:p>575</text:p>
          </table:table-cell>
          <table:table-cell table:formula="of:=[.E288]-[.E287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7791104.71769" calcext:value-type="float">
            <text:p>1737791104.7176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289]-[.$A$2])/3600/24" office:value-type="float" office:value="12.2617378476842" calcext:value-type="float">
            <text:p>12.262</text:p>
          </table:table-cell>
          <table:table-cell table:formula="of:=[.B289]" office:value-type="float" office:value="579" calcext:value-type="float">
            <text:p>579</text:p>
          </table:table-cell>
          <table:table-cell table:formula="of:=[.E289]-[.E288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794706.07336" calcext:value-type="float">
            <text:p>1737794706.07336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290]-[.$A$2])/3600/24" office:value-type="float" office:value="12.3034202049755" calcext:value-type="float">
            <text:p>12.303</text:p>
          </table:table-cell>
          <table:table-cell table:formula="of:=[.B290]" office:value-type="float" office:value="577" calcext:value-type="float">
            <text:p>577</text:p>
          </table:table-cell>
          <table:table-cell table:formula="of:=[.E290]-[.E289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798306.45699" calcext:value-type="float">
            <text:p>1737798306.45699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291]-[.$A$2])/3600/24" office:value-type="float" office:value="12.3450913118047" calcext:value-type="float">
            <text:p>12.345</text:p>
          </table:table-cell>
          <table:table-cell table:formula="of:=[.B291]" office:value-type="float" office:value="577" calcext:value-type="float">
            <text:p>577</text:p>
          </table:table-cell>
          <table:table-cell table:formula="of:=[.E291]-[.E2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801907.88929" calcext:value-type="float">
            <text:p>1737801907.88929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A292]-[.$A$2])/3600/24" office:value-type="float" office:value="12.3867745560187" calcext:value-type="float">
            <text:p>12.387</text:p>
          </table:table-cell>
          <table:table-cell table:formula="of:=[.B292]" office:value-type="float" office:value="580" calcext:value-type="float">
            <text:p>580</text:p>
          </table:table-cell>
          <table:table-cell table:formula="of:=[.E292]-[.E291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805508.21571" calcext:value-type="float">
            <text:p>1737805508.21571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293]-[.$A$2])/3600/24" office:value-type="float" office:value="12.4284450006927" calcext:value-type="float">
            <text:p>12.428</text:p>
          </table:table-cell>
          <table:table-cell table:formula="of:=[.B293]" office:value-type="float" office:value="581" calcext:value-type="float">
            <text:p>581</text:p>
          </table:table-cell>
          <table:table-cell table:formula="of:=[.E293]-[.E29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809108.62214" calcext:value-type="float">
            <text:p>1737809108.62214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294]-[.$A$2])/3600/24" office:value-type="float" office:value="12.4701163714103" calcext:value-type="float">
            <text:p>12.470</text:p>
          </table:table-cell>
          <table:table-cell table:formula="of:=[.B294]" office:value-type="float" office:value="581" calcext:value-type="float">
            <text:p>581</text:p>
          </table:table-cell>
          <table:table-cell table:formula="of:=[.E294]-[.E2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812710.05568" calcext:value-type="float">
            <text:p>1737812710.05568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295]-[.$A$2])/3600/24" office:value-type="float" office:value="12.5117996299764" calcext:value-type="float">
            <text:p>12.512</text:p>
          </table:table-cell>
          <table:table-cell table:formula="of:=[.B295]" office:value-type="float" office:value="583" calcext:value-type="float">
            <text:p>583</text:p>
          </table:table-cell>
          <table:table-cell table:formula="of:=[.E295]-[.E29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16310.42057" calcext:value-type="float">
            <text:p>1737816310.4205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296]-[.$A$2])/3600/24" office:value-type="float" office:value="12.5534705199053" calcext:value-type="float">
            <text:p>12.553</text:p>
          </table:table-cell>
          <table:table-cell table:formula="of:=[.B296]" office:value-type="float" office:value="585" calcext:value-type="float">
            <text:p>585</text:p>
          </table:table-cell>
          <table:table-cell table:formula="of:=[.E296]-[.E29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19910.85711" calcext:value-type="float">
            <text:p>1737819910.85711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297]-[.$A$2])/3600/24" office:value-type="float" office:value="12.5951422391197" calcext:value-type="float">
            <text:p>12.595</text:p>
          </table:table-cell>
          <table:table-cell table:formula="of:=[.B297]" office:value-type="float" office:value="581" calcext:value-type="float">
            <text:p>581</text:p>
          </table:table-cell>
          <table:table-cell table:formula="of:=[.E297]-[.E296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823512.2565" calcext:value-type="float">
            <text:p>1737823512.256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298]-[.$A$2])/3600/24" office:value-type="float" office:value="12.636825102449" calcext:value-type="float">
            <text:p>12.637</text:p>
          </table:table-cell>
          <table:table-cell table:formula="of:=[.B298]" office:value-type="float" office:value="583" calcext:value-type="float">
            <text:p>583</text:p>
          </table:table-cell>
          <table:table-cell table:formula="of:=[.E298]-[.E29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27112.65766" calcext:value-type="float">
            <text:p>1737827112.65766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299]-[.$A$2])/3600/24" office:value-type="float" office:value="12.6784964121464" calcext:value-type="float">
            <text:p>12.678</text:p>
          </table:table-cell>
          <table:table-cell table:formula="of:=[.B299]" office:value-type="float" office:value="581" calcext:value-type="float">
            <text:p>581</text:p>
          </table:table-cell>
          <table:table-cell table:formula="of:=[.E299]-[.E298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830714.09693" calcext:value-type="float">
            <text:p>1737830714.09693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300]-[.$A$2])/3600/24" office:value-type="float" office:value="12.7201797370889" calcext:value-type="float">
            <text:p>12.720</text:p>
          </table:table-cell>
          <table:table-cell table:formula="of:=[.B300]" office:value-type="float" office:value="578" calcext:value-type="float">
            <text:p>578</text:p>
          </table:table-cell>
          <table:table-cell table:formula="of:=[.E300]-[.E299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834314.47501" calcext:value-type="float">
            <text:p>1737834314.4750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301]-[.$A$2])/3600/24" office:value-type="float" office:value="12.7618507796222" calcext:value-type="float">
            <text:p>12.762</text:p>
          </table:table-cell>
          <table:table-cell table:formula="of:=[.B301]" office:value-type="float" office:value="577" calcext:value-type="float">
            <text:p>577</text:p>
          </table:table-cell>
          <table:table-cell table:formula="of:=[.E301]-[.E300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837914.89698" calcext:value-type="float">
            <text:p>1737837914.89698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302]-[.$A$2])/3600/24" office:value-type="float" office:value="12.80352233023" calcext:value-type="float">
            <text:p>12.804</text:p>
          </table:table-cell>
          <table:table-cell table:formula="of:=[.B302]" office:value-type="float" office:value="577" calcext:value-type="float">
            <text:p>577</text:p>
          </table:table-cell>
          <table:table-cell table:formula="of:=[.E302]-[.E3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841516.28795" calcext:value-type="float">
            <text:p>1737841516.28795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303]-[.$A$2])/3600/24" office:value-type="float" office:value="12.8452050961168" calcext:value-type="float">
            <text:p>12.845</text:p>
          </table:table-cell>
          <table:table-cell table:formula="of:=[.B303]" office:value-type="float" office:value="578" calcext:value-type="float">
            <text:p>578</text:p>
          </table:table-cell>
          <table:table-cell table:formula="of:=[.E303]-[.E302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845116.64201" calcext:value-type="float">
            <text:p>1737845116.64201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A304]-[.$A$2])/3600/24" office:value-type="float" office:value="12.8868758606469" calcext:value-type="float">
            <text:p>12.887</text:p>
          </table:table-cell>
          <table:table-cell table:formula="of:=[.B304]" office:value-type="float" office:value="580" calcext:value-type="float">
            <text:p>580</text:p>
          </table:table-cell>
          <table:table-cell table:formula="of:=[.E304]-[.E30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48717.07779" calcext:value-type="float">
            <text:p>1737848717.07779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([.A305]-[.$A$2])/3600/24" office:value-type="float" office:value="12.9285475710366" calcext:value-type="float">
            <text:p>12.929</text:p>
          </table:table-cell>
          <table:table-cell table:formula="of:=[.B305]" office:value-type="float" office:value="571" calcext:value-type="float">
            <text:p>571</text:p>
          </table:table-cell>
          <table:table-cell table:formula="of:=[.E305]-[.E304]" office:value-type="float" office:value="-9" calcext:value-type="float">
            <text:p>-9</text:p>
          </table:table-cell>
          <table:table-cell table:number-columns-repeated="7"/>
        </table:table-row>
        <table:table-row table:style-name="ro1">
          <table:table-cell office:value-type="float" office:value="1737852318.41589" calcext:value-type="float">
            <text:p>1737852318.41589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([.A306]-[.$A$2])/3600/24" office:value-type="float" office:value="12.9702297250457" calcext:value-type="float">
            <text:p>12.970</text:p>
          </table:table-cell>
          <table:table-cell table:formula="of:=[.B306]" office:value-type="float" office:value="563" calcext:value-type="float">
            <text:p>563</text:p>
          </table:table-cell>
          <table:table-cell table:formula="of:=[.E306]-[.E305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7855918.79359" calcext:value-type="float">
            <text:p>1737855918.79359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A307]-[.$A$2])/3600/24" office:value-type="float" office:value="13.0119007632054" calcext:value-type="float">
            <text:p>13.012</text:p>
          </table:table-cell>
          <table:table-cell table:formula="of:=[.B307]" office:value-type="float" office:value="558" calcext:value-type="float">
            <text:p>558</text:p>
          </table:table-cell>
          <table:table-cell table:formula="of:=[.E307]-[.E306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7859519.2604" calcext:value-type="float">
            <text:p>1737859519.260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308]-[.$A$2])/3600/24" office:value-type="float" office:value="13.0535728328068" calcext:value-type="float">
            <text:p>13.054</text:p>
          </table:table-cell>
          <table:table-cell table:formula="of:=[.B308]" office:value-type="float" office:value="560" calcext:value-type="float">
            <text:p>560</text:p>
          </table:table-cell>
          <table:table-cell table:formula="of:=[.E308]-[.E30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63120.58336" calcext:value-type="float">
            <text:p>1737863120.5833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([.A309]-[.$A$2])/3600/24" office:value-type="float" office:value="13.0952548114238" calcext:value-type="float">
            <text:p>13.095</text:p>
          </table:table-cell>
          <table:table-cell table:formula="of:=[.B309]" office:value-type="float" office:value="563" calcext:value-type="float">
            <text:p>563</text:p>
          </table:table-cell>
          <table:table-cell table:formula="of:=[.E309]-[.E30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866720.9599" calcext:value-type="float">
            <text:p>1737866720.9599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[.A310]-[.$A$2])/3600/24" office:value-type="float" office:value="13.1369258362552" calcext:value-type="float">
            <text:p>13.137</text:p>
          </table:table-cell>
          <table:table-cell table:formula="of:=[.B310]" office:value-type="float" office:value="564" calcext:value-type="float">
            <text:p>564</text:p>
          </table:table-cell>
          <table:table-cell table:formula="of:=[.E310]-[.E30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870322.39329" calcext:value-type="float">
            <text:p>1737870322.39329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311]-[.$A$2])/3600/24" office:value-type="float" office:value="13.1786090930938" calcext:value-type="float">
            <text:p>13.179</text:p>
          </table:table-cell>
          <table:table-cell table:formula="of:=[.B311]" office:value-type="float" office:value="567" calcext:value-type="float">
            <text:p>567</text:p>
          </table:table-cell>
          <table:table-cell table:formula="of:=[.E311]-[.E310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873922.74679" calcext:value-type="float">
            <text:p>1737873922.74679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([.A312]-[.$A$2])/3600/24" office:value-type="float" office:value="13.2202798511502" calcext:value-type="float">
            <text:p>13.220</text:p>
          </table:table-cell>
          <table:table-cell table:formula="of:=[.B312]" office:value-type="float" office:value="569" calcext:value-type="float">
            <text:p>569</text:p>
          </table:table-cell>
          <table:table-cell table:formula="of:=[.E312]-[.E311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77523.15952" calcext:value-type="float">
            <text:p>1737877523.15952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313]-[.$A$2])/3600/24" office:value-type="float" office:value="13.2619512947649" calcext:value-type="float">
            <text:p>13.262</text:p>
          </table:table-cell>
          <table:table-cell table:formula="of:=[.B313]" office:value-type="float" office:value="576" calcext:value-type="float">
            <text:p>576</text:p>
          </table:table-cell>
          <table:table-cell table:formula="of:=[.E313]-[.E3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37881124.54735" calcext:value-type="float">
            <text:p>1737881124.54735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314]-[.$A$2])/3600/24" office:value-type="float" office:value="13.3036340242955" calcext:value-type="float">
            <text:p>13.304</text:p>
          </table:table-cell>
          <table:table-cell table:formula="of:=[.B314]" office:value-type="float" office:value="576" calcext:value-type="float">
            <text:p>576</text:p>
          </table:table-cell>
          <table:table-cell table:formula="of:=[.E314]-[.E3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884724.88691" calcext:value-type="float">
            <text:p>1737884724.88691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315]-[.$A$2])/3600/24" office:value-type="float" office:value="13.3453046210524" calcext:value-type="float">
            <text:p>13.345</text:p>
          </table:table-cell>
          <table:table-cell table:formula="of:=[.B315]" office:value-type="float" office:value="577" calcext:value-type="float">
            <text:p>577</text:p>
          </table:table-cell>
          <table:table-cell table:formula="of:=[.E315]-[.E31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888325.3184" calcext:value-type="float">
            <text:p>1737888325.3184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316]-[.$A$2])/3600/24" office:value-type="float" office:value="13.386976281835" calcext:value-type="float">
            <text:p>13.387</text:p>
          </table:table-cell>
          <table:table-cell table:formula="of:=[.B316]" office:value-type="float" office:value="577" calcext:value-type="float">
            <text:p>577</text:p>
          </table:table-cell>
          <table:table-cell table:formula="of:=[.E316]-[.E31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891926.66989" calcext:value-type="float">
            <text:p>1737891926.66989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317]-[.$A$2])/3600/24" office:value-type="float" office:value="13.4286585907472" calcext:value-type="float">
            <text:p>13.429</text:p>
          </table:table-cell>
          <table:table-cell table:formula="of:=[.B317]" office:value-type="float" office:value="579" calcext:value-type="float">
            <text:p>579</text:p>
          </table:table-cell>
          <table:table-cell table:formula="of:=[.E317]-[.E31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95527.05359" calcext:value-type="float">
            <text:p>1737895527.0535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([.A318]-[.$A$2])/3600/24" office:value-type="float" office:value="13.4703296983546" calcext:value-type="float">
            <text:p>13.470</text:p>
          </table:table-cell>
          <table:table-cell table:formula="of:=[.B318]" office:value-type="float" office:value="581" calcext:value-type="float">
            <text:p>581</text:p>
          </table:table-cell>
          <table:table-cell table:formula="of:=[.E318]-[.E31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899128.5154" calcext:value-type="float">
            <text:p>1737899128.5154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A319]-[.$A$2])/3600/24" office:value-type="float" office:value="13.5120132841805" calcext:value-type="float">
            <text:p>13.512</text:p>
          </table:table-cell>
          <table:table-cell table:formula="of:=[.B319]" office:value-type="float" office:value="584" calcext:value-type="float">
            <text:p>584</text:p>
          </table:table-cell>
          <table:table-cell table:formula="of:=[.E319]-[.E31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7902728.84628" calcext:value-type="float">
            <text:p>1737902728.84628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320]-[.$A$2])/3600/24" office:value-type="float" office:value="13.5536837804069" calcext:value-type="float">
            <text:p>13.554</text:p>
          </table:table-cell>
          <table:table-cell table:formula="of:=[.B320]" office:value-type="float" office:value="585" calcext:value-type="float">
            <text:p>585</text:p>
          </table:table-cell>
          <table:table-cell table:formula="of:=[.E320]-[.E31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906329.25868" calcext:value-type="float">
            <text:p>1737906329.25868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([.A321]-[.$A$2])/3600/24" office:value-type="float" office:value="13.5953552203101" calcext:value-type="float">
            <text:p>13.595</text:p>
          </table:table-cell>
          <table:table-cell table:formula="of:=[.B321]" office:value-type="float" office:value="582" calcext:value-type="float">
            <text:p>582</text:p>
          </table:table-cell>
          <table:table-cell table:formula="of:=[.E321]-[.E32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909930.66214" calcext:value-type="float">
            <text:p>1737909930.66214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322]-[.$A$2])/3600/24" office:value-type="float" office:value="13.6370381307022" calcext:value-type="float">
            <text:p>13.637</text:p>
          </table:table-cell>
          <table:table-cell table:formula="of:=[.B322]" office:value-type="float" office:value="583" calcext:value-type="float">
            <text:p>583</text:p>
          </table:table-cell>
          <table:table-cell table:formula="of:=[.E322]-[.E32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913531.00727" calcext:value-type="float">
            <text:p>1737913531.0072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323]-[.$A$2])/3600/24" office:value-type="float" office:value="13.678708791868" calcext:value-type="float">
            <text:p>13.679</text:p>
          </table:table-cell>
          <table:table-cell table:formula="of:=[.B323]" office:value-type="float" office:value="585" calcext:value-type="float">
            <text:p>585</text:p>
          </table:table-cell>
          <table:table-cell table:formula="of:=[.E323]-[.E322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917131.45082" calcext:value-type="float">
            <text:p>1737917131.45082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324]-[.$A$2])/3600/24" office:value-type="float" office:value="13.7203805922551" calcext:value-type="float">
            <text:p>13.720</text:p>
          </table:table-cell>
          <table:table-cell table:formula="of:=[.B324]" office:value-type="float" office:value="583" calcext:value-type="float">
            <text:p>583</text:p>
          </table:table-cell>
          <table:table-cell table:formula="of:=[.E324]-[.E323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7920732.80285" calcext:value-type="float">
            <text:p>1737920732.80285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A325]-[.$A$2])/3600/24" office:value-type="float" office:value="13.7620629073762" calcext:value-type="float">
            <text:p>13.762</text:p>
          </table:table-cell>
          <table:table-cell table:formula="of:=[.B325]" office:value-type="float" office:value="584" calcext:value-type="float">
            <text:p>584</text:p>
          </table:table-cell>
          <table:table-cell table:formula="of:=[.E325]-[.E32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924333.15497" calcext:value-type="float">
            <text:p>1737924333.15497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([.A326]-[.$A$2])/3600/24" office:value-type="float" office:value="13.8037336495464" calcext:value-type="float">
            <text:p>13.804</text:p>
          </table:table-cell>
          <table:table-cell table:formula="of:=[.B326]" office:value-type="float" office:value="588" calcext:value-type="float">
            <text:p>588</text:p>
          </table:table-cell>
          <table:table-cell table:formula="of:=[.E326]-[.E32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7927933.60848" calcext:value-type="float">
            <text:p>1737927933.60848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327]-[.$A$2])/3600/24" office:value-type="float" office:value="13.8454055651581" calcext:value-type="float">
            <text:p>13.845</text:p>
          </table:table-cell>
          <table:table-cell table:formula="of:=[.B327]" office:value-type="float" office:value="583" calcext:value-type="float">
            <text:p>583</text:p>
          </table:table-cell>
          <table:table-cell table:formula="of:=[.E327]-[.E326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7931534.98599" calcext:value-type="float">
            <text:p>1737931534.98599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A328]-[.$A$2])/3600/24" office:value-type="float" office:value="13.8870881752118" calcext:value-type="float">
            <text:p>13.887</text:p>
          </table:table-cell>
          <table:table-cell table:formula="of:=[.B328]" office:value-type="float" office:value="584" calcext:value-type="float">
            <text:p>584</text:p>
          </table:table-cell>
          <table:table-cell table:formula="of:=[.E328]-[.E32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935135.38587" calcext:value-type="float">
            <text:p>1737935135.38587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([.A329]-[.$A$2])/3600/24" office:value-type="float" office:value="13.9287594700936" calcext:value-type="float">
            <text:p>13.929</text:p>
          </table:table-cell>
          <table:table-cell table:formula="of:=[.B329]" office:value-type="float" office:value="583" calcext:value-type="float">
            <text:p>583</text:p>
          </table:table-cell>
          <table:table-cell table:formula="of:=[.E329]-[.E328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938736.82297" calcext:value-type="float">
            <text:p>1737938736.82297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([.A330]-[.$A$2])/3600/24" office:value-type="float" office:value="13.9704427699441" calcext:value-type="float">
            <text:p>13.970</text:p>
          </table:table-cell>
          <table:table-cell table:formula="of:=[.B330]" office:value-type="float" office:value="584" calcext:value-type="float">
            <text:p>584</text:p>
          </table:table-cell>
          <table:table-cell table:formula="of:=[.E330]-[.E32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7942337.16693" calcext:value-type="float">
            <text:p>1737942337.16693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([.A331]-[.$A$2])/3600/24" office:value-type="float" office:value="14.0121134176464" calcext:value-type="float">
            <text:p>14.012</text:p>
          </table:table-cell>
          <table:table-cell table:formula="of:=[.B331]" office:value-type="float" office:value="579" calcext:value-type="float">
            <text:p>579</text:p>
          </table:table-cell>
          <table:table-cell table:formula="of:=[.E331]-[.E330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7945937.54389" calcext:value-type="float">
            <text:p>1737945937.54389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332]-[.$A$2])/3600/24" office:value-type="float" office:value="14.0537844472572" calcext:value-type="float">
            <text:p>14.054</text:p>
          </table:table-cell>
          <table:table-cell table:formula="of:=[.B332]" office:value-type="float" office:value="578" calcext:value-type="float">
            <text:p>578</text:p>
          </table:table-cell>
          <table:table-cell table:formula="of:=[.E332]-[.E331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949538.92934" calcext:value-type="float">
            <text:p>1737949538.92934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333]-[.$A$2])/3600/24" office:value-type="float" office:value="14.0954671491379" calcext:value-type="float">
            <text:p>14.095</text:p>
          </table:table-cell>
          <table:table-cell table:formula="of:=[.B333]" office:value-type="float" office:value="577" calcext:value-type="float">
            <text:p>577</text:p>
          </table:table-cell>
          <table:table-cell table:formula="of:=[.E333]-[.E33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953139.27473" calcext:value-type="float">
            <text:p>1737953139.27473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([.A334]-[.$A$2])/3600/24" office:value-type="float" office:value="14.1371378133667" calcext:value-type="float">
            <text:p>14.137</text:p>
          </table:table-cell>
          <table:table-cell table:formula="of:=[.B334]" office:value-type="float" office:value="577" calcext:value-type="float">
            <text:p>577</text:p>
          </table:table-cell>
          <table:table-cell table:formula="of:=[.E334]-[.E3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956739.70716" calcext:value-type="float">
            <text:p>1737956739.70716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([.A335]-[.$A$2])/3600/24" office:value-type="float" office:value="14.1788094851126" calcext:value-type="float">
            <text:p>14.179</text:p>
          </table:table-cell>
          <table:table-cell table:formula="of:=[.B335]" office:value-type="float" office:value="576" calcext:value-type="float">
            <text:p>576</text:p>
          </table:table-cell>
          <table:table-cell table:formula="of:=[.E335]-[.E334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7960341.0688" calcext:value-type="float">
            <text:p>1737960341.0688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([.A336]-[.$A$2])/3600/24" office:value-type="float" office:value="14.2204919114902" calcext:value-type="float">
            <text:p>14.220</text:p>
          </table:table-cell>
          <table:table-cell table:formula="of:=[.B336]" office:value-type="float" office:value="578" calcext:value-type="float">
            <text:p>578</text:p>
          </table:table-cell>
          <table:table-cell table:formula="of:=[.E336]-[.E33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963941.43459" calcext:value-type="float">
            <text:p>1737963941.43459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A337]-[.$A$2])/3600/24" office:value-type="float" office:value="14.2621628117617" calcext:value-type="float">
            <text:p>14.262</text:p>
          </table:table-cell>
          <table:table-cell table:formula="of:=[.B337]" office:value-type="float" office:value="580" calcext:value-type="float">
            <text:p>580</text:p>
          </table:table-cell>
          <table:table-cell table:formula="of:=[.E337]-[.E33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7967541.87033" calcext:value-type="float">
            <text:p>1737967541.87033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([.A338]-[.$A$2])/3600/24" office:value-type="float" office:value="14.3038345217512" calcext:value-type="float">
            <text:p>14.304</text:p>
          </table:table-cell>
          <table:table-cell table:formula="of:=[.B338]" office:value-type="float" office:value="585" calcext:value-type="float">
            <text:p>585</text:p>
          </table:table-cell>
          <table:table-cell table:formula="of:=[.E338]-[.E33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7971143.18852" calcext:value-type="float">
            <text:p>1737971143.18852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339]-[.$A$2])/3600/24" office:value-type="float" office:value="14.3455164452587" calcext:value-type="float">
            <text:p>14.346</text:p>
          </table:table-cell>
          <table:table-cell table:formula="of:=[.B339]" office:value-type="float" office:value="573" calcext:value-type="float">
            <text:p>573</text:p>
          </table:table-cell>
          <table:table-cell table:formula="of:=[.E339]-[.E338]" office:value-type="float" office:value="-12" calcext:value-type="float">
            <text:p>-12</text:p>
          </table:table-cell>
          <table:table-cell table:number-columns-repeated="7"/>
        </table:table-row>
        <table:table-row table:style-name="ro1">
          <table:table-cell office:value-type="float" office:value="1737974743.56894" calcext:value-type="float">
            <text:p>1737974743.56894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340]-[.$A$2])/3600/24" office:value-type="float" office:value="14.3871875149784" calcext:value-type="float">
            <text:p>14.387</text:p>
          </table:table-cell>
          <table:table-cell table:formula="of:=[.B340]" office:value-type="float" office:value="560" calcext:value-type="float">
            <text:p>560</text:p>
          </table:table-cell>
          <table:table-cell table:formula="of:=[.E340]-[.E339]" office:value-type="float" office:value="-13" calcext:value-type="float">
            <text:p>-13</text:p>
          </table:table-cell>
          <table:table-cell table:number-columns-repeated="7"/>
        </table:table-row>
        <table:table-row table:style-name="ro1">
          <table:table-cell office:value-type="float" office:value="1737978344.99725" calcext:value-type="float">
            <text:p>1737978344.99725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[.A341]-[.$A$2])/3600/24" office:value-type="float" office:value="14.4288707129961" calcext:value-type="float">
            <text:p>14.429</text:p>
          </table:table-cell>
          <table:table-cell table:formula="of:=[.B341]" office:value-type="float" office:value="554" calcext:value-type="float">
            <text:p>554</text:p>
          </table:table-cell>
          <table:table-cell table:formula="of:=[.E341]-[.E340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7981945.32232" calcext:value-type="float">
            <text:p>1737981945.32232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([.A342]-[.$A$2])/3600/24" office:value-type="float" office:value="14.4705411420569" calcext:value-type="float">
            <text:p>14.471</text:p>
          </table:table-cell>
          <table:table-cell table:formula="of:=[.B342]" office:value-type="float" office:value="544" calcext:value-type="float">
            <text:p>544</text:p>
          </table:table-cell>
          <table:table-cell table:formula="of:=[.E342]-[.E341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1737985545.72182" calcext:value-type="float">
            <text:p>1737985545.72182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[.A343]-[.$A$2])/3600/24" office:value-type="float" office:value="14.5122124325181" calcext:value-type="float">
            <text:p>14.512</text:p>
          </table:table-cell>
          <table:table-cell table:formula="of:=[.B343]" office:value-type="float" office:value="537" calcext:value-type="float">
            <text:p>537</text:p>
          </table:table-cell>
          <table:table-cell table:formula="of:=[.E343]-[.E342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737989147.13812" calcext:value-type="float">
            <text:p>1737989147.13812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[.A344]-[.$A$2])/3600/24" office:value-type="float" office:value="14.5538954916045" calcext:value-type="float">
            <text:p>14.554</text:p>
          </table:table-cell>
          <table:table-cell table:formula="of:=[.B344]" office:value-type="float" office:value="537" calcext:value-type="float">
            <text:p>537</text:p>
          </table:table-cell>
          <table:table-cell table:formula="of:=[.E344]-[.E3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7992747.49299" calcext:value-type="float">
            <text:p>1737992747.49299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[.A345]-[.$A$2])/3600/24" office:value-type="float" office:value="14.5955662655416" calcext:value-type="float">
            <text:p>14.596</text:p>
          </table:table-cell>
          <table:table-cell table:formula="of:=[.B345]" office:value-type="float" office:value="533" calcext:value-type="float">
            <text:p>533</text:p>
          </table:table-cell>
          <table:table-cell table:formula="of:=[.E345]-[.E344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7996347.91644" calcext:value-type="float">
            <text:p>1737996347.91644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([.A346]-[.$A$2])/3600/24" office:value-type="float" office:value="14.6372378332361" calcext:value-type="float">
            <text:p>14.637</text:p>
          </table:table-cell>
          <table:table-cell table:formula="of:=[.B346]" office:value-type="float" office:value="530" calcext:value-type="float">
            <text:p>530</text:p>
          </table:table-cell>
          <table:table-cell table:formula="of:=[.E346]-[.E345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7999949.27324" calcext:value-type="float">
            <text:p>1737999949.27324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A347]-[.$A$2])/3600/24" office:value-type="float" office:value="14.6789202035826" calcext:value-type="float">
            <text:p>14.679</text:p>
          </table:table-cell>
          <table:table-cell table:formula="of:=[.B347]" office:value-type="float" office:value="528" calcext:value-type="float">
            <text:p>528</text:p>
          </table:table-cell>
          <table:table-cell table:formula="of:=[.E347]-[.E346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8003549.66919" calcext:value-type="float">
            <text:p>1738003549.66919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([.A348]-[.$A$2])/3600/24" office:value-type="float" office:value="14.7205914530075" calcext:value-type="float">
            <text:p>14.721</text:p>
          </table:table-cell>
          <table:table-cell table:formula="of:=[.B348]" office:value-type="float" office:value="525" calcext:value-type="float">
            <text:p>525</text:p>
          </table:table-cell>
          <table:table-cell table:formula="of:=[.E348]-[.E34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8007150.08633" calcext:value-type="float">
            <text:p>1738007150.08633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([.A349]-[.$A$2])/3600/24" office:value-type="float" office:value="14.7622629477194" calcext:value-type="float">
            <text:p>14.762</text:p>
          </table:table-cell>
          <table:table-cell table:formula="of:=[.B349]" office:value-type="float" office:value="532" calcext:value-type="float">
            <text:p>532</text:p>
          </table:table-cell>
          <table:table-cell table:formula="of:=[.E349]-[.E348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38010751.42505" calcext:value-type="float">
            <text:p>1738010751.42505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[.A350]-[.$A$2])/3600/24" office:value-type="float" office:value="14.8039451087459" calcext:value-type="float">
            <text:p>14.804</text:p>
          </table:table-cell>
          <table:table-cell table:formula="of:=[.B350]" office:value-type="float" office:value="537" calcext:value-type="float">
            <text:p>537</text:p>
          </table:table-cell>
          <table:table-cell table:formula="of:=[.E350]-[.E34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8014351.81827" calcext:value-type="float">
            <text:p>1738014351.81827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([.A351]-[.$A$2])/3600/24" office:value-type="float" office:value="14.8456163266053" calcext:value-type="float">
            <text:p>14.846</text:p>
          </table:table-cell>
          <table:table-cell table:formula="of:=[.B351]" office:value-type="float" office:value="541" calcext:value-type="float">
            <text:p>541</text:p>
          </table:table-cell>
          <table:table-cell table:formula="of:=[.E351]-[.E350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8017953.24116" calcext:value-type="float">
            <text:p>1738017953.24116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[.A352]-[.$A$2])/3600/24" office:value-type="float" office:value="14.8872994618918" calcext:value-type="float">
            <text:p>14.887</text:p>
          </table:table-cell>
          <table:table-cell table:formula="of:=[.B352]" office:value-type="float" office:value="545" calcext:value-type="float">
            <text:p>545</text:p>
          </table:table-cell>
          <table:table-cell table:formula="of:=[.E352]-[.E351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8021553.5662" calcext:value-type="float">
            <text:p>1738021553.5662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[.A353]-[.$A$2])/3600/24" office:value-type="float" office:value="14.9289698906574" calcext:value-type="float">
            <text:p>14.929</text:p>
          </table:table-cell>
          <table:table-cell table:formula="of:=[.B353]" office:value-type="float" office:value="548" calcext:value-type="float">
            <text:p>548</text:p>
          </table:table-cell>
          <table:table-cell table:formula="of:=[.E353]-[.E35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8025153.9646" calcext:value-type="float">
            <text:p>1738025153.9646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([.A354]-[.$A$2])/3600/24" office:value-type="float" office:value="14.9706411683697" calcext:value-type="float">
            <text:p>14.971</text:p>
          </table:table-cell>
          <table:table-cell table:formula="of:=[.B354]" office:value-type="float" office:value="548" calcext:value-type="float">
            <text:p>548</text:p>
          </table:table-cell>
          <table:table-cell table:formula="of:=[.E354]-[.E3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028755.40599" calcext:value-type="float">
            <text:p>1738028755.40599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([.A355]-[.$A$2])/3600/24" office:value-type="float" office:value="15.012324517797" calcext:value-type="float">
            <text:p>15.012</text:p>
          </table:table-cell>
          <table:table-cell table:formula="of:=[.B355]" office:value-type="float" office:value="549" calcext:value-type="float">
            <text:p>549</text:p>
          </table:table-cell>
          <table:table-cell table:formula="of:=[.E355]-[.E35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32355.78259" calcext:value-type="float">
            <text:p>1738032355.78259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A356]-[.$A$2])/3600/24" office:value-type="float" office:value="15.0539955432603" calcext:value-type="float">
            <text:p>15.054</text:p>
          </table:table-cell>
          <table:table-cell table:formula="of:=[.B356]" office:value-type="float" office:value="550" calcext:value-type="float">
            <text:p>550</text:p>
          </table:table-cell>
          <table:table-cell table:formula="of:=[.E356]-[.E35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35956.22761" calcext:value-type="float">
            <text:p>1738035956.22761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A357]-[.$A$2])/3600/24" office:value-type="float" office:value="15.0956673606982" calcext:value-type="float">
            <text:p>15.096</text:p>
          </table:table-cell>
          <table:table-cell table:formula="of:=[.B357]" office:value-type="float" office:value="551" calcext:value-type="float">
            <text:p>551</text:p>
          </table:table-cell>
          <table:table-cell table:formula="of:=[.E357]-[.E35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39557.60368" calcext:value-type="float">
            <text:p>1738039557.60368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[.A358]-[.$A$2])/3600/24" office:value-type="float" office:value="15.1373499540985" calcext:value-type="float">
            <text:p>15.137</text:p>
          </table:table-cell>
          <table:table-cell table:formula="of:=[.B358]" office:value-type="float" office:value="552" calcext:value-type="float">
            <text:p>552</text:p>
          </table:table-cell>
          <table:table-cell table:formula="of:=[.E358]-[.E35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43157.98678" calcext:value-type="float">
            <text:p>1738043157.98678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([.A359]-[.$A$2])/3600/24" office:value-type="float" office:value="15.1790210546857" calcext:value-type="float">
            <text:p>15.179</text:p>
          </table:table-cell>
          <table:table-cell table:formula="of:=[.B359]" office:value-type="float" office:value="553" calcext:value-type="float">
            <text:p>553</text:p>
          </table:table-cell>
          <table:table-cell table:formula="of:=[.E359]-[.E35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46759.41875" calcext:value-type="float">
            <text:p>1738046759.41875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([.A360]-[.$A$2])/3600/24" office:value-type="float" office:value="15.2207042951164" calcext:value-type="float">
            <text:p>15.221</text:p>
          </table:table-cell>
          <table:table-cell table:formula="of:=[.B360]" office:value-type="float" office:value="554" calcext:value-type="float">
            <text:p>554</text:p>
          </table:table-cell>
          <table:table-cell table:formula="of:=[.E360]-[.E35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50359.7675" calcext:value-type="float">
            <text:p>1738050359.7675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[.A361]-[.$A$2])/3600/24" office:value-type="float" office:value="15.2623749982455" calcext:value-type="float">
            <text:p>15.262</text:p>
          </table:table-cell>
          <table:table-cell table:formula="of:=[.B361]" office:value-type="float" office:value="557" calcext:value-type="float">
            <text:p>557</text:p>
          </table:table-cell>
          <table:table-cell table:formula="of:=[.E361]-[.E360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8053960.20937" calcext:value-type="float">
            <text:p>1738053960.20937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([.A362]-[.$A$2])/3600/24" office:value-type="float" office:value="15.3040467792032" calcext:value-type="float">
            <text:p>15.304</text:p>
          </table:table-cell>
          <table:table-cell table:formula="of:=[.B362]" office:value-type="float" office:value="558" calcext:value-type="float">
            <text:p>558</text:p>
          </table:table-cell>
          <table:table-cell table:formula="of:=[.E362]-[.E36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057561.6131" calcext:value-type="float">
            <text:p>1738057561.6131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[.A363]-[.$A$2])/3600/24" office:value-type="float" office:value="15.3457296927218" calcext:value-type="float">
            <text:p>15.346</text:p>
          </table:table-cell>
          <table:table-cell table:formula="of:=[.B363]" office:value-type="float" office:value="562" calcext:value-type="float">
            <text:p>562</text:p>
          </table:table-cell>
          <table:table-cell table:formula="of:=[.E363]-[.E36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8061161.99856" calcext:value-type="float">
            <text:p>1738061161.99856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A364]-[.$A$2])/3600/24" office:value-type="float" office:value="15.3874008207244" calcext:value-type="float">
            <text:p>15.387</text:p>
          </table:table-cell>
          <table:table-cell table:formula="of:=[.B364]" office:value-type="float" office:value="556" calcext:value-type="float">
            <text:p>556</text:p>
          </table:table-cell>
          <table:table-cell table:formula="of:=[.E364]-[.E363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8064762.44064" calcext:value-type="float">
            <text:p>1738064762.44064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A365]-[.$A$2])/3600/24" office:value-type="float" office:value="15.4290726040221" calcext:value-type="float">
            <text:p>15.429</text:p>
          </table:table-cell>
          <table:table-cell table:formula="of:=[.B365]" office:value-type="float" office:value="551" calcext:value-type="float">
            <text:p>551</text:p>
          </table:table-cell>
          <table:table-cell table:formula="of:=[.E365]-[.E364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8068363.80953" calcext:value-type="float">
            <text:p>1738068363.80953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A366]-[.$A$2])/3600/24" office:value-type="float" office:value="15.470755114307" calcext:value-type="float">
            <text:p>15.471</text:p>
          </table:table-cell>
          <table:table-cell table:formula="of:=[.B366]" office:value-type="float" office:value="550" calcext:value-type="float">
            <text:p>550</text:p>
          </table:table-cell>
          <table:table-cell table:formula="of:=[.E366]-[.E36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071964.22758" calcext:value-type="float">
            <text:p>1738071964.22758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([.A367]-[.$A$2])/3600/24" office:value-type="float" office:value="15.5124266195187" calcext:value-type="float">
            <text:p>15.512</text:p>
          </table:table-cell>
          <table:table-cell table:formula="of:=[.B367]" office:value-type="float" office:value="547" calcext:value-type="float">
            <text:p>547</text:p>
          </table:table-cell>
          <table:table-cell table:formula="of:=[.E367]-[.E366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8075565.66289" calcext:value-type="float">
            <text:p>1738075565.66289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([.A368]-[.$A$2])/3600/24" office:value-type="float" office:value="15.5541098986373" calcext:value-type="float">
            <text:p>15.554</text:p>
          </table:table-cell>
          <table:table-cell table:formula="of:=[.B368]" office:value-type="float" office:value="546" calcext:value-type="float">
            <text:p>546</text:p>
          </table:table-cell>
          <table:table-cell table:formula="of:=[.E368]-[.E367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079166.03207" calcext:value-type="float">
            <text:p>1738079166.03207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([.A369]-[.$A$2])/3600/24" office:value-type="float" office:value="15.595780838223" calcext:value-type="float">
            <text:p>15.596</text:p>
          </table:table-cell>
          <table:table-cell table:formula="of:=[.B369]" office:value-type="float" office:value="546" calcext:value-type="float">
            <text:p>546</text:p>
          </table:table-cell>
          <table:table-cell table:formula="of:=[.E369]-[.E36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082766.46467" calcext:value-type="float">
            <text:p>1738082766.46467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A370]-[.$A$2])/3600/24" office:value-type="float" office:value="15.6374525117571" calcext:value-type="float">
            <text:p>15.637</text:p>
          </table:table-cell>
          <table:table-cell table:formula="of:=[.B370]" office:value-type="float" office:value="551" calcext:value-type="float">
            <text:p>551</text:p>
          </table:table-cell>
          <table:table-cell table:formula="of:=[.E370]-[.E36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8086367.85543" calcext:value-type="float">
            <text:p>1738086367.85543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([.A371]-[.$A$2])/3600/24" office:value-type="float" office:value="15.6791352752624" calcext:value-type="float">
            <text:p>15.679</text:p>
          </table:table-cell>
          <table:table-cell table:formula="of:=[.B371]" office:value-type="float" office:value="556" calcext:value-type="float">
            <text:p>556</text:p>
          </table:table-cell>
          <table:table-cell table:formula="of:=[.E371]-[.E370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8089968.22827" calcext:value-type="float">
            <text:p>1738089968.22827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[.A372]-[.$A$2])/3600/24" office:value-type="float" office:value="15.7208062572253" calcext:value-type="float">
            <text:p>15.721</text:p>
          </table:table-cell>
          <table:table-cell table:formula="of:=[.B372]" office:value-type="float" office:value="552" calcext:value-type="float">
            <text:p>552</text:p>
          </table:table-cell>
          <table:table-cell table:formula="of:=[.E372]-[.E371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8093568.68752" calcext:value-type="float">
            <text:p>1738093568.68752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([.A373]-[.$A$2])/3600/24" office:value-type="float" office:value="15.7624782392052" calcext:value-type="float">
            <text:p>15.762</text:p>
          </table:table-cell>
          <table:table-cell table:formula="of:=[.B373]" office:value-type="float" office:value="552" calcext:value-type="float">
            <text:p>552</text:p>
          </table:table-cell>
          <table:table-cell table:formula="of:=[.E373]-[.E37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097170.01152" calcext:value-type="float">
            <text:p>1738097170.01152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([.A374]-[.$A$2])/3600/24" office:value-type="float" office:value="15.804160229939" calcext:value-type="float">
            <text:p>15.804</text:p>
          </table:table-cell>
          <table:table-cell table:formula="of:=[.B374]" office:value-type="float" office:value="557" calcext:value-type="float">
            <text:p>557</text:p>
          </table:table-cell>
          <table:table-cell table:formula="of:=[.E374]-[.E37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8100770.44643" calcext:value-type="float">
            <text:p>1738100770.44643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([.A375]-[.$A$2])/3600/24" office:value-type="float" office:value="15.8458319303587" calcext:value-type="float">
            <text:p>15.846</text:p>
          </table:table-cell>
          <table:table-cell table:formula="of:=[.B375]" office:value-type="float" office:value="559" calcext:value-type="float">
            <text:p>559</text:p>
          </table:table-cell>
          <table:table-cell table:formula="of:=[.E375]-[.E37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104371.86026" calcext:value-type="float">
            <text:p>1738104371.8602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A376]-[.$A$2])/3600/24" office:value-type="float" office:value="15.8875149608155" calcext:value-type="float">
            <text:p>15.888</text:p>
          </table:table-cell>
          <table:table-cell table:formula="of:=[.B376]" office:value-type="float" office:value="560" calcext:value-type="float">
            <text:p>560</text:p>
          </table:table-cell>
          <table:table-cell table:formula="of:=[.E376]-[.E37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107972.21916" calcext:value-type="float">
            <text:p>1738107972.21916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[.A377]-[.$A$2])/3600/24" office:value-type="float" office:value="15.9291857813216" calcext:value-type="float">
            <text:p>15.929</text:p>
          </table:table-cell>
          <table:table-cell table:formula="of:=[.B377]" office:value-type="float" office:value="562" calcext:value-type="float">
            <text:p>562</text:p>
          </table:table-cell>
          <table:table-cell table:formula="of:=[.E377]-[.E37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111572.64049" calcext:value-type="float">
            <text:p>1738111572.64049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([.A378]-[.$A$2])/3600/24" office:value-type="float" office:value="15.9708573245478" calcext:value-type="float">
            <text:p>15.971</text:p>
          </table:table-cell>
          <table:table-cell table:formula="of:=[.B378]" office:value-type="float" office:value="562" calcext:value-type="float">
            <text:p>562</text:p>
          </table:table-cell>
          <table:table-cell table:formula="of:=[.E378]-[.E37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115174.03867" calcext:value-type="float">
            <text:p>1738115174.03867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([.A379]-[.$A$2])/3600/24" office:value-type="float" office:value="16.0125401738728" calcext:value-type="float">
            <text:p>16.013</text:p>
          </table:table-cell>
          <table:table-cell table:formula="of:=[.B379]" office:value-type="float" office:value="564" calcext:value-type="float">
            <text:p>564</text:p>
          </table:table-cell>
          <table:table-cell table:formula="of:=[.E379]-[.E37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118774.44254" calcext:value-type="float">
            <text:p>1738118774.44254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([.A380]-[.$A$2])/3600/24" office:value-type="float" office:value="16.0542115149647" calcext:value-type="float">
            <text:p>16.054</text:p>
          </table:table-cell>
          <table:table-cell table:formula="of:=[.B380]" office:value-type="float" office:value="565" calcext:value-type="float">
            <text:p>565</text:p>
          </table:table-cell>
          <table:table-cell table:formula="of:=[.E380]-[.E37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122375.87871" calcext:value-type="float">
            <text:p>1738122375.87871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381]-[.$A$2])/3600/24" office:value-type="float" office:value="16.0958948039484" calcext:value-type="float">
            <text:p>16.096</text:p>
          </table:table-cell>
          <table:table-cell table:formula="of:=[.B381]" office:value-type="float" office:value="566" calcext:value-type="float">
            <text:p>566</text:p>
          </table:table-cell>
          <table:table-cell table:formula="of:=[.E381]-[.E38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125976.22007" calcext:value-type="float">
            <text:p>1738125976.22007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382]-[.$A$2])/3600/24" office:value-type="float" office:value="16.1375654214703" calcext:value-type="float">
            <text:p>16.138</text:p>
          </table:table-cell>
          <table:table-cell table:formula="of:=[.B382]" office:value-type="float" office:value="566" calcext:value-type="float">
            <text:p>566</text:p>
          </table:table-cell>
          <table:table-cell table:formula="of:=[.E382]-[.E38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129576.59903" calcext:value-type="float">
            <text:p>1738129576.59903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([.A383]-[.$A$2])/3600/24" office:value-type="float" office:value="16.1792364742662" calcext:value-type="float">
            <text:p>16.179</text:p>
          </table:table-cell>
          <table:table-cell table:formula="of:=[.B383]" office:value-type="float" office:value="566" calcext:value-type="float">
            <text:p>566</text:p>
          </table:table-cell>
          <table:table-cell table:formula="of:=[.E383]-[.E38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133178.00918" calcext:value-type="float">
            <text:p>1738133178.00918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([.A384]-[.$A$2])/3600/24" office:value-type="float" office:value="16.2209194621527" calcext:value-type="float">
            <text:p>16.221</text:p>
          </table:table-cell>
          <table:table-cell table:formula="of:=[.B384]" office:value-type="float" office:value="567" calcext:value-type="float">
            <text:p>567</text:p>
          </table:table-cell>
          <table:table-cell table:formula="of:=[.E384]-[.E383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136778.37667" calcext:value-type="float">
            <text:p>1738136778.37667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([.A385]-[.$A$2])/3600/24" office:value-type="float" office:value="16.2625903821847" calcext:value-type="float">
            <text:p>16.263</text:p>
          </table:table-cell>
          <table:table-cell table:formula="of:=[.B385]" office:value-type="float" office:value="573" calcext:value-type="float">
            <text:p>573</text:p>
          </table:table-cell>
          <table:table-cell table:formula="of:=[.E385]-[.E38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8140378.78977" calcext:value-type="float">
            <text:p>1738140378.78977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([.A386]-[.$A$2])/3600/24" office:value-type="float" office:value="16.3042618301456" calcext:value-type="float">
            <text:p>16.304</text:p>
          </table:table-cell>
          <table:table-cell table:formula="of:=[.B386]" office:value-type="float" office:value="565" calcext:value-type="float">
            <text:p>565</text:p>
          </table:table-cell>
          <table:table-cell table:formula="of:=[.E386]-[.E385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8143980.17266" calcext:value-type="float">
            <text:p>1738143980.17266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([.A387]-[.$A$2])/3600/24" office:value-type="float" office:value="16.345944502373" calcext:value-type="float">
            <text:p>16.346</text:p>
          </table:table-cell>
          <table:table-cell table:formula="of:=[.B387]" office:value-type="float" office:value="551" calcext:value-type="float">
            <text:p>551</text:p>
          </table:table-cell>
          <table:table-cell table:formula="of:=[.E387]-[.E386]" office:value-type="float" office:value="-14" calcext:value-type="float">
            <text:p>-14</text:p>
          </table:table-cell>
          <table:table-cell table:number-columns-repeated="7"/>
        </table:table-row>
        <table:table-row table:style-name="ro1">
          <table:table-cell office:value-type="float" office:value="1738147580.51374" calcext:value-type="float">
            <text:p>1738147580.51374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([.A388]-[.$A$2])/3600/24" office:value-type="float" office:value="16.3876151168153" calcext:value-type="float">
            <text:p>16.388</text:p>
          </table:table-cell>
          <table:table-cell table:formula="of:=[.B388]" office:value-type="float" office:value="545" calcext:value-type="float">
            <text:p>545</text:p>
          </table:table-cell>
          <table:table-cell table:formula="of:=[.E388]-[.E387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8151180.95381" calcext:value-type="float">
            <text:p>1738151180.95381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([.A389]-[.$A$2])/3600/24" office:value-type="float" office:value="16.4292868768231" calcext:value-type="float">
            <text:p>16.429</text:p>
          </table:table-cell>
          <table:table-cell table:formula="of:=[.B389]" office:value-type="float" office:value="537" calcext:value-type="float">
            <text:p>537</text:p>
          </table:table-cell>
          <table:table-cell table:formula="of:=[.E389]-[.E388]" office:value-type="float" office:value="-8" calcext:value-type="float">
            <text:p>-8</text:p>
          </table:table-cell>
          <table:table-cell table:number-columns-repeated="7"/>
        </table:table-row>
        <table:table-row table:style-name="ro1">
          <table:table-cell office:value-type="float" office:value="1738154782.33482" calcext:value-type="float">
            <text:p>1738154782.33482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[.A390]-[.$A$2])/3600/24" office:value-type="float" office:value="16.4709695273776" calcext:value-type="float">
            <text:p>16.471</text:p>
          </table:table-cell>
          <table:table-cell table:formula="of:=[.B390]" office:value-type="float" office:value="534" calcext:value-type="float">
            <text:p>534</text:p>
          </table:table-cell>
          <table:table-cell table:formula="of:=[.E390]-[.E389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8158382.71584" calcext:value-type="float">
            <text:p>1738158382.71584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([.A391]-[.$A$2])/3600/24" office:value-type="float" office:value="16.5126406040236" calcext:value-type="float">
            <text:p>16.513</text:p>
          </table:table-cell>
          <table:table-cell table:formula="of:=[.B391]" office:value-type="float" office:value="531" calcext:value-type="float">
            <text:p>531</text:p>
          </table:table-cell>
          <table:table-cell table:formula="of:=[.E391]-[.E390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8161984.13842" calcext:value-type="float">
            <text:p>1738161984.1384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[.A392]-[.$A$2])/3600/24" office:value-type="float" office:value="16.5543237357559" calcext:value-type="float">
            <text:p>16.554</text:p>
          </table:table-cell>
          <table:table-cell table:formula="of:=[.B392]" office:value-type="float" office:value="529" calcext:value-type="float">
            <text:p>529</text:p>
          </table:table-cell>
          <table:table-cell table:formula="of:=[.E392]-[.E39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8165584.47166" calcext:value-type="float">
            <text:p>1738165584.47166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([.A393]-[.$A$2])/3600/24" office:value-type="float" office:value="16.5959942594281" calcext:value-type="float">
            <text:p>16.596</text:p>
          </table:table-cell>
          <table:table-cell table:formula="of:=[.B393]" office:value-type="float" office:value="528" calcext:value-type="float">
            <text:p>528</text:p>
          </table:table-cell>
          <table:table-cell table:formula="of:=[.E393]-[.E392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169184.86957" calcext:value-type="float">
            <text:p>1738169184.86957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[.A394]-[.$A$2])/3600/24" office:value-type="float" office:value="16.6376655314394" calcext:value-type="float">
            <text:p>16.638</text:p>
          </table:table-cell>
          <table:table-cell table:formula="of:=[.B394]" office:value-type="float" office:value="527" calcext:value-type="float">
            <text:p>527</text:p>
          </table:table-cell>
          <table:table-cell table:formula="of:=[.E394]-[.E393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172786.28751" calcext:value-type="float">
            <text:p>1738172786.28751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([.A395]-[.$A$2])/3600/24" office:value-type="float" office:value="16.6793486094364" calcext:value-type="float">
            <text:p>16.679</text:p>
          </table:table-cell>
          <table:table-cell table:formula="of:=[.B395]" office:value-type="float" office:value="523" calcext:value-type="float">
            <text:p>523</text:p>
          </table:table-cell>
          <table:table-cell table:formula="of:=[.E395]-[.E394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8176386.653" calcext:value-type="float">
            <text:p>1738176386.653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([.A396]-[.$A$2])/3600/24" office:value-type="float" office:value="16.7210195064103" calcext:value-type="float">
            <text:p>16.721</text:p>
          </table:table-cell>
          <table:table-cell table:formula="of:=[.B396]" office:value-type="float" office:value="522" calcext:value-type="float">
            <text:p>522</text:p>
          </table:table-cell>
          <table:table-cell table:formula="of:=[.E396]-[.E395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179987.05894" calcext:value-type="float">
            <text:p>1738179987.05894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397]-[.$A$2])/3600/24" office:value-type="float" office:value="16.7626908714021" calcext:value-type="float">
            <text:p>16.763</text:p>
          </table:table-cell>
          <table:table-cell table:formula="of:=[.B397]" office:value-type="float" office:value="526" calcext:value-type="float">
            <text:p>526</text:p>
          </table:table-cell>
          <table:table-cell table:formula="of:=[.E397]-[.E39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8183588.42371" calcext:value-type="float">
            <text:p>1738183588.42371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([.A398]-[.$A$2])/3600/24" office:value-type="float" office:value="16.8043733340419" calcext:value-type="float">
            <text:p>16.804</text:p>
          </table:table-cell>
          <table:table-cell table:formula="of:=[.B398]" office:value-type="float" office:value="531" calcext:value-type="float">
            <text:p>531</text:p>
          </table:table-cell>
          <table:table-cell table:formula="of:=[.E398]-[.E397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738187188.77648" calcext:value-type="float">
            <text:p>1738187188.77648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([.A399]-[.$A$2])/3600/24" office:value-type="float" office:value="16.8460440836626" calcext:value-type="float">
            <text:p>16.846</text:p>
          </table:table-cell>
          <table:table-cell table:formula="of:=[.B399]" office:value-type="float" office:value="438" calcext:value-type="float">
            <text:p>438</text:p>
          </table:table-cell>
          <table:table-cell table:formula="of:=[.E399]-[.E398]" office:value-type="float" office:value="-93" calcext:value-type="float">
            <text:p>-93</text:p>
          </table:table-cell>
          <table:table-cell table:number-columns-repeated="7"/>
        </table:table-row>
        <table:table-row table:style-name="ro1">
          <table:table-cell office:value-type="float" office:value="1738190789.19237" calcext:value-type="float">
            <text:p>1738190789.19237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([.A400]-[.$A$2])/3600/24" office:value-type="float" office:value="16.88771556389" calcext:value-type="float">
            <text:p>16.888</text:p>
          </table:table-cell>
          <table:table-cell table:formula="of:=[.B400]" office:value-type="float" office:value="472" calcext:value-type="float">
            <text:p>472</text:p>
          </table:table-cell>
          <table:table-cell table:formula="of:=[.E400]-[.E399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1738194390.57592" calcext:value-type="float">
            <text:p>1738194390.57592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([.A401]-[.$A$2])/3600/24" office:value-type="float" office:value="16.9293982438798" calcext:value-type="float">
            <text:p>16.929</text:p>
          </table:table-cell>
          <table:table-cell table:formula="of:=[.B401]" office:value-type="float" office:value="481" calcext:value-type="float">
            <text:p>481</text:p>
          </table:table-cell>
          <table:table-cell table:formula="of:=[.E401]-[.E400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738197990.93412" calcext:value-type="float">
            <text:p>1738197990.93412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([.A402]-[.$A$2])/3600/24" office:value-type="float" office:value="16.971069056411" calcext:value-type="float">
            <text:p>16.971</text:p>
          </table:table-cell>
          <table:table-cell table:formula="of:=[.B402]" office:value-type="float" office:value="487" calcext:value-type="float">
            <text:p>487</text:p>
          </table:table-cell>
          <table:table-cell table:formula="of:=[.E402]-[.E401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738201592.39616" calcext:value-type="float">
            <text:p>1738201592.39616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([.A403]-[.$A$2])/3600/24" office:value-type="float" office:value="17.0127526447977" calcext:value-type="float">
            <text:p>17.013</text:p>
          </table:table-cell>
          <table:table-cell table:formula="of:=[.B403]" office:value-type="float" office:value="491" calcext:value-type="float">
            <text:p>491</text:p>
          </table:table-cell>
          <table:table-cell table:formula="of:=[.E403]-[.E40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8205192.73726" calcext:value-type="float">
            <text:p>1738205192.73726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([.A404]-[.$A$2])/3600/24" office:value-type="float" office:value="17.0544232593974" calcext:value-type="float">
            <text:p>17.054</text:p>
          </table:table-cell>
          <table:table-cell table:formula="of:=[.B404]" office:value-type="float" office:value="493" calcext:value-type="float">
            <text:p>493</text:p>
          </table:table-cell>
          <table:table-cell table:formula="of:=[.E404]-[.E40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08793.12673" calcext:value-type="float">
            <text:p>1738208793.12673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405]-[.$A$2])/3600/24" office:value-type="float" office:value="17.096094433795" calcext:value-type="float">
            <text:p>17.096</text:p>
          </table:table-cell>
          <table:table-cell table:formula="of:=[.B405]" office:value-type="float" office:value="496" calcext:value-type="float">
            <text:p>496</text:p>
          </table:table-cell>
          <table:table-cell table:formula="of:=[.E405]-[.E404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8212394.54625" calcext:value-type="float">
            <text:p>1738212394.54625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([.A406]-[.$A$2])/3600/24" office:value-type="float" office:value="17.137777530126" calcext:value-type="float">
            <text:p>17.138</text:p>
          </table:table-cell>
          <table:table-cell table:formula="of:=[.B406]" office:value-type="float" office:value="498" calcext:value-type="float">
            <text:p>498</text:p>
          </table:table-cell>
          <table:table-cell table:formula="of:=[.E406]-[.E405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15994.92136" calcext:value-type="float">
            <text:p>1738215994.9213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([.A407]-[.$A$2])/3600/24" office:value-type="float" office:value="17.1794485383619" calcext:value-type="float">
            <text:p>17.179</text:p>
          </table:table-cell>
          <table:table-cell table:formula="of:=[.B407]" office:value-type="float" office:value="500" calcext:value-type="float">
            <text:p>500</text:p>
          </table:table-cell>
          <table:table-cell table:formula="of:=[.E407]-[.E4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19595.35352" calcext:value-type="float">
            <text:p>1738219595.35352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([.A408]-[.$A$2])/3600/24" office:value-type="float" office:value="17.2211202067716" calcext:value-type="float">
            <text:p>17.221</text:p>
          </table:table-cell>
          <table:table-cell table:formula="of:=[.B408]" office:value-type="float" office:value="501" calcext:value-type="float">
            <text:p>501</text:p>
          </table:table-cell>
          <table:table-cell table:formula="of:=[.E408]-[.E40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23196.72326" calcext:value-type="float">
            <text:p>1738223196.72326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([.A409]-[.$A$2])/3600/24" office:value-type="float" office:value="17.262802726941" calcext:value-type="float">
            <text:p>17.263</text:p>
          </table:table-cell>
          <table:table-cell table:formula="of:=[.B409]" office:value-type="float" office:value="503" calcext:value-type="float">
            <text:p>503</text:p>
          </table:table-cell>
          <table:table-cell table:formula="of:=[.E409]-[.E40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26797.0834" calcext:value-type="float">
            <text:p>1738226797.0834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([.A410]-[.$A$2])/3600/24" office:value-type="float" office:value="17.3044735619619" calcext:value-type="float">
            <text:p>17.304</text:p>
          </table:table-cell>
          <table:table-cell table:formula="of:=[.B410]" office:value-type="float" office:value="504" calcext:value-type="float">
            <text:p>504</text:p>
          </table:table-cell>
          <table:table-cell table:formula="of:=[.E410]-[.E40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30397.5104" calcext:value-type="float">
            <text:p>1738230397.5104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([.A411]-[.$A$2])/3600/24" office:value-type="float" office:value="17.3461451706677" calcext:value-type="float">
            <text:p>17.346</text:p>
          </table:table-cell>
          <table:table-cell table:formula="of:=[.B411]" office:value-type="float" office:value="506" calcext:value-type="float">
            <text:p>506</text:p>
          </table:table-cell>
          <table:table-cell table:formula="of:=[.E411]-[.E41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33998.85664" calcext:value-type="float">
            <text:p>1738233998.85664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([.A412]-[.$A$2])/3600/24" office:value-type="float" office:value="17.3878274188384" calcext:value-type="float">
            <text:p>17.388</text:p>
          </table:table-cell>
          <table:table-cell table:formula="of:=[.B412]" office:value-type="float" office:value="507" calcext:value-type="float">
            <text:p>507</text:p>
          </table:table-cell>
          <table:table-cell table:formula="of:=[.E412]-[.E4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37599.23813" calcext:value-type="float">
            <text:p>1738237599.23813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A413]-[.$A$2])/3600/24" office:value-type="float" office:value="17.4294985009647" calcext:value-type="float">
            <text:p>17.429</text:p>
          </table:table-cell>
          <table:table-cell table:formula="of:=[.B413]" office:value-type="float" office:value="510" calcext:value-type="float">
            <text:p>510</text:p>
          </table:table-cell>
          <table:table-cell table:formula="of:=[.E413]-[.E412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8241200.67579" calcext:value-type="float">
            <text:p>1738241200.67579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([.A414]-[.$A$2])/3600/24" office:value-type="float" office:value="17.4711818071317" calcext:value-type="float">
            <text:p>17.471</text:p>
          </table:table-cell>
          <table:table-cell table:formula="of:=[.B414]" office:value-type="float" office:value="512" calcext:value-type="float">
            <text:p>512</text:p>
          </table:table-cell>
          <table:table-cell table:formula="of:=[.E414]-[.E41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44801.01493" calcext:value-type="float">
            <text:p>1738244801.01493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([.A415]-[.$A$2])/3600/24" office:value-type="float" office:value="17.5128523990291" calcext:value-type="float">
            <text:p>17.513</text:p>
          </table:table-cell>
          <table:table-cell table:formula="of:=[.B415]" office:value-type="float" office:value="513" calcext:value-type="float">
            <text:p>513</text:p>
          </table:table-cell>
          <table:table-cell table:formula="of:=[.E415]-[.E41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48401.41652" calcext:value-type="float">
            <text:p>1738248401.41652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([.A416]-[.$A$2])/3600/24" office:value-type="float" office:value="17.5545237137874" calcext:value-type="float">
            <text:p>17.555</text:p>
          </table:table-cell>
          <table:table-cell table:formula="of:=[.B416]" office:value-type="float" office:value="516" calcext:value-type="float">
            <text:p>516</text:p>
          </table:table-cell>
          <table:table-cell table:formula="of:=[.E416]-[.E415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738252002.84819" calcext:value-type="float">
            <text:p>1738252002.84819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([.A417]-[.$A$2])/3600/24" office:value-type="float" office:value="17.5962069507026" calcext:value-type="float">
            <text:p>17.596</text:p>
          </table:table-cell>
          <table:table-cell table:formula="of:=[.B417]" office:value-type="float" office:value="518" calcext:value-type="float">
            <text:p>518</text:p>
          </table:table-cell>
          <table:table-cell table:formula="of:=[.E417]-[.E41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55603.20794" calcext:value-type="float">
            <text:p>1738255603.20794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A418]-[.$A$2])/3600/24" office:value-type="float" office:value="17.6378777811207" calcext:value-type="float">
            <text:p>17.638</text:p>
          </table:table-cell>
          <table:table-cell table:formula="of:=[.B418]" office:value-type="float" office:value="520" calcext:value-type="float">
            <text:p>520</text:p>
          </table:table-cell>
          <table:table-cell table:formula="of:=[.E418]-[.E417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59203.6593" calcext:value-type="float">
            <text:p>1738259203.6593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([.A419]-[.$A$2])/3600/24" office:value-type="float" office:value="17.6795496718392" calcext:value-type="float">
            <text:p>17.680</text:p>
          </table:table-cell>
          <table:table-cell table:formula="of:=[.B419]" office:value-type="float" office:value="522" calcext:value-type="float">
            <text:p>522</text:p>
          </table:table-cell>
          <table:table-cell table:formula="of:=[.E419]-[.E418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62805.00313" calcext:value-type="float">
            <text:p>1738262805.00313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([.A420]-[.$A$2])/3600/24" office:value-type="float" office:value="17.7212318921089" calcext:value-type="float">
            <text:p>17.721</text:p>
          </table:table-cell>
          <table:table-cell table:formula="of:=[.B420]" office:value-type="float" office:value="521" calcext:value-type="float">
            <text:p>521</text:p>
          </table:table-cell>
          <table:table-cell table:formula="of:=[.E420]-[.E41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266405.40049" calcext:value-type="float">
            <text:p>1738266405.40049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([.A421]-[.$A$2])/3600/24" office:value-type="float" office:value="17.7629031578507" calcext:value-type="float">
            <text:p>17.763</text:p>
          </table:table-cell>
          <table:table-cell table:formula="of:=[.B421]" office:value-type="float" office:value="523" calcext:value-type="float">
            <text:p>523</text:p>
          </table:table-cell>
          <table:table-cell table:formula="of:=[.E421]-[.E42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70006.86803" calcext:value-type="float">
            <text:p>1738270006.86803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([.A422]-[.$A$2])/3600/24" office:value-type="float" office:value="17.8045868099067" calcext:value-type="float">
            <text:p>17.805</text:p>
          </table:table-cell>
          <table:table-cell table:formula="of:=[.B422]" office:value-type="float" office:value="524" calcext:value-type="float">
            <text:p>524</text:p>
          </table:table-cell>
          <table:table-cell table:formula="of:=[.E422]-[.E42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73607.21872" calcext:value-type="float">
            <text:p>1738273607.21872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([.A423]-[.$A$2])/3600/24" office:value-type="float" office:value="17.8462575355807" calcext:value-type="float">
            <text:p>17.846</text:p>
          </table:table-cell>
          <table:table-cell table:formula="of:=[.B423]" office:value-type="float" office:value="524" calcext:value-type="float">
            <text:p>524</text:p>
          </table:table-cell>
          <table:table-cell table:formula="of:=[.E423]-[.E4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277207.62803" calcext:value-type="float">
            <text:p>1738277207.62803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424]-[.$A$2])/3600/24" office:value-type="float" office:value="17.8879289395252" calcext:value-type="float">
            <text:p>17.888</text:p>
          </table:table-cell>
          <table:table-cell table:formula="of:=[.B424]" office:value-type="float" office:value="526" calcext:value-type="float">
            <text:p>526</text:p>
          </table:table-cell>
          <table:table-cell table:formula="of:=[.E424]-[.E423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80809.05956" calcext:value-type="float">
            <text:p>1738280809.05956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([.A425]-[.$A$2])/3600/24" office:value-type="float" office:value="17.9296121748537" calcext:value-type="float">
            <text:p>17.930</text:p>
          </table:table-cell>
          <table:table-cell table:formula="of:=[.B425]" office:value-type="float" office:value="526" calcext:value-type="float">
            <text:p>526</text:p>
          </table:table-cell>
          <table:table-cell table:formula="of:=[.E425]-[.E4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284409.40939" calcext:value-type="float">
            <text:p>1738284409.40939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([.A426]-[.$A$2])/3600/24" office:value-type="float" office:value="17.9712828905191" calcext:value-type="float">
            <text:p>17.971</text:p>
          </table:table-cell>
          <table:table-cell table:formula="of:=[.B426]" office:value-type="float" office:value="527" calcext:value-type="float">
            <text:p>527</text:p>
          </table:table-cell>
          <table:table-cell table:formula="of:=[.E426]-[.E425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88009.87841" calcext:value-type="float">
            <text:p>1738288009.87841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[.A427]-[.$A$2])/3600/24" office:value-type="float" office:value="18.0129549856484" calcext:value-type="float">
            <text:p>18.013</text:p>
          </table:table-cell>
          <table:table-cell table:formula="of:=[.B427]" office:value-type="float" office:value="529" calcext:value-type="float">
            <text:p>529</text:p>
          </table:table-cell>
          <table:table-cell table:formula="of:=[.E427]-[.E42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291611.24094" calcext:value-type="float">
            <text:p>1738291611.24094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([.A428]-[.$A$2])/3600/24" office:value-type="float" office:value="18.054637422294" calcext:value-type="float">
            <text:p>18.055</text:p>
          </table:table-cell>
          <table:table-cell table:formula="of:=[.B428]" office:value-type="float" office:value="529" calcext:value-type="float">
            <text:p>529</text:p>
          </table:table-cell>
          <table:table-cell table:formula="of:=[.E428]-[.E4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295211.62316" calcext:value-type="float">
            <text:p>1738295211.62316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([.A429]-[.$A$2])/3600/24" office:value-type="float" office:value="18.0963085127898" calcext:value-type="float">
            <text:p>18.096</text:p>
          </table:table-cell>
          <table:table-cell table:formula="of:=[.B429]" office:value-type="float" office:value="530" calcext:value-type="float">
            <text:p>530</text:p>
          </table:table-cell>
          <table:table-cell table:formula="of:=[.E429]-[.E428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298813.06379" calcext:value-type="float">
            <text:p>1738298813.06379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([.A430]-[.$A$2])/3600/24" office:value-type="float" office:value="18.1379918534861" calcext:value-type="float">
            <text:p>18.138</text:p>
          </table:table-cell>
          <table:table-cell table:formula="of:=[.B430]" office:value-type="float" office:value="532" calcext:value-type="float">
            <text:p>532</text:p>
          </table:table-cell>
          <table:table-cell table:formula="of:=[.E430]-[.E429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8302413.40255" calcext:value-type="float">
            <text:p>1738302413.40255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([.A431]-[.$A$2])/3600/24" office:value-type="float" office:value="18.1796624409573" calcext:value-type="float">
            <text:p>18.180</text:p>
          </table:table-cell>
          <table:table-cell table:formula="of:=[.B431]" office:value-type="float" office:value="533" calcext:value-type="float">
            <text:p>533</text:p>
          </table:table-cell>
          <table:table-cell table:formula="of:=[.E431]-[.E43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306013.80386" calcext:value-type="float">
            <text:p>1738306013.80386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([.A432]-[.$A$2])/3600/24" office:value-type="float" office:value="18.2213337524235" calcext:value-type="float">
            <text:p>18.221</text:p>
          </table:table-cell>
          <table:table-cell table:formula="of:=[.B432]" office:value-type="float" office:value="534" calcext:value-type="float">
            <text:p>534</text:p>
          </table:table-cell>
          <table:table-cell table:formula="of:=[.E432]-[.E43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738309615.24175" calcext:value-type="float">
            <text:p>1738309615.24175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([.A433]-[.$A$2])/3600/24" office:value-type="float" office:value="18.2630170613803" calcext:value-type="float">
            <text:p>18.263</text:p>
          </table:table-cell>
          <table:table-cell table:formula="of:=[.B433]" office:value-type="float" office:value="538" calcext:value-type="float">
            <text:p>538</text:p>
          </table:table-cell>
          <table:table-cell table:formula="of:=[.E433]-[.E432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738313215.59853" calcext:value-type="float">
            <text:p>1738313215.59853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([.A434]-[.$A$2])/3600/24" office:value-type="float" office:value="18.3046878574016" calcext:value-type="float">
            <text:p>18.305</text:p>
          </table:table-cell>
          <table:table-cell table:formula="of:=[.B434]" office:value-type="float" office:value="532" calcext:value-type="float">
            <text:p>532</text:p>
          </table:table-cell>
          <table:table-cell table:formula="of:=[.E434]-[.E433]" office:value-type="float" office:value="-6" calcext:value-type="float">
            <text:p>-6</text:p>
          </table:table-cell>
          <table:table-cell table:number-columns-repeated="7"/>
        </table:table-row>
        <table:table-row table:style-name="ro1">
          <table:table-cell office:value-type="float" office:value="1738316816.00806" calcext:value-type="float">
            <text:p>1738316816.00806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([.A435]-[.$A$2])/3600/24" office:value-type="float" office:value="18.3463592640228" calcext:value-type="float">
            <text:p>18.346</text:p>
          </table:table-cell>
          <table:table-cell table:formula="of:=[.B435]" office:value-type="float" office:value="522" calcext:value-type="float">
            <text:p>522</text:p>
          </table:table-cell>
          <table:table-cell table:formula="of:=[.E435]-[.E434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1738320417.38889" calcext:value-type="float">
            <text:p>1738320417.38889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([.A436]-[.$A$2])/3600/24" office:value-type="float" office:value="18.3880419124718" calcext:value-type="float">
            <text:p>18.388</text:p>
          </table:table-cell>
          <table:table-cell table:formula="of:=[.B436]" office:value-type="float" office:value="515" calcext:value-type="float">
            <text:p>515</text:p>
          </table:table-cell>
          <table:table-cell table:formula="of:=[.E436]-[.E435]" office:value-type="float" office:value="-7" calcext:value-type="float">
            <text:p>-7</text:p>
          </table:table-cell>
          <table:table-cell table:number-columns-repeated="7"/>
        </table:table-row>
        <table:table-row table:style-name="ro1">
          <table:table-cell office:value-type="float" office:value="1738324017.73966" calcext:value-type="float">
            <text:p>1738324017.7396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([.A437]-[.$A$2])/3600/24" office:value-type="float" office:value="18.4297126389985" calcext:value-type="float">
            <text:p>18.430</text:p>
          </table:table-cell>
          <table:table-cell table:formula="of:=[.B437]" office:value-type="float" office:value="505" calcext:value-type="float">
            <text:p>505</text:p>
          </table:table-cell>
          <table:table-cell table:formula="of:=[.E437]-[.E436]" office:value-type="float" office:value="-10" calcext:value-type="float">
            <text:p>-10</text:p>
          </table:table-cell>
          <table:table-cell table:number-columns-repeated="7"/>
        </table:table-row>
        <table:table-row table:style-name="ro1">
          <table:table-cell office:value-type="float" office:value="1738327618.1934" calcext:value-type="float">
            <text:p>1738327618.1934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([.A438]-[.$A$2])/3600/24" office:value-type="float" office:value="18.4713845572759" calcext:value-type="float">
            <text:p>18.471</text:p>
          </table:table-cell>
          <table:table-cell table:formula="of:=[.B438]" office:value-type="float" office:value="502" calcext:value-type="float">
            <text:p>502</text:p>
          </table:table-cell>
          <table:table-cell table:formula="of:=[.E438]-[.E437]" office:value-type="float" office:value="-3" calcext:value-type="float">
            <text:p>-3</text:p>
          </table:table-cell>
          <table:table-cell table:number-columns-repeated="7"/>
        </table:table-row>
        <table:table-row table:style-name="ro1">
          <table:table-cell office:value-type="float" office:value="1738331219.54905" calcext:value-type="float">
            <text:p>1738331219.54905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([.A439]-[.$A$2])/3600/24" office:value-type="float" office:value="18.513066914341" calcext:value-type="float">
            <text:p>18.513</text:p>
          </table:table-cell>
          <table:table-cell table:formula="of:=[.B439]" office:value-type="float" office:value="497" calcext:value-type="float">
            <text:p>497</text:p>
          </table:table-cell>
          <table:table-cell table:formula="of:=[.E439]-[.E438]" office:value-type="float" office:value="-5" calcext:value-type="float">
            <text:p>-5</text:p>
          </table:table-cell>
          <table:table-cell table:number-columns-repeated="7"/>
        </table:table-row>
        <table:table-row table:style-name="ro1">
          <table:table-cell office:value-type="float" office:value="1738334819.94625" calcext:value-type="float">
            <text:p>1738334819.94625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440]-[.$A$2])/3600/24" office:value-type="float" office:value="18.5547381782725" calcext:value-type="float">
            <text:p>18.555</text:p>
          </table:table-cell>
          <table:table-cell table:formula="of:=[.B440]" office:value-type="float" office:value="496" calcext:value-type="float">
            <text:p>496</text:p>
          </table:table-cell>
          <table:table-cell table:formula="of:=[.E440]-[.E439]"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float" office:value="1738338421.38807" calcext:value-type="float">
            <text:p>1738338421.38807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([.A441]-[.$A$2])/3600/24" office:value-type="float" office:value="18.5964215326613" calcext:value-type="float">
            <text:p>18.596</text:p>
          </table:table-cell>
          <table:table-cell table:formula="of:=[.B441]" office:value-type="float" office:value="496" calcext:value-type="float">
            <text:p>496</text:p>
          </table:table-cell>
          <table:table-cell table:formula="of:=[.E441]-[.E4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38342021.71686" calcext:value-type="float">
            <text:p>1738342021.71686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([.A442]-[.$A$2])/3600/24" office:value-type="float" office:value="18.6380920047147" calcext:value-type="float">
            <text:p>18.638</text:p>
          </table:table-cell>
          <table:table-cell table:formula="of:=[.B442]" office:value-type="float" office:value="494" calcext:value-type="float">
            <text:p>494</text:p>
          </table:table-cell>
          <table:table-cell table:formula="of:=[.E442]-[.E441]" office:value-type="float" office:value="-2" calcext:value-type="float">
            <text:p>-2</text:p>
          </table:table-cell>
          <table:table-cell table:number-columns-repeated="7"/>
        </table:table-row>
        <table:table-row table:style-name="ro1">
          <table:table-cell office:value-type="float" office:value="1738345622.12381" calcext:value-type="float">
            <text:p>1738345622.12381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([.A443]-[.$A$2])/3600/24" office:value-type="float" office:value="18.6797633814922" calcext:value-type="float">
            <text:p>18.680</text:p>
          </table:table-cell>
          <table:table-cell table:formula="of:=[.B443]" office:value-type="float" office:value="490" calcext:value-type="float">
            <text:p>490</text:p>
          </table:table-cell>
          <table:table-cell table:formula="of:=[.E443]-[.E442]" office:value-type="float" office:value="-4" calcext:value-type="float">
            <text:p>-4</text:p>
          </table:table-cell>
          <table:table-cell table:number-columns-repeated="7"/>
        </table:table-row>
        <table:table-row table:style-name="ro1">
          <table:table-cell office:value-type="float" office:value="1738349223.53451" calcext:value-type="float">
            <text:p>1738349223.53451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([.A444]-[.$A$2])/3600/24" office:value-type="float" office:value="18.7214463757061" calcext:value-type="float">
            <text:p>18.721</text:p>
          </table:table-cell>
          <table:table-cell table:formula="of:=[.B444]" office:value-type="float" office:value="501" calcext:value-type="float">
            <text:p>501</text:p>
          </table:table-cell>
          <table:table-cell table:formula="of:=[.E444]-[.E443]" office:value-type="float" office:value="11" calcext:value-type="float">
            <text:p>11</text:p>
          </table:table-cell>
          <table:table-cell table:number-columns-repeated="7"/>
        </table:table-row>
        <table:table-row table:style-name="ro1" table:number-rows-repeated="104813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oil_expectation" table:style-name="ta1"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SAMPL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_water</text:p>
          </table:table-cell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reading</text:p>
          </table:table-cell>
          <table:table-cell table:style-name="Default" office:value-type="string" calcext:value-type="string">
            <text:p>pct_water</text:p>
          </table:table-cell>
          <table:table-cell/>
          <table:table-cell office:value-type="string" calcext:value-type="string">
            <text:p>g_soil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B4]" office:value-type="float" office:value="600" calcext:value-type="float">
            <text:p>600</text:p>
          </table:table-cell>
          <table:table-cell table:formula="of:=[.A4]/[.$H$3]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formula="of:=[.A4]+50" office:value-type="float" office:value="50" calcext:value-type="float">
            <text:p>50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B5]" office:value-type="float" office:value="540" calcext:value-type="float">
            <text:p>540</text:p>
          </table:table-cell>
          <table:table-cell table:formula="of:=[.A5]/[.$H$3]" office:value-type="percentage" office:value="0.05" calcext:value-type="percentage">
            <text:p>5.00%</text:p>
          </table:table-cell>
          <table:table-cell table:number-columns-repeated="3"/>
        </table:table-row>
        <table:table-row table:style-name="ro1">
          <table:table-cell table:formula="of:=[.A5]+50" office:value-type="float" office:value="100" calcext:value-type="float">
            <text:p>100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B6]" office:value-type="float" office:value="510" calcext:value-type="float">
            <text:p>510</text:p>
          </table:table-cell>
          <table:table-cell table:formula="of:=[.A6]/[.$H$3]" office:value-type="percentage" office:value="0.1" calcext:value-type="percentage">
            <text:p>10.00%</text:p>
          </table:table-cell>
          <table:table-cell table:number-columns-repeated="2"/>
          <table:table-cell>
            <draw:frame draw:z-index="0" draw:style-name="gr2" draw:text-style-name="P1" svg:width="13.382cm" svg:height="9.429cm" svg:x="0cm" svg:y="0.001cm">
              <draw:object draw:notify-on-update-of-ranges="r0117_250113_022807.D4:soil_expectation.D14 r0117_250113_022807.E3:soil_expectation.E3 r0117_250113_022807.E4:soil_expectation.E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formula="of:=[.A6]+50" office:value-type="float" office:value="150" calcext:value-type="float">
            <text:p>150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B7]" office:value-type="float" office:value="470" calcext:value-type="float">
            <text:p>470</text:p>
          </table:table-cell>
          <table:table-cell table:formula="of:=[.A7]/[.$H$3]" office:value-type="percentage" office:value="0.15" calcext:value-type="percentage">
            <text:p>15.00%</text:p>
          </table:table-cell>
          <table:table-cell table:number-columns-repeated="3"/>
        </table:table-row>
        <table:table-row table:style-name="ro1">
          <table:table-cell table:formula="of:=[.A7]+50"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A8]/[.$H$3]" office:value-type="percentage" office:value="0.2" calcext:value-type="percentage">
            <text:p>20.00%</text:p>
          </table:table-cell>
          <table:table-cell table:number-columns-repeated="3"/>
        </table:table-row>
        <table:table-row table:style-name="ro1">
          <table:table-cell table:formula="of:=[.A8]+50" office:value-type="float" office:value="250" calcext:value-type="float">
            <text:p>25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A9]/[.$H$3]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1">
          <table:table-cell table:formula="of:=[.A9]+50"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B10]" office:value-type="float" office:value="330" calcext:value-type="float">
            <text:p>330</text:p>
          </table:table-cell>
          <table:table-cell table:formula="of:=[.A10]/[.$H$3]" office:value-type="percentage" office:value="0.3" calcext:value-type="percentage">
            <text:p>30.00%</text:p>
          </table:table-cell>
          <table:table-cell table:number-columns-repeated="3"/>
        </table:table-row>
        <table:table-row table:style-name="ro1">
          <table:table-cell table:formula="of:=[.A10]+50"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B11]" office:value-type="float" office:value="320" calcext:value-type="float">
            <text:p>320</text:p>
          </table:table-cell>
          <table:table-cell table:formula="of:=[.A11]/[.$H$3]" office:value-type="percentage" office:value="0.35" calcext:value-type="percentage">
            <text:p>35.00%</text:p>
          </table:table-cell>
          <table:table-cell table:number-columns-repeated="3"/>
        </table:table-row>
        <table:table-row table:style-name="ro1">
          <table:table-cell table:formula="of:=[.A11]+50"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B12]" office:value-type="float" office:value="310" calcext:value-type="float">
            <text:p>310</text:p>
          </table:table-cell>
          <table:table-cell table:formula="of:=[.A12]/[.$H$3]" office:value-type="percentage" office:value="0.4" calcext:value-type="percentage">
            <text:p>40.00%</text:p>
          </table:table-cell>
          <table:table-cell table:number-columns-repeated="3"/>
        </table:table-row>
        <table:table-row table:style-name="ro1">
          <table:table-cell table:formula="of:=[.A12]+50" office:value-type="float" office:value="450" calcext:value-type="float">
            <text:p>450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B13]" office:value-type="float" office:value="305" calcext:value-type="float">
            <text:p>305</text:p>
          </table:table-cell>
          <table:table-cell table:formula="of:=[.A13]/[.$H$3]" office:value-type="percentage" office:value="0.45" calcext:value-type="percentage">
            <text:p>45.00%</text:p>
          </table:table-cell>
          <table:table-cell table:number-columns-repeated="3"/>
        </table:table-row>
        <table:table-row table:style-name="ro1">
          <table:table-cell table:formula="of:=[.A13]+50"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B14]" office:value-type="float" office:value="300" calcext:value-type="float">
            <text:p>300</text:p>
          </table:table-cell>
          <table:table-cell table:formula="of:=[.A14]/[.$H$3]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50112_184525_dry_steady_state" table:style-name="ta1">
        <table:shapes>
          <draw:frame draw:z-index="0" draw:style-name="gr2" draw:text-style-name="P1" svg:width="15.999cm" svg:height="8.999cm" svg:x="3.377cm" svg:y="0.1cm">
            <draw:object draw:notify-on-update-of-ranges="250112_184525_dry_steady_state.A1:250112_184525_dry_steady_state.A80 250112_184525_dry_steady_state.B1:250112_184525_dry_steady_state.B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1736703925.47725" calcext:value-type="float">
            <text:p>1736703925.4772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5.53327" calcext:value-type="float">
            <text:p>1736703925.5332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6.03338" calcext:value-type="float">
            <text:p>1736703926.0333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6.53349" calcext:value-type="float">
            <text:p>1736703926.5334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7.03361" calcext:value-type="float">
            <text:p>1736703927.0336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7.53373" calcext:value-type="float">
            <text:p>1736703927.5337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28.03285" calcext:value-type="float">
            <text:p>1736703928.0328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8.53296" calcext:value-type="float">
            <text:p>1736703928.53296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9.03307" calcext:value-type="float">
            <text:p>1736703929.0330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29.53369" calcext:value-type="float">
            <text:p>1736703929.5336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0.03313" calcext:value-type="float">
            <text:p>1736703930.0331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0.53329" calcext:value-type="float">
            <text:p>1736703930.5332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1.03341" calcext:value-type="float">
            <text:p>1736703931.03341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1.53353" calcext:value-type="float">
            <text:p>1736703931.5335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2.03365" calcext:value-type="float">
            <text:p>1736703932.03365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2.53376" calcext:value-type="float">
            <text:p>1736703932.5337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33.03387" calcext:value-type="float">
            <text:p>1736703933.0338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3.53299" calcext:value-type="float">
            <text:p>1736703933.5329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736703934.03311" calcext:value-type="float">
            <text:p>1736703934.0331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34.53322" calcext:value-type="float">
            <text:p>1736703934.5332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35.03334" calcext:value-type="float">
            <text:p>1736703935.0333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5.53347" calcext:value-type="float">
            <text:p>1736703935.5334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36.03359" calcext:value-type="float">
            <text:p>1736703936.0335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736703936.53374" calcext:value-type="float">
            <text:p>1736703936.5337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736703937.03327" calcext:value-type="float">
            <text:p>1736703937.03327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1736703937.53326" calcext:value-type="float">
            <text:p>1736703937.53326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736703938.03333" calcext:value-type="float">
            <text:p>1736703938.0333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736703938.53326" calcext:value-type="float">
            <text:p>1736703938.5332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1736703939.03329" calcext:value-type="float">
            <text:p>1736703939.0332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736703939.53313" calcext:value-type="float">
            <text:p>1736703939.5331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736703940.03428" calcext:value-type="float">
            <text:p>1736703940.0342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736703940.53429" calcext:value-type="float">
            <text:p>1736703940.5342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36703941.03428" calcext:value-type="float">
            <text:p>1736703941.03428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1736703941.53386" calcext:value-type="float">
            <text:p>1736703941.5338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736703942.0341" calcext:value-type="float">
            <text:p>1736703942.0341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1736703942.53422" calcext:value-type="float">
            <text:p>1736703942.53422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6703943.03467" calcext:value-type="float">
            <text:p>1736703943.0346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3.53478" calcext:value-type="float">
            <text:p>1736703943.53478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6703944.0339" calcext:value-type="float">
            <text:p>1736703944.0339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4.53401" calcext:value-type="float">
            <text:p>1736703944.5340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5.03412" calcext:value-type="float">
            <text:p>1736703945.03412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5.53454" calcext:value-type="float">
            <text:p>1736703945.5345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6.03466" calcext:value-type="float">
            <text:p>1736703946.03466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6.53477" calcext:value-type="float">
            <text:p>1736703946.53477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36703947.0347" calcext:value-type="float">
            <text:p>1736703947.034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1736703947.53464" calcext:value-type="float">
            <text:p>1736703947.53464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736703948.03434" calcext:value-type="float">
            <text:p>1736703948.0343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736703948.53488" calcext:value-type="float">
            <text:p>1736703948.53488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1736703949.03402" calcext:value-type="float">
            <text:p>1736703949.03402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49.53428" calcext:value-type="float">
            <text:p>1736703949.53428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50.03442" calcext:value-type="float">
            <text:p>1736703950.0344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1736703950.53457" calcext:value-type="float">
            <text:p>1736703950.5345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1736703951.03469" calcext:value-type="float">
            <text:p>1736703951.0346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1736703951.53475" calcext:value-type="float">
            <text:p>1736703951.5347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736703952.03486" calcext:value-type="float">
            <text:p>1736703952.0348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736703952.53398" calcext:value-type="float">
            <text:p>1736703952.53398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736703953.0341" calcext:value-type="float">
            <text:p>1736703953.034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736703953.53424" calcext:value-type="float">
            <text:p>1736703953.53424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1736703954.03435" calcext:value-type="float">
            <text:p>1736703954.0343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736703954.53447" calcext:value-type="float">
            <text:p>1736703954.5344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736703955.03458" calcext:value-type="float">
            <text:p>1736703955.0345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7" office:value-type="float" office:value="1736703955.5347" calcext:value-type="float">
            <text:p>1736703955.5347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6.03378" calcext:value-type="float">
            <text:p>1736703956.03378</text:p>
          </table:table-cell>
          <table:table-cell table:style-name="ce7" office:value-type="float" office:value="601" calcext:value-type="float">
            <text:p>601</text:p>
          </table:table-cell>
        </table:table-row>
        <table:table-row table:style-name="ro1">
          <table:table-cell table:style-name="ce7" office:value-type="float" office:value="1736703956.53489" calcext:value-type="float">
            <text:p>1736703956.53489</text:p>
          </table:table-cell>
          <table:table-cell table:style-name="ce7" office:value-type="float" office:value="594" calcext:value-type="float">
            <text:p>594</text:p>
          </table:table-cell>
        </table:table-row>
        <table:table-row table:style-name="ro1">
          <table:table-cell table:style-name="ce7" office:value-type="float" office:value="1736703957.03411" calcext:value-type="float">
            <text:p>1736703957.03411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7.53473" calcext:value-type="float">
            <text:p>1736703957.5347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8.03419" calcext:value-type="float">
            <text:p>1736703958.03419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8.53431" calcext:value-type="float">
            <text:p>1736703958.53431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9.03442" calcext:value-type="float">
            <text:p>1736703959.03442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59.53554" calcext:value-type="float">
            <text:p>1736703959.53554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0.03566" calcext:value-type="float">
            <text:p>1736703960.03566</text:p>
          </table:table-cell>
          <table:table-cell table:style-name="ce7" office:value-type="float" office:value="603" calcext:value-type="float">
            <text:p>603</text:p>
          </table:table-cell>
        </table:table-row>
        <table:table-row table:style-name="ro1">
          <table:table-cell table:style-name="ce7" office:value-type="float" office:value="1736703960.53577" calcext:value-type="float">
            <text:p>1736703960.53577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1.03529" calcext:value-type="float">
            <text:p>1736703961.03529</text:p>
          </table:table-cell>
          <table:table-cell table:style-name="ce7" office:value-type="float" office:value="601" calcext:value-type="float">
            <text:p>601</text:p>
          </table:table-cell>
        </table:table-row>
        <table:table-row table:style-name="ro1">
          <table:table-cell table:style-name="ce7" office:value-type="float" office:value="1736703961.53528" calcext:value-type="float">
            <text:p>1736703961.53528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2.0353" calcext:value-type="float">
            <text:p>1736703962.035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2.5353" calcext:value-type="float">
            <text:p>1736703962.5353</text:p>
          </table:table-cell>
          <table:table-cell table:style-name="ce7" office:value-type="float" office:value="603" calcext:value-type="float">
            <text:p>603</text:p>
          </table:table-cell>
        </table:table-row>
        <table:table-row table:style-name="ro1">
          <table:table-cell table:style-name="ce7" office:value-type="float" office:value="1736703963.03533" calcext:value-type="float">
            <text:p>1736703963.03533</text:p>
          </table:table-cell>
          <table:table-cell table:style-name="ce7" office:value-type="float" office:value="603" calcext:value-type="float">
            <text:p>603</text:p>
          </table:table-cell>
        </table:table-row>
        <table:table-row table:style-name="ro1">
          <table:table-cell table:style-name="ce7" office:value-type="float" office:value="1736703963.5353" calcext:value-type="float">
            <text:p>1736703963.535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4.03533" calcext:value-type="float">
            <text:p>1736703964.03533</text:p>
          </table:table-cell>
          <table:table-cell table:style-name="ce7" office:value-type="float" office:value="602" calcext:value-type="float">
            <text:p>602</text:p>
          </table:table-cell>
        </table:table-row>
        <table:table-row table:style-name="ro1">
          <table:table-cell table:style-name="ce7" office:value-type="float" office:value="1736703964.8683" calcext:value-type="float">
            <text:p>1736703964.8683</text:p>
          </table:table-cell>
          <table:table-cell table:style-name="ce7" office:value-type="float" office:value="602" calcext:value-type="float">
            <text:p>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20:22:56.0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01T22:54:36.539000000</dc:date>
    <meta:editing-duration>P2DT1H14M28S</meta:editing-duration>
    <meta:editing-cycles>12</meta:editing-cycles>
    <meta:generator>LibreOffice/7.6.4.1$Windows_X86_64 LibreOffice_project/e19e193f88cd6c0525a17fb7a176ed8e6a3e2aa1</meta:generator>
    <meta:document-statistic meta:table-count="3" meta:cell-count="2465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loext:overlay="true" svg:x="11.036cm" svg:y="6.07cm" style:legend-expansion="custom" svg:width="4.177cm" svg:height="1.096cm" style:legend-expansion-aspect-ratio="3.81113138686131" chart:style-name="ch2"/>
        <chart:plot-area chart:style-name="ch3" table:cell-range-address="r0117_250113_022807.D2:r0117_250113_022807.E500 r0117_250113_022807.E1:r0117_250113_022807.E1" chart:data-source-has-labels="row" svg:x="1.331cm" svg:y="0.18cm" svg:width="14.349cm" svg:height="7.659cm">
          <chart:coordinate-region svg:x="2.138cm" svg:y="0.38cm" svg:width="13.024cm" svg:height="6.812cm"/>
          <chart:axis chart:dimension="x" chart:name="primary-x" chart:style-name="ch4">
            <chart:title svg:x="8.157cm" svg:y="8.019cm" chart:style-name="ch5">
              <text:p>Day</text:p>
            </chart:title>
          </chart:axis>
          <chart:axis chart:dimension="y" chart:name="primary-y" chart:style-name="ch6">
            <chart:title svg:x="0.451cm" svg:y="4.582cm" chart:style-name="ch7">
              <text:p>Sensor</text:p>
            </chart:title>
            <chart:grid chart:style-name="ch8" chart:class="major"/>
          </chart:axis>
          <chart:series chart:style-name="ch9" chart:values-cell-range-address="r0117_250113_022807.E2:r0117_250113_022807.E500" chart:label-cell-address="r0117_250113_022807.E1:r0117_250113_022807.E1" chart:class="chart:scatter">
            <chart:domain table:cell-range-address="r0117_250113_022807.D2:r0117_250113_022807.D500"/>
            <chart:data-point chart:repeated="4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sor</text:p>
                <draw:g>
                  <svg:desc>r0117_250113_022807.E1:r0117_250113_02280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0117_250113_022807.D2:r0117_250113_022807.D500</svg:desc>
                </draw:g>
              </table:table-cell>
              <table:table-cell office:value-type="float" office:value="511">
                <text:p>511</text:p>
                <draw:g>
                  <svg:desc>r0117_250113_022807.E2:r0117_250113_022807.E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6830403937234">
                <text:p>0.041683040393723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660167814405">
                <text:p>0.08336601678144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036898727218">
                <text:p>0.1250368987272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6708540623939">
                <text:p>0.16670854062393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8390832753093">
                <text:p>0.20839083275309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061931364514">
                <text:p>0.25006193136451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1745320831736">
                <text:p>0.2917453208317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416373495151">
                <text:p>0.3334163734951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5087844097504">
                <text:p>0.37508784409750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6770681250427">
                <text:p>0.4167706812504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8441606597216">
                <text:p>0.4584416065972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0113552891546">
                <text:p>0.50011355289154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1796064581032">
                <text:p>0.54179606458103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346749652591">
                <text:p>0.5834674965259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5150675230004">
                <text:p>0.62515067523000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6821511225016">
                <text:p>0.66682151122501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849313877247">
                <text:p>0.7084931387724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0175703587355">
                <text:p>0.75017570358735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91846788539379">
                <text:p>0.79184678853937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33530387384472">
                <text:p>0.83353038738447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75201143633436">
                <text:p>0.87520114363343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6872594328942">
                <text:p>0.91687259432894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8555295947525">
                <text:p>0.95855529594752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022613344921">
                <text:p>1.0002261334492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189782291651">
                <text:p>1.0418978229165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8358049293911">
                <text:p>1.0835804929391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2525190057854">
                <text:p>1.1252519005785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693520011449">
                <text:p>1.1669352001144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086059390036">
                <text:p>1.208605939003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25027727777759">
                <text:p>1.2502772777775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9196012025354">
                <text:p>1.2919601202535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3363120254543">
                <text:p>1.3336312025454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7530315231394">
                <text:p>1.3753031523139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1698540057849">
                <text:p>1.41698540057849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45865663680489">
                <text:p>1.4586566368048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0034003009123">
                <text:p>1.500340030091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4201077164323">
                <text:p>1.5420107716432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8368237488248">
                <text:p>1.5836823748824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2536543541484">
                <text:p>1.6253654354148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703694050787">
                <text:p>1.6670369405078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0872030543784">
                <text:p>1.7087203054378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5039137928022">
                <text:p>1.7503913792802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206333715055">
                <text:p>1.7920633371505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3374610115533">
                <text:p>1.8337461011553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7541706562318">
                <text:p>1.8754170656231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1710074154867">
                <text:p>1.9171007415486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5877151655102">
                <text:p>1.9587715165510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0044261030025">
                <text:p>2.0004426103002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4212552465222">
                <text:p>2.0421255246522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8379585092542">
                <text:p>2.0837958509254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2546708819215">
                <text:p>2.1254670881921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6715009525418">
                <text:p>2.1671500952541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20882095011572">
                <text:p>2.2088209501157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25049294340114">
                <text:p>2.2504929434011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9217533784608">
                <text:p>2.2921753378460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3384676377255">
                <text:p>2.3338467637725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37553029687316">
                <text:p>2.3755302968731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1720098379586">
                <text:p>2.417200983795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5887245439821">
                <text:p>2.4588724543982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0055507766152">
                <text:p>2.5005550776615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4222611238283">
                <text:p>2.54222611238283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8389774930422">
                <text:p>2.5838977493042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6255800623833">
                <text:p>2.625580062383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6725138159538">
                <text:p>2.6672513815953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70893482754628">
                <text:p>2.7089348275462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5060568807854">
                <text:p>2.7506056880785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9227754652776">
                <text:p>2.7922775465277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3396021469876">
                <text:p>2.8339602146987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87563107777801">
                <text:p>2.8756310777780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91731441620323">
                <text:p>2.9173144162032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95898526377148">
                <text:p>2.9589852637714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0065689027585">
                <text:p>3.0006568902758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4233994710501">
                <text:p>3.0423399471050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840109431716">
                <text:p>3.08401094317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56826348382">
                <text:p>3.125682634838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6736501284496">
                <text:p>3.1673650128449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20903605231256">
                <text:p>3.2090360523125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25071974085437">
                <text:p>3.250719740854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29239034745152">
                <text:p>3.2923903474515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33406205729202">
                <text:p>3.3340620572920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7574501967541">
                <text:p>3.3757450196754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41741601828624">
                <text:p>3.41741601828624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45908788356516">
                <text:p>3.4590878835651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50077028344903">
                <text:p>3.5007702834490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4244144236048">
                <text:p>3.5424414423604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8412479108682">
                <text:p>3.5841247910868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2579570115716">
                <text:p>3.6257957011571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746717603946">
                <text:p>3.6674671760394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0914977083328">
                <text:p>3.7091497708332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7508204072907">
                <text:p>3.750820407290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9249194235989">
                <text:p>3.79249194235989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83417438634292">
                <text:p>3.8341743863429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87584528750016">
                <text:p>3.8758452875001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1751693449087">
                <text:p>3.9175169344908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5919912349571">
                <text:p>3.959199123495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00087025555472">
                <text:p>4.0008702555547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4255359108801">
                <text:p>4.0425535910880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08422411770732">
                <text:p>4.0842241177073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2589534675909">
                <text:p>4.1258953467590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6757814155133">
                <text:p>4.1675781415513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092487914336">
                <text:p>4.209248791433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25092029629482">
                <text:p>4.2509202962948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29260309270687">
                <text:p>4.29260309270687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33427432407384">
                <text:p>4.3342743240738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37594626157372">
                <text:p>4.3759462615737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41762834641117">
                <text:p>4.4176283464111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45929999490579">
                <text:p>4.459299994905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5009829896992">
                <text:p>4.500982989699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4265349143357">
                <text:p>4.5426534914335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58432497349326">
                <text:p>4.5843249734932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62600751087897">
                <text:p>4.626007510878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66767888900306">
                <text:p>4.6676788890030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70935044698969">
                <text:p>4.7093504469896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7510333664329">
                <text:p>4.751033366432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79270466990769">
                <text:p>4.7927046699076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83438787141056">
                <text:p>4.8343878714105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87605835115744">
                <text:p>4.8760583511574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91773009016006">
                <text:p>4.9177300901600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5941292349387">
                <text:p>4.9594129234938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00108384907246">
                <text:p>5.0010838490724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04275568321623">
                <text:p>5.0427556832162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8443780358743">
                <text:p>5.08443780358743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12610893205912">
                <text:p>5.126108932059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6779224733788">
                <text:p>5.1677922473378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0946258738361">
                <text:p>5.209462587383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5113433622652">
                <text:p>5.2511343362265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9281737418914">
                <text:p>5.2928173741891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3448800185212">
                <text:p>5.3344880018521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3761593255787">
                <text:p>5.376159325578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4178421900449">
                <text:p>5.417842190044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951350404984">
                <text:p>5.4595135040498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50119723310073">
                <text:p>5.501197233100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54286814421139">
                <text:p>5.5428681442113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8453926770775">
                <text:p>5.5845392677077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62622226562489">
                <text:p>5.6262222656248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66789368101844">
                <text:p>5.6678936810184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70956584965189">
                <text:p>5.7095658496518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75124812037029">
                <text:p>5.7512481203702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79291910821641">
                <text:p>5.7929191082164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83460236168846">
                <text:p>5.8346023616884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87627298067013">
                <text:p>5.8762729806701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1794462684956">
                <text:p>5.9179446268495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95962717905089">
                <text:p>5.9596271790508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0012979019654">
                <text:p>6.00129790196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04296931932646">
                <text:p>6.0429693193264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08465194143355">
                <text:p>6.0846519414335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12632287002272">
                <text:p>6.1263228700227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16800622534697">
                <text:p>6.1680062253469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20967696932731">
                <text:p>6.2096769693273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25134809826259">
                <text:p>6.2513480982625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29303125219765">
                <text:p>6.2930312521976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33470174942028">
                <text:p>6.3347017494202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.37637330370369">
                <text:p>6.37637330370369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41805591816979">
                <text:p>6.4180559181697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4597268005764">
                <text:p>6.459726800576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84000420196741">
                <text:p>6.8400042019674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843940148842">
                <text:p>6.84394014884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.88561094247633">
                <text:p>6.8856109424763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.92728251527581">
                <text:p>6.927282515275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96896587754565">
                <text:p>6.96896587754565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01063602083259">
                <text:p>7.01063602083259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05230720242968">
                <text:p>7.05230720242968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09399005347104">
                <text:p>7.09399005347104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13566088541514">
                <text:p>7.1356608854151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17733243807874">
                <text:p>7.1773324380787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21901512812409">
                <text:p>7.2190151281240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26068620566969">
                <text:p>7.260686205669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0236978390979">
                <text:p>7.30236978390979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04046585438">
                <text:p>7.3440404658543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8571216620229">
                <text:p>7.3857121662022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4273951917804">
                <text:p>7.427395191780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46906594733673">
                <text:p>7.46906594733673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51073794617973">
                <text:p>7.5107379461797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5242020196661">
                <text:p>7.5524202019666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59409134930483">
                <text:p>7.5940913493048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63577462661873">
                <text:p>7.6357746266187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67744509050968">
                <text:p>7.6774450905096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71911659583174">
                <text:p>7.71911659583174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76079950289318">
                <text:p>7.7607995028931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80247038078529">
                <text:p>7.8024703807852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84414221574035">
                <text:p>7.8441422157403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88582468865646">
                <text:p>7.8858246886564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92749581272955">
                <text:p>7.927495812729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96917954525462">
                <text:p>7.9691795452546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01084995323861">
                <text:p>8.0108499532386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0525215020831">
                <text:p>8.0525215020831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.09420448888783">
                <text:p>8.0942044888878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13587494293849">
                <text:p>8.1358749429384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.17754665647944">
                <text:p>8.1775466564794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21922918842622">
                <text:p>8.21922918842622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26090042395724">
                <text:p>8.2609004239572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.30258410254562">
                <text:p>8.30258410254562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3442548252311">
                <text:p>8.344254825231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.3859260461783">
                <text:p>8.385926046178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42760874594803">
                <text:p>8.42760874594803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46927918147986">
                <text:p>8.4692791814798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.51095080150498">
                <text:p>8.5109508015049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55263397696669">
                <text:p>8.55263397696669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59430480578707">
                <text:p>8.5943048057870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63597655289151">
                <text:p>8.6359765528915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67765909536845">
                <text:p>8.6776590953684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71933028032382">
                <text:p>8.7193302803238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6101356168864">
                <text:p>8.7610135616886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.80268440219815">
                <text:p>8.80268440219815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84435597569302">
                <text:p>8.8443559756930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88603850011472">
                <text:p>8.8860385001147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92770940173555">
                <text:p>8.9277094017355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9693807064797">
                <text:p>8.969380706479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01106292673559">
                <text:p>9.0110629267355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05273408067171">
                <text:p>9.05273408067171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.0944174983794">
                <text:p>9.094417498379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13608795335447">
                <text:p>9.1360879533544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17775937523003">
                <text:p>9.1777593752300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21944221608617">
                <text:p>9.2194422160861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.26111253448934">
                <text:p>9.26111253448934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0278396122709">
                <text:p>9.3027839612270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.34446658749823">
                <text:p>9.3444665874982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38613737152682">
                <text:p>9.3861373715268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42780944664169">
                <text:p>9.42780944664169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.46949159722085">
                <text:p>9.4694915972208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.51116296851801">
                <text:p>9.5111629685180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.55284627361154">
                <text:p>9.5528462736115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.59451680323868">
                <text:p>9.5945168032386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.63618811145701">
                <text:p>9.6361881114570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.67787090775316">
                <text:p>9.6778709077531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71954152696663">
                <text:p>9.71954152696663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.76121314351757">
                <text:p>9.7612131435175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.80289566967498">
                <text:p>9.8028956696749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.84456680231348">
                <text:p>9.8445668023134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.88625024317039">
                <text:p>9.8862502431703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.92792097847219">
                <text:p>9.9279209784721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96959262870252">
                <text:p>9.9695926287025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.0112755649289">
                <text:p>10.011275564928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.0529462134259">
                <text:p>10.052946213425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.0946174983791">
                <text:p>10.094617498379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13630001713">
                <text:p>10.1363000171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.1779708745358">
                <text:p>10.177970874535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.2196425722208">
                <text:p>10.21964257222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.2613245740726">
                <text:p>10.261324574072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.3029957253458">
                <text:p>10.302995725345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3446790305553">
                <text:p>10.344679030555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.3863498219903">
                <text:p>10.386349821990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.42802131979">
                <text:p>10.428021319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.4697041468736">
                <text:p>10.469704146873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.5113749206011">
                <text:p>10.511374920601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.5530463300921">
                <text:p>10.553046330092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.5947289015049">
                <text:p>10.594728901504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.6363998653933">
                <text:p>10.636399865393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.6780835223364">
                <text:p>10.6780835223364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7197544276604">
                <text:p>10.719754427660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7614257982622">
                <text:p>10.7614257982622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031088418983">
                <text:p>10.803108841898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84477952905">
                <text:p>10.84477952905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8864511097223">
                <text:p>10.886451109722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.9281336091431">
                <text:p>10.928133609143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.9698046484948">
                <text:p>10.9698046484948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.011476634142">
                <text:p>11.011476634142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053158484954">
                <text:p>11.053158484954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0948296564817">
                <text:p>11.094829656481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.1365127984931">
                <text:p>11.136512798493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.1781834173589">
                <text:p>11.178183417358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.21985506898">
                <text:p>11.219855068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2615380005787">
                <text:p>11.261538000578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.3032088631943">
                <text:p>11.303208863194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.3448804743036">
                <text:p>11.344880474303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.3865627798604">
                <text:p>11.386562779860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.4282337396978">
                <text:p>11.428233739697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699170467589">
                <text:p>11.4699170467589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.5115872914344">
                <text:p>11.511587291434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.5532583102998">
                <text:p>11.553258310299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5949415996505">
                <text:p>11.594941599650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.6366118620364">
                <text:p>11.636611862036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.6782830234948">
                <text:p>11.6782830234948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.7199660008097">
                <text:p>11.719966000809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7616365096056">
                <text:p>11.761636509605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.8033078352997">
                <text:p>11.803307835299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8449906679381">
                <text:p>11.844990667938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.8866617025463">
                <text:p>11.886661702546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.9283337525444">
                <text:p>11.928333752544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1.9700160234946">
                <text:p>11.970016023494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.0116873469894">
                <text:p>12.011687346989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.0533703568274">
                <text:p>12.053370356827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0950409425905">
                <text:p>12.095040942590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1367123390044">
                <text:p>12.136712339004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1783952181704">
                <text:p>12.178395218170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.2200662962954">
                <text:p>12.220066296295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.2617378476842">
                <text:p>12.261737847684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.3034202049755">
                <text:p>12.303420204975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.3450913118047">
                <text:p>12.345091311804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.3867745560187">
                <text:p>12.386774556018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4284450006927">
                <text:p>12.428445000692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4701163714103">
                <text:p>12.4701163714103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.5117996299764">
                <text:p>12.511799629976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.5534705199053">
                <text:p>12.553470519905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.5951422391197">
                <text:p>12.595142239119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636825102449">
                <text:p>12.63682510244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.6784964121464">
                <text:p>12.6784964121464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.7201797370889">
                <text:p>12.720179737088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2.7618507796222">
                <text:p>12.7618507796222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.80352233023">
                <text:p>12.803522330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8452050961168">
                <text:p>12.845205096116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.8868758606469">
                <text:p>12.8868758606469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.9285475710366">
                <text:p>12.928547571036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.9702297250457">
                <text:p>12.970229725045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0119007632054">
                <text:p>13.0119007632054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.0535728328068">
                <text:p>13.053572832806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.0952548114238">
                <text:p>13.0952548114238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1369258362552">
                <text:p>13.1369258362552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.1786090930938">
                <text:p>13.178609093093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2202798511502">
                <text:p>13.2202798511502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2619512947649">
                <text:p>13.261951294764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.3036340242955">
                <text:p>13.3036340242955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3453046210524">
                <text:p>13.345304621052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386976281835">
                <text:p>13.386976281835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4286585907472">
                <text:p>13.428658590747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4703296983546">
                <text:p>13.470329698354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.5120132841805">
                <text:p>13.512013284180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.5536837804069">
                <text:p>13.553683780406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.5953552203101">
                <text:p>13.595355220310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.6370381307022">
                <text:p>13.637038130702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678708791868">
                <text:p>13.67870879186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.7203805922551">
                <text:p>13.720380592255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7620629073762">
                <text:p>13.762062907376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8037336495464">
                <text:p>13.803733649546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8454055651581">
                <text:p>13.845405565158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.8870881752118">
                <text:p>13.887088175211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9287594700936">
                <text:p>13.9287594700936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9704427699441">
                <text:p>13.970442769944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0121134176464">
                <text:p>14.012113417646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0537844472572">
                <text:p>14.053784447257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0954671491379">
                <text:p>14.095467149137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1371378133667">
                <text:p>14.137137813366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1788094851126">
                <text:p>14.178809485112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2204919114902">
                <text:p>14.220491911490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2621628117617">
                <text:p>14.262162811761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3038345217512">
                <text:p>14.3038345217512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3455164452587">
                <text:p>14.345516445258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3871875149784">
                <text:p>14.387187514978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4288707129961">
                <text:p>14.428870712996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4705411420569">
                <text:p>14.470541142056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5122124325181">
                <text:p>14.512212432518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5538954916045">
                <text:p>14.5538954916045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5955662655416">
                <text:p>14.595566265541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6372378332361">
                <text:p>14.637237833236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6789202035826">
                <text:p>14.678920203582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7205914530075">
                <text:p>14.720591453007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7622629477194">
                <text:p>14.762262947719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039451087459">
                <text:p>14.803945108745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8456163266053">
                <text:p>14.845616326605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8872994618918">
                <text:p>14.887299461891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9289698906574">
                <text:p>14.9289698906574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9706411683697">
                <text:p>14.970641168369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012324517797">
                <text:p>15.01232451779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0539955432603">
                <text:p>15.053995543260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.0956673606982">
                <text:p>15.0956673606982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.1373499540985">
                <text:p>15.137349954098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1790210546857">
                <text:p>15.179021054685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2207042951164">
                <text:p>15.220704295116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.2623749982455">
                <text:p>15.2623749982455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.3040467792032">
                <text:p>15.304046779203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.3457296927218">
                <text:p>15.345729692721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.3874008207244">
                <text:p>15.387400820724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.4290726040221">
                <text:p>15.429072604022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.470755114307">
                <text:p>15.47075511430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.5124266195187">
                <text:p>15.512426619518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.5541098986373">
                <text:p>15.554109898637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.595780838223">
                <text:p>15.59578083822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6374525117571">
                <text:p>15.6374525117571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.6791352752624">
                <text:p>15.6791352752624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7208062572253">
                <text:p>15.720806257225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7624782392052">
                <text:p>15.762478239205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804160229939">
                <text:p>15.804160229939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8458319303587">
                <text:p>15.845831930358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8875149608155">
                <text:p>15.88751496081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9291857813216">
                <text:p>15.929185781321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9708573245478">
                <text:p>15.970857324547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0125401738728">
                <text:p>16.0125401738728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0542115149647">
                <text:p>16.054211514964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0958948039484">
                <text:p>16.095894803948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1375654214703">
                <text:p>16.137565421470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1792364742662">
                <text:p>16.179236474266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2209194621527">
                <text:p>16.22091946215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2625903821847">
                <text:p>16.262590382184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3042618301456">
                <text:p>16.304261830145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345944502373">
                <text:p>16.345944502373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3876151168153">
                <text:p>16.387615116815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4292868768231">
                <text:p>16.429286876823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4709695273776">
                <text:p>16.470969527377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5126406040236">
                <text:p>16.512640604023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5543237357559">
                <text:p>16.554323735755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5959942594281">
                <text:p>16.595994259428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6376655314394">
                <text:p>16.637665531439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6793486094364">
                <text:p>16.679348609436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7210195064103">
                <text:p>16.721019506410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7626908714021">
                <text:p>16.7626908714021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8043733340419">
                <text:p>16.8043733340419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8460440836626">
                <text:p>16.846044083662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88771556389">
                <text:p>16.887715563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9293982438798">
                <text:p>16.929398243879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971069056411">
                <text:p>16.97106905641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.0127526447977">
                <text:p>17.012752644797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.0544232593974">
                <text:p>17.054423259397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.096094433795">
                <text:p>17.09609443379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.137777530126">
                <text:p>17.13777753012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1794485383619">
                <text:p>17.179448538361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.2211202067716">
                <text:p>17.22112020677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.262802726941">
                <text:p>17.262802726941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.3044735619619">
                <text:p>17.3044735619619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.3461451706677">
                <text:p>17.3461451706677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.3878274188384">
                <text:p>17.387827418838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.4294985009647">
                <text:p>17.42949850096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.4711818071317">
                <text:p>17.471181807131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.5128523990291">
                <text:p>17.5128523990291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.5545237137874">
                <text:p>17.554523713787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.5962069507026">
                <text:p>17.596206950702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.6378777811207">
                <text:p>17.637877781120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.6795496718392">
                <text:p>17.679549671839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.7212318921089">
                <text:p>17.7212318921089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.7629031578507">
                <text:p>17.7629031578507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.8045868099067">
                <text:p>17.804586809906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8462575355807">
                <text:p>17.846257535580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8879289395252">
                <text:p>17.8879289395252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9296121748537">
                <text:p>17.929612174853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.9712828905191">
                <text:p>17.971282890519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.0129549856484">
                <text:p>18.012954985648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.054637422294">
                <text:p>18.054637422294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.0963085127898">
                <text:p>18.096308512789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.1379918534861">
                <text:p>18.13799185348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.1796624409573">
                <text:p>18.179662440957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8.2213337524235">
                <text:p>18.221333752423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.2630170613803">
                <text:p>18.263017061380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.3046878574016">
                <text:p>18.304687857401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.3463592640228">
                <text:p>18.346359264022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.3880419124718">
                <text:p>18.388041912471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.4297126389985">
                <text:p>18.4297126389985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.4713845572759">
                <text:p>18.471384557275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.513066914341">
                <text:p>18.51306691434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.5547381782725">
                <text:p>18.5547381782725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.5964215326613">
                <text:p>18.596421532661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.6380920047147">
                <text:p>18.63809200471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.6797633814922">
                <text:p>18.679763381492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.7214463757061">
                <text:p>18.721446375706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 style:data-style-name="N8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83cm" svg:height="9.43cm" xlink:href=".." xlink:type="simple" chart:class="chart:scatter" chart:style-name="ch1">
        <chart:legend chart:legend-position="end" loext:overlay="true" svg:x="8.295cm" svg:y="0.414cm" style:legend-expansion="custom" svg:width="4.401cm" svg:height="1.193cm" style:legend-expansion-aspect-ratio="3.68901927912825" chart:style-name="ch2"/>
        <chart:plot-area chart:style-name="ch3" table:cell-range-address="r0117_250113_022807.D4:soil_expectation.E14 r0117_250113_022807.E3:soil_expectation.E3" chart:data-source-has-labels="row" svg:x="1.278cm" svg:y="0.188cm" svg:width="11.838cm" svg:height="8.073cm">
          <chart:coordinate-region svg:x="2.085cm" svg:y="0.388cm" svg:width="10.421cm" svg:height="7.226cm"/>
          <chart:axis chart:dimension="x" chart:name="primary-x" chart:style-name="ch4">
            <chart:title svg:x="6.518cm" svg:y="8.449cm" chart:style-name="ch5">
              <text:p>Reading</text:p>
            </chart:title>
          </chart:axis>
          <chart:axis chart:dimension="y" chart:name="primary-y" chart:style-name="ch6">
            <chart:title svg:x="0.451cm" svg:y="4.969cm" chart:style-name="ch7">
              <text:p>Pct Water</text:p>
            </chart:title>
            <chart:grid chart:style-name="ch8" chart:class="major"/>
          </chart:axis>
          <chart:series chart:style-name="ch9" chart:values-cell-range-address="r0117_250113_022807.E4:soil_expectation.E14" chart:label-cell-address="r0117_250113_022807.E3:soil_expectation.E3" chart:class="chart:scatter">
            <chart:domain table:cell-range-address="r0117_250113_022807.D4:soil_expectation.D14"/>
            <chart:regression-curve chart:style-name="ch10">
              <chart:equation chart:display-equation="true" chart:display-r-square="false" svg:x="5.663cm" svg:y="1.827cm" chart:style-name="ch11"/>
            </chart:regression-curve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505 pct_water</text:p>
                <text:list>
                  <text:list-item>
                    <text:p>505</text:p>
                  </text:list-item>
                  <text:list-item>
                    <text:p>pct_water</text:p>
                  </text:list-item>
                </text:list>
                <draw:g>
                  <svg:desc>r0117_250113_022807.E3:soil_expectation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3660167814405">
                <text:p>0.0833660167814405</text:p>
                <draw:g>
                  <svg:desc>r0117_250113_022807.D4:soil_expectation.D14</svg:desc>
                </draw:g>
              </table:table-cell>
              <table:table-cell office:value-type="float" office:value="500">
                <text:p>500</text:p>
                <draw:g>
                  <svg:desc>r0117_250113_022807.E4:soil_expectation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5036898727218">
                <text:p>0.12503689872721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708540623939">
                <text:p>0.16670854062393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390832753093">
                <text:p>0.20839083275309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061931364514">
                <text:p>0.25006193136451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1745320831736">
                <text:p>0.29174532083173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416373495151">
                <text:p>0.333416373495151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087844097504">
                <text:p>0.37508784409750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6770681250427">
                <text:p>0.41677068125042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8441606597216">
                <text:p>0.4584416065972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00113552891546">
                <text:p>0.50011355289154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/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540">
                <text:p>5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510">
                <text:p>5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/>
              <table:table-cell office:value-type="float" office:value="470">
                <text:p>47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/>
              <table:table-cell office:value-type="float" office:value="400">
                <text:p>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330">
                <text:p>3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/>
              <table:table-cell office:value-type="float" office:value="320">
                <text:p>32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/>
              <table:table-cell office:value-type="float" office:value="310">
                <text:p>3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/>
              <table:table-cell office:value-type="float" office:value="305">
                <text:p>30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/>
              <table:table-cell office:value-type="float" office:value="300">
                <text:p>30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250112_184525_dry_steady_state.A1:250112_184525_dry_steady_state.B80" svg:x="0.32cm" svg:y="0.18cm" svg:width="13.097cm" svg:height="8.64cm">
          <chart:coordinate-region svg:x="1.246cm" svg:y="0.379cm" svg:width="11.24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250112_184525_dry_steady_state.B1:250112_184525_dry_steady_state.B80" chart:class="chart:scatter">
            <chart:domain table:cell-range-address="250112_184525_dry_steady_state.A1:250112_184525_dry_steady_state.A80"/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36703925.47725">
                <text:p>1736703925.47725</text:p>
                <draw:g>
                  <svg:desc>250112_184525_dry_steady_state.A1:250112_184525_dry_steady_state.A80</svg:desc>
                </draw:g>
              </table:table-cell>
              <table:table-cell office:value-type="float" office:value="673">
                <text:p>673</text:p>
                <draw:g>
                  <svg:desc>250112_184525_dry_steady_state.B1:250112_184525_dry_steady_state.B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36703925.53327">
                <text:p>1736703925.5332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6703926.03338">
                <text:p>1736703926.0333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6703926.53349">
                <text:p>1736703926.5334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36703927.03361">
                <text:p>1736703927.0336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36703927.53373">
                <text:p>1736703927.5337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6703928.03285">
                <text:p>1736703928.0328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6703928.53296">
                <text:p>1736703928.53296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36703929.03307">
                <text:p>1736703929.033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6703929.53369">
                <text:p>1736703929.533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36703930.03313">
                <text:p>1736703930.0331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6703930.53329">
                <text:p>1736703930.5332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6703931.03341">
                <text:p>1736703931.0334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6703931.53353">
                <text:p>1736703931.5335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36703932.03365">
                <text:p>1736703932.03365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6703932.53376">
                <text:p>1736703932.5337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6703933.03387">
                <text:p>1736703933.0338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6703933.53299">
                <text:p>1736703933.53299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36703934.03311">
                <text:p>1736703934.0331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36703934.53322">
                <text:p>1736703934.5332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36703935.03334">
                <text:p>1736703935.0333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6703935.53347">
                <text:p>1736703935.5334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36703936.03359">
                <text:p>1736703936.0335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6703936.53374">
                <text:p>1736703936.5337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36703937.03327">
                <text:p>1736703937.0332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6703937.53326">
                <text:p>1736703937.53326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6703938.03333">
                <text:p>1736703938.0333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6703938.53326">
                <text:p>1736703938.5332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6703939.03329">
                <text:p>1736703939.0332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6703939.53313">
                <text:p>1736703939.5331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6703940.03428">
                <text:p>1736703940.0342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6703940.53429">
                <text:p>1736703940.5342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6703941.03428">
                <text:p>1736703941.03428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6703941.53386">
                <text:p>1736703941.5338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6703942.0341">
                <text:p>1736703942.034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6703942.53422">
                <text:p>1736703942.53422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6703943.03467">
                <text:p>1736703943.0346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6703943.53478">
                <text:p>1736703943.5347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6703944.0339">
                <text:p>1736703944.033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6703944.53401">
                <text:p>1736703944.5340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6703945.03412">
                <text:p>1736703945.0341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6703945.53454">
                <text:p>1736703945.5345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6703946.03466">
                <text:p>1736703946.0346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6703946.53477">
                <text:p>1736703946.5347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6703947.0347">
                <text:p>1736703947.034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36703947.53464">
                <text:p>1736703947.534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36703948.03434">
                <text:p>1736703948.0343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36703948.53488">
                <text:p>1736703948.5348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36703949.03402">
                <text:p>1736703949.0340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36703949.53428">
                <text:p>1736703949.5342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36703950.03442">
                <text:p>1736703950.0344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36703950.53457">
                <text:p>1736703950.5345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36703951.03469">
                <text:p>1736703951.0346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36703951.53475">
                <text:p>1736703951.5347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36703952.03486">
                <text:p>1736703952.0348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36703952.53398">
                <text:p>1736703952.5339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36703953.0341">
                <text:p>1736703953.034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36703953.53424">
                <text:p>1736703953.53424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36703954.03435">
                <text:p>1736703954.03435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36703954.53447">
                <text:p>1736703954.5344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6703955.03458">
                <text:p>1736703955.0345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6703955.5347">
                <text:p>1736703955.534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36703956.03378">
                <text:p>1736703956.033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36703956.53489">
                <text:p>1736703956.5348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36703957.03411">
                <text:p>1736703957.0341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36703957.53473">
                <text:p>1736703957.5347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36703958.03419">
                <text:p>1736703958.03419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36703958.53431">
                <text:p>1736703958.53431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36703959.03442">
                <text:p>1736703959.03442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36703959.53554">
                <text:p>1736703959.5355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36703960.03566">
                <text:p>1736703960.03566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6703960.53577">
                <text:p>1736703960.5357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36703961.03529">
                <text:p>1736703961.0352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36703961.53528">
                <text:p>1736703961.5352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6703962.0353">
                <text:p>1736703962.035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6703962.5353">
                <text:p>1736703962.535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6703963.03533">
                <text:p>1736703963.03533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36703963.5353">
                <text:p>1736703963.535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36703964.03533">
                <text:p>1736703964.0353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36703964.8683">
                <text:p>1736703964.8683</text:p>
              </table:table-cell>
              <table:table-cell office:value-type="float" office:value="602">
                <text:p>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